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4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 fo:border="0.06pt solid #000000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3b3b3"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q-Paralle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row table:style-name="ro1"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5" office:value-type="string" calcext:value-type="string">
            <text:p>Enhanced</text:p>
          </table:table-cell>
          <table:table-cell table:style-name="ce2" office:value-type="string" calcext:value-type="string">
            <text:p>Naive</text:p>
          </table:table-cell>
          <table:table-cell table:style-name="ce5" office:value-type="string" calcext:value-type="string">
            <text:p>Enhanced</text:p>
          </table:table-cell>
        </table:table-row>
        <table:table-row table:style-name="ro1">
          <table:table-cell table:number-columns-repeated="2"/>
          <table:table-cell table:style-name="ce2" table:formula="of:=SUM([.C5:.C104])/100" office:value-type="float" office:value="0.020806682" calcext:value-type="float">
            <text:p>0,020806682</text:p>
          </table:table-cell>
          <table:table-cell table:style-name="ce5" table:formula="of:=SUM([.D5:.D104])/100" office:value-type="float" office:value="0.00017741218" calcext:value-type="float">
            <text:p>0,0001774122</text:p>
          </table:table-cell>
          <table:table-cell table:style-name="ce2" table:formula="of:=SUM([.E5:.E104])/100" office:value-type="float" office:value="0.014676888" calcext:value-type="float">
            <text:p>0,014676888</text:p>
          </table:table-cell>
          <table:table-cell table:style-name="ce5" table:formula="of:=SUM([.F5:.F104])/100" office:value-type="float" office:value="0.0003209567" calcext:value-type="float">
            <text:p>0,0003209567</text:p>
          </table:table-cell>
        </table:table-row>
        <table:table-row table:style-name="ro1">
          <table:table-cell table:number-columns-repeated="2"/>
          <table:table-cell table:style-name="ce3" office:value-type="float" office:value="0.021508" calcext:value-type="float">
            <text:p>0,021508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7481" calcext:value-type="float">
            <text:p>0,0147481</text:p>
          </table:table-cell>
          <table:table-cell table:style-name="ce6" office:value-type="float" office:value="0.000738859" calcext:value-type="float">
            <text:p>0,000738859</text:p>
          </table:table-cell>
        </table:table-row>
        <table:table-row table:style-name="ro1">
          <table:table-cell table:number-columns-repeated="2"/>
          <table:table-cell table:style-name="ce3" office:value-type="float" office:value="0.0207481" calcext:value-type="float">
            <text:p>0,0207481</text:p>
          </table:table-cell>
          <table:table-cell table:style-name="ce6" office:value-type="float" office:value="0.000164032" calcext:value-type="float">
            <text:p>0,000164032</text:p>
          </table:table-cell>
          <table:table-cell table:style-name="ce3" office:value-type="float" office:value="0.0157981" calcext:value-type="float">
            <text:p>0,0157981</text:p>
          </table:table-cell>
          <table:table-cell table:style-name="ce6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798" calcext:value-type="float">
            <text:p>0,0207798</text:p>
          </table:table-cell>
          <table:table-cell table:style-name="ce6" office:value-type="float" office:value="0.000259161" calcext:value-type="float">
            <text:p>0,000259161</text:p>
          </table:table-cell>
          <table:table-cell table:style-name="ce3" office:value-type="float" office:value="0.0143821" calcext:value-type="float">
            <text:p>0,0143821</text:p>
          </table:table-cell>
          <table:table-cell table:style-name="ce6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716" calcext:value-type="float">
            <text:p>0,020716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3652" calcext:value-type="float">
            <text:p>0,0143652</text:p>
          </table:table-cell>
          <table:table-cell table:style-name="ce6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6652" calcext:value-type="float">
            <text:p>0,0206652</text:p>
          </table:table-cell>
          <table:table-cell table:style-name="ce6" office:value-type="float" office:value="0.000169039" calcext:value-type="float">
            <text:p>0,000169039</text:p>
          </table:table-cell>
          <table:table-cell table:style-name="ce3" office:value-type="float" office:value="0.0143461" calcext:value-type="float">
            <text:p>0,0143461</text:p>
          </table:table-cell>
          <table:table-cell table:style-name="ce6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07541" calcext:value-type="float">
            <text:p>0,0207541</text:p>
          </table:table-cell>
          <table:table-cell table:style-name="ce6" office:value-type="float" office:value="0.000163078" calcext:value-type="float">
            <text:p>0,000163078</text:p>
          </table:table-cell>
          <table:table-cell table:style-name="ce3" office:value-type="float" office:value="0.0143261" calcext:value-type="float">
            <text:p>0,0143261</text:p>
          </table:table-cell>
          <table:table-cell table:style-name="ce6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3" office:value-type="float" office:value="0.020679" calcext:value-type="float">
            <text:p>0,020679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5252" calcext:value-type="float">
            <text:p>0,0145252</text:p>
          </table:table-cell>
          <table:table-cell table:style-name="ce6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715" calcext:value-type="float">
            <text:p>0,020715</text:p>
          </table:table-cell>
          <table:table-cell table:style-name="ce6" office:value-type="float" office:value="0.000194073" calcext:value-type="float">
            <text:p>0,000194073</text:p>
          </table:table-cell>
          <table:table-cell table:style-name="ce3" office:value-type="float" office:value="0.0146451" calcext:value-type="float">
            <text:p>0,0146451</text:p>
          </table:table-cell>
          <table:table-cell table:style-name="ce6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11358" calcext:value-type="float">
            <text:p>0,0211358</text:p>
          </table:table-cell>
          <table:table-cell table:style-name="ce6" office:value-type="float" office:value="0.000208855" calcext:value-type="float">
            <text:p>0,000208855</text:p>
          </table:table-cell>
          <table:table-cell table:style-name="ce3" office:value-type="float" office:value="0.0146501" calcext:value-type="float">
            <text:p>0,0146501</text:p>
          </table:table-cell>
          <table:table-cell table:style-name="ce6" office:value-type="float" office:value="0.000316143" calcext:value-type="float">
            <text:p>0,000316143</text:p>
          </table:table-cell>
        </table:table-row>
        <table:table-row table:style-name="ro1">
          <table:table-cell table:number-columns-repeated="2"/>
          <table:table-cell table:style-name="ce3" office:value-type="float" office:value="0.021255" calcext:value-type="float">
            <text:p>0,021255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704" calcext:value-type="float">
            <text:p>0,014704</text:p>
          </table:table-cell>
          <table:table-cell table:style-name="ce6" office:value-type="float" office:value="0.000293016" calcext:value-type="float">
            <text:p>0,000293016</text:p>
          </table:table-cell>
        </table:table-row>
        <table:table-row table:style-name="ro1">
          <table:table-cell table:number-columns-repeated="2"/>
          <table:table-cell table:style-name="ce3" office:value-type="float" office:value="0.020905" calcext:value-type="float">
            <text:p>0,020905</text:p>
          </table:table-cell>
          <table:table-cell table:style-name="ce6" office:value-type="float" office:value="0.000211" calcext:value-type="float">
            <text:p>0,000211</text:p>
          </table:table-cell>
          <table:table-cell table:style-name="ce3" office:value-type="float" office:value="0.014617" calcext:value-type="float">
            <text:p>0,014617</text:p>
          </table:table-cell>
          <table:table-cell table:style-name="ce6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09239" calcext:value-type="float">
            <text:p>0,0209239</text:p>
          </table:table-cell>
          <table:table-cell table:style-name="ce6" office:value-type="float" office:value="0.000144958" calcext:value-type="float">
            <text:p>0,000144958</text:p>
          </table:table-cell>
          <table:table-cell table:style-name="ce3" office:value-type="float" office:value="0.0143838" calcext:value-type="float">
            <text:p>0,0143838</text:p>
          </table:table-cell>
          <table:table-cell table:style-name="ce6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3" office:value-type="float" office:value="0.0206959" calcext:value-type="float">
            <text:p>0,0206959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4429" calcext:value-type="float">
            <text:p>0,0144429</text:p>
          </table:table-cell>
          <table:table-cell table:style-name="ce6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7298" calcext:value-type="float">
            <text:p>0,0207298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7069" calcext:value-type="float">
            <text:p>0,0147069</text:p>
          </table:table-cell>
          <table:table-cell table:style-name="ce6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664" calcext:value-type="float">
            <text:p>0,020664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72038" calcext:value-type="float">
            <text:p>0,0172038</text:p>
          </table:table-cell>
          <table:table-cell table:style-name="ce6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695" calcext:value-type="float">
            <text:p>0,020695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3652" calcext:value-type="float">
            <text:p>0,0143652</text:p>
          </table:table-cell>
          <table:table-cell table:style-name="ce6" office:value-type="float" office:value="0.000323772" calcext:value-type="float">
            <text:p>0,000323772</text:p>
          </table:table-cell>
        </table:table-row>
        <table:table-row table:style-name="ro1">
          <table:table-cell table:number-columns-repeated="2"/>
          <table:table-cell table:style-name="ce3" office:value-type="float" office:value="0.0207689" calcext:value-type="float">
            <text:p>0,0207689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3981" calcext:value-type="float">
            <text:p>0,0143981</text:p>
          </table:table-cell>
          <table:table-cell table:style-name="ce6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1066" calcext:value-type="float">
            <text:p>0,021066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3888" calcext:value-type="float">
            <text:p>0,0143888</text:p>
          </table:table-cell>
          <table:table-cell table:style-name="ce6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13089" calcext:value-type="float">
            <text:p>0,0213089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3609" calcext:value-type="float">
            <text:p>0,0143609</text:p>
          </table:table-cell>
          <table:table-cell table:style-name="ce6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13299" calcext:value-type="float">
            <text:p>0,0213299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3411" calcext:value-type="float">
            <text:p>0,0143411</text:p>
          </table:table-cell>
          <table:table-cell table:style-name="ce6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8969" calcext:value-type="float">
            <text:p>0,0208969</text:p>
          </table:table-cell>
          <table:table-cell table:style-name="ce6" office:value-type="float" office:value="0.000163078" calcext:value-type="float">
            <text:p>0,000163078</text:p>
          </table:table-cell>
          <table:table-cell table:style-name="ce3" office:value-type="float" office:value="0.014369" calcext:value-type="float">
            <text:p>0,014369</text:p>
          </table:table-cell>
          <table:table-cell table:style-name="ce6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3" office:value-type="float" office:value="0.0209458" calcext:value-type="float">
            <text:p>0,0209458</text:p>
          </table:table-cell>
          <table:table-cell table:style-name="ce6" office:value-type="float" office:value="0.000210047" calcext:value-type="float">
            <text:p>0,000210047</text:p>
          </table:table-cell>
          <table:table-cell table:style-name="ce3" office:value-type="float" office:value="0.014957" calcext:value-type="float">
            <text:p>0,014957</text:p>
          </table:table-cell>
          <table:table-cell table:style-name="ce6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169" calcext:value-type="float">
            <text:p>0,0207169</text:p>
          </table:table-cell>
          <table:table-cell table:style-name="ce6" office:value-type="float" office:value="0.000145912" calcext:value-type="float">
            <text:p>0,000145912</text:p>
          </table:table-cell>
          <table:table-cell table:style-name="ce3" office:value-type="float" office:value="0.0143371" calcext:value-type="float">
            <text:p>0,0143371</text:p>
          </table:table-cell>
          <table:table-cell table:style-name="ce6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3" office:value-type="float" office:value="0.0207479" calcext:value-type="float">
            <text:p>0,0207479</text:p>
          </table:table-cell>
          <table:table-cell table:style-name="ce6" office:value-type="float" office:value="0.000163078" calcext:value-type="float">
            <text:p>0,000163078</text:p>
          </table:table-cell>
          <table:table-cell table:style-name="ce3" office:value-type="float" office:value="0.014668" calcext:value-type="float">
            <text:p>0,014668</text:p>
          </table:table-cell>
          <table:table-cell table:style-name="ce6" office:value-type="float" office:value="0.000312805" calcext:value-type="float">
            <text:p>0,000312805</text:p>
          </table:table-cell>
        </table:table-row>
        <table:table-row table:style-name="ro1">
          <table:table-cell table:number-columns-repeated="2"/>
          <table:table-cell table:style-name="ce3" office:value-type="float" office:value="0.0206361" calcext:value-type="float">
            <text:p>0,0206361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586" calcext:value-type="float">
            <text:p>0,014586</text:p>
          </table:table-cell>
          <table:table-cell table:style-name="ce6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7779" calcext:value-type="float">
            <text:p>0,0207779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3609" calcext:value-type="float">
            <text:p>0,0143609</text:p>
          </table:table-cell>
          <table:table-cell table:style-name="ce6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0838" calcext:value-type="float">
            <text:p>0,020838</text:p>
          </table:table-cell>
          <table:table-cell table:style-name="ce6" office:value-type="float" office:value="0.000287056" calcext:value-type="float">
            <text:p>0,000287056</text:p>
          </table:table-cell>
          <table:table-cell table:style-name="ce3" office:value-type="float" office:value="0.014364" calcext:value-type="float">
            <text:p>0,014364</text:p>
          </table:table-cell>
          <table:table-cell table:style-name="ce6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7238" calcext:value-type="float">
            <text:p>0,0207238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6561" calcext:value-type="float">
            <text:p>0,0146561</text:p>
          </table:table-cell>
          <table:table-cell table:style-name="ce6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3" office:value-type="float" office:value="0.0206921" calcext:value-type="float">
            <text:p>0,0206921</text:p>
          </table:table-cell>
          <table:table-cell table:style-name="ce6" office:value-type="float" office:value="0.000145912" calcext:value-type="float">
            <text:p>0,000145912</text:p>
          </table:table-cell>
          <table:table-cell table:style-name="ce3" office:value-type="float" office:value="0.014719" calcext:value-type="float">
            <text:p>0,014719</text:p>
          </table:table-cell>
          <table:table-cell table:style-name="ce6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6649" calcext:value-type="float">
            <text:p>0,0206649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684" calcext:value-type="float">
            <text:p>0,014684</text:p>
          </table:table-cell>
          <table:table-cell table:style-name="ce6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721" calcext:value-type="float">
            <text:p>0,020721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698" calcext:value-type="float">
            <text:p>0,014698</text:p>
          </table:table-cell>
          <table:table-cell table:style-name="ce6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853" calcext:value-type="float">
            <text:p>0,020853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6852" calcext:value-type="float">
            <text:p>0,0146852</text:p>
          </table:table-cell>
          <table:table-cell table:style-name="ce6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3" office:value-type="float" office:value="0.0207469" calcext:value-type="float">
            <text:p>0,0207469</text:p>
          </table:table-cell>
          <table:table-cell table:style-name="ce6" office:value-type="float" office:value="0.000164032" calcext:value-type="float">
            <text:p>0,000164032</text:p>
          </table:table-cell>
          <table:table-cell table:style-name="ce3" office:value-type="float" office:value="0.0149548" calcext:value-type="float">
            <text:p>0,0149548</text:p>
          </table:table-cell>
          <table:table-cell table:style-name="ce6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398" calcext:value-type="float">
            <text:p>0,0207398</text:p>
          </table:table-cell>
          <table:table-cell table:style-name="ce6" office:value-type="float" office:value="0.000235796" calcext:value-type="float">
            <text:p>0,000235796</text:p>
          </table:table-cell>
          <table:table-cell table:style-name="ce3" office:value-type="float" office:value="0.0149779" calcext:value-type="float">
            <text:p>0,0149779</text:p>
          </table:table-cell>
          <table:table-cell table:style-name="ce6" office:value-type="float" office:value="0.000306845" calcext:value-type="float">
            <text:p>0,000306845</text:p>
          </table:table-cell>
        </table:table-row>
        <table:table-row table:style-name="ro1">
          <table:table-cell table:number-columns-repeated="2"/>
          <table:table-cell table:style-name="ce3" office:value-type="float" office:value="0.0207341" calcext:value-type="float">
            <text:p>0,0207341</text:p>
          </table:table-cell>
          <table:table-cell table:style-name="ce6" office:value-type="float" office:value="0.000225067" calcext:value-type="float">
            <text:p>0,000225067</text:p>
          </table:table-cell>
          <table:table-cell table:style-name="ce3" office:value-type="float" office:value="0.0150089" calcext:value-type="float">
            <text:p>0,0150089</text:p>
          </table:table-cell>
          <table:table-cell table:style-name="ce6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632" calcext:value-type="float">
            <text:p>0,020632</text:p>
          </table:table-cell>
          <table:table-cell table:style-name="ce6" office:value-type="float" office:value="0.000221014" calcext:value-type="float">
            <text:p>0,000221014</text:p>
          </table:table-cell>
          <table:table-cell table:style-name="ce3" office:value-type="float" office:value="0.0143831" calcext:value-type="float">
            <text:p>0,0143831</text:p>
          </table:table-cell>
          <table:table-cell table:style-name="ce6" office:value-type="float" office:value="0.00031209" calcext:value-type="float">
            <text:p>0,00031209</text:p>
          </table:table-cell>
        </table:table-row>
        <table:table-row table:style-name="ro1">
          <table:table-cell table:number-columns-repeated="2"/>
          <table:table-cell table:style-name="ce3" office:value-type="float" office:value="0.020674" calcext:value-type="float">
            <text:p>0,020674</text:p>
          </table:table-cell>
          <table:table-cell table:style-name="ce6" office:value-type="float" office:value="0.000167131" calcext:value-type="float">
            <text:p>0,000167131</text:p>
          </table:table-cell>
          <table:table-cell table:style-name="ce3" office:value-type="float" office:value="0.0144181" calcext:value-type="float">
            <text:p>0,0144181</text:p>
          </table:table-cell>
          <table:table-cell table:style-name="ce6" office:value-type="float" office:value="0.000310183" calcext:value-type="float">
            <text:p>0,000310183</text:p>
          </table:table-cell>
        </table:table-row>
        <table:table-row table:style-name="ro1">
          <table:table-cell table:number-columns-repeated="2"/>
          <table:table-cell table:style-name="ce3" office:value-type="float" office:value="0.0208628" calcext:value-type="float">
            <text:p>0,0208628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689" calcext:value-type="float">
            <text:p>0,014689</text:p>
          </table:table-cell>
          <table:table-cell table:style-name="ce6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3" office:value-type="float" office:value="0.0212882" calcext:value-type="float">
            <text:p>0,0212882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606" calcext:value-type="float">
            <text:p>0,014606</text:p>
          </table:table-cell>
          <table:table-cell table:style-name="ce6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3" office:value-type="float" office:value="0.020786" calcext:value-type="float">
            <text:p>0,020786</text:p>
          </table:table-cell>
          <table:table-cell table:style-name="ce6" office:value-type="float" office:value="0.000258923" calcext:value-type="float">
            <text:p>0,000258923</text:p>
          </table:table-cell>
          <table:table-cell table:style-name="ce3" office:value-type="float" office:value="0.014415" calcext:value-type="float">
            <text:p>0,014415</text:p>
          </table:table-cell>
          <table:table-cell table:style-name="ce6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9119" calcext:value-type="float">
            <text:p>0,0209119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50061" calcext:value-type="float">
            <text:p>0,0150061</text:p>
          </table:table-cell>
          <table:table-cell table:style-name="ce6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3" office:value-type="float" office:value="0.0209451" calcext:value-type="float">
            <text:p>0,0209451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9651" calcext:value-type="float">
            <text:p>0,0149651</text:p>
          </table:table-cell>
          <table:table-cell table:style-name="ce6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6771" calcext:value-type="float">
            <text:p>0,0206771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9529" calcext:value-type="float">
            <text:p>0,0149529</text:p>
          </table:table-cell>
          <table:table-cell table:style-name="ce6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989" calcext:value-type="float">
            <text:p>0,0207989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961" calcext:value-type="float">
            <text:p>0,014961</text:p>
          </table:table-cell>
          <table:table-cell table:style-name="ce6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14" calcext:value-type="float">
            <text:p>0,020714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9879" calcext:value-type="float">
            <text:p>0,0149879</text:p>
          </table:table-cell>
          <table:table-cell table:style-name="ce6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06969" calcext:value-type="float">
            <text:p>0,0206969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693" calcext:value-type="float">
            <text:p>0,014693</text:p>
          </table:table-cell>
          <table:table-cell table:style-name="ce6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3" office:value-type="float" office:value="0.0207422" calcext:value-type="float">
            <text:p>0,0207422</text:p>
          </table:table-cell>
          <table:table-cell table:style-name="ce6" office:value-type="float" office:value="0.000247955" calcext:value-type="float">
            <text:p>0,000247955</text:p>
          </table:table-cell>
          <table:table-cell table:style-name="ce3" office:value-type="float" office:value="0.0146711" calcext:value-type="float">
            <text:p>0,0146711</text:p>
          </table:table-cell>
          <table:table-cell table:style-name="ce6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6859" calcext:value-type="float">
            <text:p>0,0206859</text:p>
          </table:table-cell>
          <table:table-cell table:style-name="ce6" office:value-type="float" office:value="0.000231028" calcext:value-type="float">
            <text:p>0,000231028</text:p>
          </table:table-cell>
          <table:table-cell table:style-name="ce3" office:value-type="float" office:value="0.0146351" calcext:value-type="float">
            <text:p>0,0146351</text:p>
          </table:table-cell>
          <table:table-cell table:style-name="ce6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3" office:value-type="float" office:value="0.020735" calcext:value-type="float">
            <text:p>0,020735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648" calcext:value-type="float">
            <text:p>0,014648</text:p>
          </table:table-cell>
          <table:table-cell table:style-name="ce6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813" calcext:value-type="float">
            <text:p>0,020813</text:p>
          </table:table-cell>
          <table:table-cell table:style-name="ce6" office:value-type="float" office:value="0.000307083" calcext:value-type="float">
            <text:p>0,000307083</text:p>
          </table:table-cell>
          <table:table-cell table:style-name="ce3" office:value-type="float" office:value="0.0149641" calcext:value-type="float">
            <text:p>0,0149641</text:p>
          </table:table-cell>
          <table:table-cell table:style-name="ce6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3" office:value-type="float" office:value="0.0208161" calcext:value-type="float">
            <text:p>0,0208161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4799" calcext:value-type="float">
            <text:p>0,0144799</text:p>
          </table:table-cell>
          <table:table-cell table:style-name="ce6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9899" calcext:value-type="float">
            <text:p>0,0209899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405" calcext:value-type="float">
            <text:p>0,014405</text:p>
          </table:table-cell>
          <table:table-cell table:style-name="ce6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3" office:value-type="float" office:value="0.0207682" calcext:value-type="float">
            <text:p>0,0207682</text:p>
          </table:table-cell>
          <table:table-cell table:style-name="ce6" office:value-type="float" office:value="0.000153065" calcext:value-type="float">
            <text:p>0,000153065</text:p>
          </table:table-cell>
          <table:table-cell table:style-name="ce3" office:value-type="float" office:value="0.014421" calcext:value-type="float">
            <text:p>0,014421</text:p>
          </table:table-cell>
          <table:table-cell table:style-name="ce6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3" office:value-type="float" office:value="0.0207062" calcext:value-type="float">
            <text:p>0,0207062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395" calcext:value-type="float">
            <text:p>0,014395</text:p>
          </table:table-cell>
          <table:table-cell table:style-name="ce6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3" office:value-type="float" office:value="0.020735" calcext:value-type="float">
            <text:p>0,020735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37" calcext:value-type="float">
            <text:p>0,01437</text:p>
          </table:table-cell>
          <table:table-cell table:style-name="ce6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3" office:value-type="float" office:value="0.020906" calcext:value-type="float">
            <text:p>0,020906</text:p>
          </table:table-cell>
          <table:table-cell table:style-name="ce6" office:value-type="float" office:value="0.000164986" calcext:value-type="float">
            <text:p>0,000164986</text:p>
          </table:table-cell>
          <table:table-cell table:style-name="ce3" office:value-type="float" office:value="0.0144598" calcext:value-type="float">
            <text:p>0,0144598</text:p>
          </table:table-cell>
          <table:table-cell table:style-name="ce6" office:value-type="float" office:value="0.000326157" calcext:value-type="float">
            <text:p>0,000326157</text:p>
          </table:table-cell>
        </table:table-row>
        <table:table-row table:style-name="ro1">
          <table:table-cell table:number-columns-repeated="2"/>
          <table:table-cell table:style-name="ce3" office:value-type="float" office:value="0.0206201" calcext:value-type="float">
            <text:p>0,0206201</text:p>
          </table:table-cell>
          <table:table-cell table:style-name="ce6" office:value-type="float" office:value="0.000188112" calcext:value-type="float">
            <text:p>0,000188112</text:p>
          </table:table-cell>
          <table:table-cell table:style-name="ce3" office:value-type="float" office:value="0.014349" calcext:value-type="float">
            <text:p>0,014349</text:p>
          </table:table-cell>
          <table:table-cell table:style-name="ce6" office:value-type="float" office:value="0.000300884" calcext:value-type="float">
            <text:p>0,000300884</text:p>
          </table:table-cell>
        </table:table-row>
        <table:table-row table:style-name="ro1">
          <table:table-cell table:number-columns-repeated="2"/>
          <table:table-cell table:style-name="ce3" office:value-type="float" office:value="0.0206971" calcext:value-type="float">
            <text:p>0,0206971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6151" calcext:value-type="float">
            <text:p>0,0146151</text:p>
          </table:table-cell>
          <table:table-cell table:style-name="ce6" office:value-type="float" office:value="0.00029397" calcext:value-type="float">
            <text:p>0,00029397</text:p>
          </table:table-cell>
        </table:table-row>
        <table:table-row table:style-name="ro1">
          <table:table-cell table:number-columns-repeated="2"/>
          <table:table-cell table:style-name="ce3" office:value-type="float" office:value="0.020751" calcext:value-type="float">
            <text:p>0,020751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488" calcext:value-type="float">
            <text:p>0,014488</text:p>
          </table:table-cell>
          <table:table-cell table:style-name="ce6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07779" calcext:value-type="float">
            <text:p>0,0207779</text:p>
          </table:table-cell>
          <table:table-cell table:style-name="ce6" office:value-type="float" office:value="0.000236988" calcext:value-type="float">
            <text:p>0,000236988</text:p>
          </table:table-cell>
          <table:table-cell table:style-name="ce3" office:value-type="float" office:value="0.0143969" calcext:value-type="float">
            <text:p>0,0143969</text:p>
          </table:table-cell>
          <table:table-cell table:style-name="ce6" office:value-type="float" office:value="0.000329018" calcext:value-type="float">
            <text:p>0,000329018</text:p>
          </table:table-cell>
        </table:table-row>
        <table:table-row table:style-name="ro1">
          <table:table-cell table:number-columns-repeated="2"/>
          <table:table-cell table:style-name="ce3" office:value-type="float" office:value="0.0208242" calcext:value-type="float">
            <text:p>0,0208242</text:p>
          </table:table-cell>
          <table:table-cell table:style-name="ce6" office:value-type="float" office:value="0.000253201" calcext:value-type="float">
            <text:p>0,000253201</text:p>
          </table:table-cell>
          <table:table-cell table:style-name="ce3" office:value-type="float" office:value="0.0150199" calcext:value-type="float">
            <text:p>0,0150199</text:p>
          </table:table-cell>
          <table:table-cell table:style-name="ce6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12119" calcext:value-type="float">
            <text:p>0,0212119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473" calcext:value-type="float">
            <text:p>0,014473</text:p>
          </table:table-cell>
          <table:table-cell table:style-name="ce6" office:value-type="float" office:value="0.000324011" calcext:value-type="float">
            <text:p>0,000324011</text:p>
          </table:table-cell>
        </table:table-row>
        <table:table-row table:style-name="ro1">
          <table:table-cell table:number-columns-repeated="2"/>
          <table:table-cell table:style-name="ce3" office:value-type="float" office:value="0.0206981" calcext:value-type="float">
            <text:p>0,0206981</text:p>
          </table:table-cell>
          <table:table-cell table:style-name="ce6" office:value-type="float" office:value="0.000164986" calcext:value-type="float">
            <text:p>0,000164986</text:p>
          </table:table-cell>
          <table:table-cell table:style-name="ce3" office:value-type="float" office:value="0.0144019" calcext:value-type="float">
            <text:p>0,0144019</text:p>
          </table:table-cell>
          <table:table-cell table:style-name="ce6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751" calcext:value-type="float">
            <text:p>0,020751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4751" calcext:value-type="float">
            <text:p>0,0144751</text:p>
          </table:table-cell>
          <table:table-cell table:style-name="ce6" office:value-type="float" office:value="0.000303984" calcext:value-type="float">
            <text:p>0,000303984</text:p>
          </table:table-cell>
        </table:table-row>
        <table:table-row table:style-name="ro1">
          <table:table-cell table:number-columns-repeated="2"/>
          <table:table-cell table:style-name="ce3" office:value-type="float" office:value="0.0206521" calcext:value-type="float">
            <text:p>0,0206521</text:p>
          </table:table-cell>
          <table:table-cell table:style-name="ce6" office:value-type="float" office:value="0.000153065" calcext:value-type="float">
            <text:p>0,000153065</text:p>
          </table:table-cell>
          <table:table-cell table:style-name="ce3" office:value-type="float" office:value="0.0143991" calcext:value-type="float">
            <text:p>0,0143991</text:p>
          </table:table-cell>
          <table:table-cell table:style-name="ce6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695" calcext:value-type="float">
            <text:p>0,020695</text:p>
          </table:table-cell>
          <table:table-cell table:style-name="ce6" office:value-type="float" office:value="0.000165939" calcext:value-type="float">
            <text:p>0,000165939</text:p>
          </table:table-cell>
          <table:table-cell table:style-name="ce3" office:value-type="float" office:value="0.0153279" calcext:value-type="float">
            <text:p>0,0153279</text:p>
          </table:table-cell>
          <table:table-cell table:style-name="ce6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659" calcext:value-type="float">
            <text:p>0,020659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58281" calcext:value-type="float">
            <text:p>0,0158281</text:p>
          </table:table-cell>
          <table:table-cell table:style-name="ce6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7069" calcext:value-type="float">
            <text:p>0,0207069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4939" calcext:value-type="float">
            <text:p>0,0144939</text:p>
          </table:table-cell>
          <table:table-cell table:style-name="ce6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6561" calcext:value-type="float">
            <text:p>0,0206561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3731" calcext:value-type="float">
            <text:p>0,0143731</text:p>
          </table:table-cell>
          <table:table-cell table:style-name="ce6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3" office:value-type="float" office:value="0.0207579" calcext:value-type="float">
            <text:p>0,0207579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6699" calcext:value-type="float">
            <text:p>0,0146699</text:p>
          </table:table-cell>
          <table:table-cell table:style-name="ce6" office:value-type="float" office:value="0.000306129" calcext:value-type="float">
            <text:p>0,000306129</text:p>
          </table:table-cell>
        </table:table-row>
        <table:table-row table:style-name="ro1">
          <table:table-cell table:number-columns-repeated="2"/>
          <table:table-cell table:style-name="ce3" office:value-type="float" office:value="0.020803" calcext:value-type="float">
            <text:p>0,020803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6439" calcext:value-type="float">
            <text:p>0,0146439</text:p>
          </table:table-cell>
          <table:table-cell table:style-name="ce6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13521" calcext:value-type="float">
            <text:p>0,0213521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6651" calcext:value-type="float">
            <text:p>0,0146651</text:p>
          </table:table-cell>
          <table:table-cell table:style-name="ce6" office:value-type="float" office:value="0.000328064" calcext:value-type="float">
            <text:p>0,000328064</text:p>
          </table:table-cell>
        </table:table-row>
        <table:table-row table:style-name="ro1">
          <table:table-cell table:number-columns-repeated="2"/>
          <table:table-cell table:style-name="ce3" office:value-type="float" office:value="0.020716" calcext:value-type="float">
            <text:p>0,020716</text:p>
          </table:table-cell>
          <table:table-cell table:style-name="ce6" office:value-type="float" office:value="0.000231028" calcext:value-type="float">
            <text:p>0,000231028</text:p>
          </table:table-cell>
          <table:table-cell table:style-name="ce3" office:value-type="float" office:value="0.0149739" calcext:value-type="float">
            <text:p>0,0149739</text:p>
          </table:table-cell>
          <table:table-cell table:style-name="ce6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7551" calcext:value-type="float">
            <text:p>0,0207551</text:p>
          </table:table-cell>
          <table:table-cell table:style-name="ce6" office:value-type="float" office:value="0.00023222" calcext:value-type="float">
            <text:p>0,00023222</text:p>
          </table:table-cell>
          <table:table-cell table:style-name="ce3" office:value-type="float" office:value="0.0150089" calcext:value-type="float">
            <text:p>0,0150089</text:p>
          </table:table-cell>
          <table:table-cell table:style-name="ce6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7069" calcext:value-type="float">
            <text:p>0,0207069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9841" calcext:value-type="float">
            <text:p>0,0149841</text:p>
          </table:table-cell>
          <table:table-cell table:style-name="ce6" office:value-type="float" office:value="0.000335932" calcext:value-type="float">
            <text:p>0,000335932</text:p>
          </table:table-cell>
        </table:table-row>
        <table:table-row table:style-name="ro1">
          <table:table-cell table:number-columns-repeated="2"/>
          <table:table-cell table:style-name="ce3" office:value-type="float" office:value="0.0206921" calcext:value-type="float">
            <text:p>0,0206921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50239" calcext:value-type="float">
            <text:p>0,0150239</text:p>
          </table:table-cell>
          <table:table-cell table:style-name="ce6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07231" calcext:value-type="float">
            <text:p>0,0207231</text:p>
          </table:table-cell>
          <table:table-cell table:style-name="ce6" office:value-type="float" office:value="0.000251055" calcext:value-type="float">
            <text:p>0,000251055</text:p>
          </table:table-cell>
          <table:table-cell table:style-name="ce3" office:value-type="float" office:value="0.014653" calcext:value-type="float">
            <text:p>0,014653</text:p>
          </table:table-cell>
          <table:table-cell table:style-name="ce6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9579" calcext:value-type="float">
            <text:p>0,0209579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7281" calcext:value-type="float">
            <text:p>0,0147281</text:p>
          </table:table-cell>
          <table:table-cell table:style-name="ce6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858" calcext:value-type="float">
            <text:p>0,020858</text:p>
          </table:table-cell>
          <table:table-cell table:style-name="ce6" office:value-type="float" office:value="0.000161886" calcext:value-type="float">
            <text:p>0,000161886</text:p>
          </table:table-cell>
          <table:table-cell table:style-name="ce3" office:value-type="float" office:value="0.0147679" calcext:value-type="float">
            <text:p>0,0147679</text:p>
          </table:table-cell>
          <table:table-cell table:style-name="ce6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678" calcext:value-type="float">
            <text:p>0,020678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672" calcext:value-type="float">
            <text:p>0,014672</text:p>
          </table:table-cell>
          <table:table-cell table:style-name="ce6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3" office:value-type="float" office:value="0.0207229" calcext:value-type="float">
            <text:p>0,0207229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4961" calcext:value-type="float">
            <text:p>0,0144961</text:p>
          </table:table-cell>
          <table:table-cell table:style-name="ce6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9281" calcext:value-type="float">
            <text:p>0,0209281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411" calcext:value-type="float">
            <text:p>0,014411</text:p>
          </table:table-cell>
          <table:table-cell table:style-name="ce6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757" calcext:value-type="float">
            <text:p>0,020757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4279" calcext:value-type="float">
            <text:p>0,0144279</text:p>
          </table:table-cell>
          <table:table-cell table:style-name="ce6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56" calcext:value-type="float">
            <text:p>0,020756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642" calcext:value-type="float">
            <text:p>0,014642</text:p>
          </table:table-cell>
          <table:table-cell table:style-name="ce6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3" office:value-type="float" office:value="0.0206761" calcext:value-type="float">
            <text:p>0,0206761</text:p>
          </table:table-cell>
          <table:table-cell table:style-name="ce6" office:value-type="float" office:value="0.000166178" calcext:value-type="float">
            <text:p>0,000166178</text:p>
          </table:table-cell>
          <table:table-cell table:style-name="ce3" office:value-type="float" office:value="0.014544" calcext:value-type="float">
            <text:p>0,014544</text:p>
          </table:table-cell>
          <table:table-cell table:style-name="ce6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3" office:value-type="float" office:value="0.0207479" calcext:value-type="float">
            <text:p>0,0207479</text:p>
          </table:table-cell>
          <table:table-cell table:style-name="ce6" office:value-type="float" office:value="0.000221014" calcext:value-type="float">
            <text:p>0,000221014</text:p>
          </table:table-cell>
          <table:table-cell table:style-name="ce3" office:value-type="float" office:value="0.0147262" calcext:value-type="float">
            <text:p>0,0147262</text:p>
          </table:table-cell>
          <table:table-cell table:style-name="ce6" office:value-type="float" office:value="0.00030303" calcext:value-type="float">
            <text:p>0,00030303</text:p>
          </table:table-cell>
        </table:table-row>
        <table:table-row table:style-name="ro1">
          <table:table-cell table:number-columns-repeated="2"/>
          <table:table-cell table:style-name="ce3" office:value-type="float" office:value="0.02106" calcext:value-type="float">
            <text:p>0,02106</text:p>
          </table:table-cell>
          <table:table-cell table:style-name="ce6" office:value-type="float" office:value="0.000144958" calcext:value-type="float">
            <text:p>0,000144958</text:p>
          </table:table-cell>
          <table:table-cell table:style-name="ce3" office:value-type="float" office:value="0.014673" calcext:value-type="float">
            <text:p>0,014673</text:p>
          </table:table-cell>
          <table:table-cell table:style-name="ce6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3" office:value-type="float" office:value="0.020762" calcext:value-type="float">
            <text:p>0,020762</text:p>
          </table:table-cell>
          <table:table-cell table:style-name="ce6" office:value-type="float" office:value="0.000205994" calcext:value-type="float">
            <text:p>0,000205994</text:p>
          </table:table-cell>
          <table:table-cell table:style-name="ce3" office:value-type="float" office:value="0.0146692" calcext:value-type="float">
            <text:p>0,0146692</text:p>
          </table:table-cell>
          <table:table-cell table:style-name="ce6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3" office:value-type="float" office:value="0.020685" calcext:value-type="float">
            <text:p>0,020685</text:p>
          </table:table-cell>
          <table:table-cell table:style-name="ce6" office:value-type="float" office:value="0.000244856" calcext:value-type="float">
            <text:p>0,000244856</text:p>
          </table:table-cell>
          <table:table-cell table:style-name="ce3" office:value-type="float" office:value="0.0146599" calcext:value-type="float">
            <text:p>0,0146599</text:p>
          </table:table-cell>
          <table:table-cell table:style-name="ce6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6659" calcext:value-type="float">
            <text:p>0,0206659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6661" calcext:value-type="float">
            <text:p>0,0146661</text:p>
          </table:table-cell>
          <table:table-cell table:style-name="ce6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807" calcext:value-type="float">
            <text:p>0,020807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7429" calcext:value-type="float">
            <text:p>0,0147429</text:p>
          </table:table-cell>
          <table:table-cell table:style-name="ce6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14119" calcext:value-type="float">
            <text:p>0,0214119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3931" calcext:value-type="float">
            <text:p>0,0143931</text:p>
          </table:table-cell>
          <table:table-cell table:style-name="ce6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3" office:value-type="float" office:value="0.0207341" calcext:value-type="float">
            <text:p>0,0207341</text:p>
          </table:table-cell>
          <table:table-cell table:style-name="ce6" office:value-type="float" office:value="0.000161171" calcext:value-type="float">
            <text:p>0,000161171</text:p>
          </table:table-cell>
          <table:table-cell table:style-name="ce3" office:value-type="float" office:value="0.0145161" calcext:value-type="float">
            <text:p>0,0145161</text:p>
          </table:table-cell>
          <table:table-cell table:style-name="ce6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109" calcext:value-type="float">
            <text:p>0,0207109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7419" calcext:value-type="float">
            <text:p>0,0147419</text:p>
          </table:table-cell>
          <table:table-cell table:style-name="ce6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7241" calcext:value-type="float">
            <text:p>0,0207241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688" calcext:value-type="float">
            <text:p>0,014688</text:p>
          </table:table-cell>
          <table:table-cell table:style-name="ce6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06652" calcext:value-type="float">
            <text:p>0,0206652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735" calcext:value-type="float">
            <text:p>0,014735</text:p>
          </table:table-cell>
          <table:table-cell table:style-name="ce6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281" calcext:value-type="float">
            <text:p>0,0207281</text:p>
          </table:table-cell>
          <table:table-cell table:style-name="ce6" office:value-type="float" office:value="0.000162125" calcext:value-type="float">
            <text:p>0,000162125</text:p>
          </table:table-cell>
          <table:table-cell table:style-name="ce3" office:value-type="float" office:value="0.014992" calcext:value-type="float">
            <text:p>0,014992</text:p>
          </table:table-cell>
          <table:table-cell table:style-name="ce6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664" calcext:value-type="float">
            <text:p>0,020664</text:p>
          </table:table-cell>
          <table:table-cell table:style-name="ce6" office:value-type="float" office:value="0.000160933" calcext:value-type="float">
            <text:p>0,000160933</text:p>
          </table:table-cell>
          <table:table-cell table:style-name="ce3" office:value-type="float" office:value="0.0149949" calcext:value-type="float">
            <text:p>0,0149949</text:p>
          </table:table-cell>
          <table:table-cell table:style-name="ce6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238" calcext:value-type="float">
            <text:p>0,0207238</text:p>
          </table:table-cell>
          <table:table-cell table:style-name="ce6" office:value-type="float" office:value="0.000210047" calcext:value-type="float">
            <text:p>0,000210047</text:p>
          </table:table-cell>
          <table:table-cell table:style-name="ce3" office:value-type="float" office:value="0.014957" calcext:value-type="float">
            <text:p>0,014957</text:p>
          </table:table-cell>
          <table:table-cell table:style-name="ce6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6749" calcext:value-type="float">
            <text:p>0,0206749</text:p>
          </table:table-cell>
          <table:table-cell table:style-name="ce6" office:value-type="float" office:value="0.000145912" calcext:value-type="float">
            <text:p>0,000145912</text:p>
          </table:table-cell>
          <table:table-cell table:style-name="ce3" office:value-type="float" office:value="0.0143301" calcext:value-type="float">
            <text:p>0,0143301</text:p>
          </table:table-cell>
          <table:table-cell table:style-name="ce6" office:value-type="float" office:value="0.00031805" calcext:value-type="float">
            <text:p>0,00031805</text:p>
          </table:table-cell>
        </table:table-row>
        <table:table-row table:style-name="ro1" table:number-rows-repeated="10484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allel" table:style-name="ta1">
        <table:shapes>
          <draw:frame draw:z-index="0" draw:style-name="gr1" draw:text-style-name="P1" svg:width="16.005cm" svg:height="9.004cm" svg:x="31.732cm" svg:y="4.197cm">
            <draw:object draw:notify-on-update-of-ranges="Parallel.M4:Parallel.M4 Parallel.N4:Parallel.V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1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style-name="ce4"/>
          <table:table-cell table:style-name="ce10"/>
          <table:table-cell table:style-name="ce4" table:number-columns-repeated="9"/>
          <table:table-cell table:number-columns-repeated="11"/>
        </table:table-row>
        <table:table-row table:style-name="ro1">
          <table:table-cell table:style-name="ce8"/>
          <table:table-cell table:style-name="ce11" office:value-type="string" calcext:value-type="string">
            <text:p>Nombre de points</text:p>
          </table:table-cell>
          <table:table-cell table:style-name="ce11" office:value-type="float" office:value="32768" calcext:value-type="float" table:number-columns-spanned="3" table:number-rows-spanned="1">
            <text:p>32768</text:p>
          </table:table-cell>
          <table:covered-table-cell table:number-columns-repeated="2" table:style-name="ce8"/>
          <table:table-cell table:style-name="ce11" office:value-type="float" office:value="65536" calcext:value-type="float" table:number-columns-spanned="3" table:number-rows-spanned="1">
            <text:p>65536</text:p>
          </table:table-cell>
          <table:covered-table-cell table:number-columns-repeated="2" table:style-name="ce8"/>
          <table:table-cell table:style-name="ce11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Nombre de points</text:p>
          </table:table-cell>
          <table:table-cell table:style-name="ce15" office:value-type="float" office:value="32768" calcext:value-type="float" table:number-columns-spanned="3" table:number-rows-spanned="1">
            <text:p>32768</text:p>
          </table:table-cell>
          <table:covered-table-cell table:number-columns-repeated="2" table:style-name="ce17"/>
          <table:table-cell table:style-name="ce15" office:value-type="float" office:value="65536" calcext:value-type="float" table:number-columns-spanned="3" table:number-rows-spanned="1">
            <text:p>65536</text:p>
          </table:table-cell>
          <table:covered-table-cell table:number-columns-repeated="2" table:style-name="ce17"/>
          <table:table-cell table:style-name="ce15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17"/>
        </table:table-row>
        <table:table-row table:style-name="ro1">
          <table:table-cell table:style-name="ce8"/>
          <table:table-cell table:style-name="ce11" office:value-type="string" calcext:value-type="string">
            <text:p>OMP_NUM_THREAD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OMP_NUM_THREADS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2"/>
          <table:table-cell table:style-name="ce12" office:value-type="string" calcext:value-type="string">
            <text:p>Moyenne</text:p>
          </table:table-cell>
          <table:table-cell table:style-name="ce2" table:formula="of:=SUM([.C5:.C104])/100" office:value-type="float" office:value="0.6595788" calcext:value-type="float">
            <text:p>0,6595788</text:p>
          </table:table-cell>
          <table:table-cell table:style-name="ce5" table:formula="of:=SUM([.D5:.D104])/100" office:value-type="float" office:value="0.61345514" calcext:value-type="float">
            <text:p>0,61345514</text:p>
          </table:table-cell>
          <table:table-cell table:style-name="ce2" table:formula="of:=SUM([.E5:.E104])/100" office:value-type="float" office:value="0.5777854" calcext:value-type="float">
            <text:p>0,5777854</text:p>
          </table:table-cell>
          <table:table-cell table:style-name="ce5" table:formula="of:=SUM([.F5:.F104])/100" office:value-type="float" office:value="2.6599105" calcext:value-type="float">
            <text:p>2,6599105</text:p>
          </table:table-cell>
          <table:table-cell table:style-name="ce2" table:formula="of:=SUM([.G5:.G104])/100" office:value-type="float" office:value="2.4898918" calcext:value-type="float">
            <text:p>2,4898918</text:p>
          </table:table-cell>
          <table:table-cell table:style-name="ce5" table:formula="of:=SUM([.H5:.H104])/100" office:value-type="float" office:value="2.2919505" calcext:value-type="float">
            <text:p>2,2919505</text:p>
          </table:table-cell>
          <table:table-cell table:style-name="ce2" table:formula="of:=SUM([.I5:.I104])/100" office:value-type="float" office:value="6.1701356" calcext:value-type="float">
            <text:p>6,1701356</text:p>
          </table:table-cell>
          <table:table-cell table:style-name="ce5" table:formula="of:=SUM([.J5:.J104])/100" office:value-type="float" office:value="5.572437" calcext:value-type="float">
            <text:p>5,572437</text:p>
          </table:table-cell>
          <table:table-cell table:style-name="ce2" table:formula="of:=SUM([.K5:.K104])/100" office:value-type="float" office:value="5.3227792" calcext:value-type="float">
            <text:p>5,3227792</text:p>
          </table:table-cell>
          <table:table-cell/>
          <table:table-cell table:style-name="ce1" office:value-type="string" calcext:value-type="string">
            <text:p>Moyenne (s)</text:p>
          </table:table-cell>
          <table:table-cell table:style-name="ce16" table:formula="of:=[.C4]" office:value-type="float" office:value="0.6595788" calcext:value-type="float">
            <text:p>0,6595788</text:p>
          </table:table-cell>
          <table:table-cell table:style-name="ce17" table:formula="of:=[.D4]" office:value-type="float" office:value="0.61345514" calcext:value-type="float">
            <text:p>0,61345514</text:p>
          </table:table-cell>
          <table:table-cell table:style-name="ce5" table:formula="of:=[.E4]" office:value-type="float" office:value="0.5777854" calcext:value-type="float">
            <text:p>0,5777854</text:p>
          </table:table-cell>
          <table:table-cell table:style-name="ce17" table:formula="of:=[.F4]" office:value-type="float" office:value="2.6599105" calcext:value-type="float">
            <text:p>2,6599105</text:p>
          </table:table-cell>
          <table:table-cell table:style-name="ce16" table:formula="of:=[.G4]" office:value-type="float" office:value="2.4898918" calcext:value-type="float">
            <text:p>2,4898918</text:p>
          </table:table-cell>
          <table:table-cell table:style-name="ce2" table:formula="of:=[.H4]" office:value-type="float" office:value="2.2919505" calcext:value-type="float">
            <text:p>2,2919505</text:p>
          </table:table-cell>
          <table:table-cell table:style-name="ce16" table:formula="of:=[.I4]" office:value-type="float" office:value="6.1701356" calcext:value-type="float">
            <text:p>6,1701356</text:p>
          </table:table-cell>
          <table:table-cell table:style-name="ce17" table:formula="of:=[.J4]" office:value-type="float" office:value="5.572437" calcext:value-type="float">
            <text:p>5,572437</text:p>
          </table:table-cell>
          <table:table-cell table:style-name="ce5" table:formula="of:=[.K4]" office:value-type="float" office:value="5.3227792" calcext:value-type="float">
            <text:p>5,3227792</text:p>
          </table:table-cell>
        </table:table-row>
        <table:table-row table:style-name="ro1">
          <table:table-cell table:style-name="ce9" table:number-columns-spanned="1" table:number-rows-spanned="100"/>
          <table:table-cell table:style-name="ce13" table:formula="of:=1" office:value-type="float" office:value="1" calcext:value-type="float">
            <text:p>1</text:p>
          </table:table-cell>
          <table:table-cell table:style-name="ce3" office:value-type="float" office:value="0.579647" calcext:value-type="float">
            <text:p>0,579647</text:p>
          </table:table-cell>
          <table:table-cell table:style-name="ce6" office:value-type="float" office:value="0.566894" calcext:value-type="float">
            <text:p>0,566894</text:p>
          </table:table-cell>
          <table:table-cell table:style-name="ce3" office:value-type="float" office:value="0.56638" calcext:value-type="float">
            <text:p>0,56638</text:p>
          </table:table-cell>
          <table:table-cell table:style-name="ce6" office:value-type="float" office:value="2.25991" calcext:value-type="float">
            <text:p>2,25991</text:p>
          </table:table-cell>
          <table:table-cell table:style-name="ce3" office:value-type="float" office:value="2.49431" calcext:value-type="float">
            <text:p>2,49431</text:p>
          </table:table-cell>
          <table:table-cell table:style-name="ce6" office:value-type="float" office:value="2.24533" calcext:value-type="float">
            <text:p>2,24533</text:p>
          </table:table-cell>
          <table:table-cell table:style-name="ce3" office:value-type="float" office:value="6.39999" calcext:value-type="float">
            <text:p>6,39999</text:p>
          </table:table-cell>
          <table:table-cell table:style-name="ce6" office:value-type="float" office:value="5.32519" calcext:value-type="float">
            <text:p>5,32519</text:p>
          </table:table-cell>
          <table:table-cell table:style-name="ce3" office:value-type="float" office:value="5.21555" calcext:value-type="float">
            <text:p>5,2155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]+1" office:value-type="float" office:value="2" calcext:value-type="float">
            <text:p>2</text:p>
          </table:table-cell>
          <table:table-cell table:style-name="ce3" office:value-type="float" office:value="0.695575" calcext:value-type="float">
            <text:p>0,695575</text:p>
          </table:table-cell>
          <table:table-cell table:style-name="ce6" office:value-type="float" office:value="0.570043" calcext:value-type="float">
            <text:p>0,570043</text:p>
          </table:table-cell>
          <table:table-cell table:style-name="ce3" office:value-type="float" office:value="0.568518" calcext:value-type="float">
            <text:p>0,568518</text:p>
          </table:table-cell>
          <table:table-cell table:style-name="ce6" office:value-type="float" office:value="2.42308" calcext:value-type="float">
            <text:p>2,42308</text:p>
          </table:table-cell>
          <table:table-cell table:style-name="ce3" office:value-type="float" office:value="2.2955" calcext:value-type="float">
            <text:p>2,2955</text:p>
          </table:table-cell>
          <table:table-cell table:style-name="ce6" office:value-type="float" office:value="2.25288" calcext:value-type="float">
            <text:p>2,25288</text:p>
          </table:table-cell>
          <table:table-cell table:style-name="ce3" office:value-type="float" office:value="5.59036" calcext:value-type="float">
            <text:p>5,59036</text:p>
          </table:table-cell>
          <table:table-cell table:style-name="ce6" office:value-type="float" office:value="5.4348" calcext:value-type="float">
            <text:p>5,4348</text:p>
          </table:table-cell>
          <table:table-cell table:style-name="ce3" office:value-type="float" office:value="5.2585" calcext:value-type="float">
            <text:p>5,258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]+1" office:value-type="float" office:value="3" calcext:value-type="float">
            <text:p>3</text:p>
          </table:table-cell>
          <table:table-cell table:style-name="ce3" office:value-type="float" office:value="0.64858" calcext:value-type="float">
            <text:p>0,64858</text:p>
          </table:table-cell>
          <table:table-cell table:style-name="ce6" office:value-type="float" office:value="0.564661" calcext:value-type="float">
            <text:p>0,564661</text:p>
          </table:table-cell>
          <table:table-cell table:style-name="ce3" office:value-type="float" office:value="0.575795" calcext:value-type="float">
            <text:p>0,575795</text:p>
          </table:table-cell>
          <table:table-cell table:style-name="ce6" office:value-type="float" office:value="2.92567" calcext:value-type="float">
            <text:p>2,92567</text:p>
          </table:table-cell>
          <table:table-cell table:style-name="ce3" office:value-type="float" office:value="2.4461" calcext:value-type="float">
            <text:p>2,4461</text:p>
          </table:table-cell>
          <table:table-cell table:style-name="ce6" office:value-type="float" office:value="2.28894" calcext:value-type="float">
            <text:p>2,28894</text:p>
          </table:table-cell>
          <table:table-cell table:style-name="ce3" office:value-type="float" office:value="6.4659" calcext:value-type="float">
            <text:p>6,4659</text:p>
          </table:table-cell>
          <table:table-cell table:style-name="ce6" office:value-type="float" office:value="5.2968" calcext:value-type="float">
            <text:p>5,2968</text:p>
          </table:table-cell>
          <table:table-cell table:style-name="ce3" office:value-type="float" office:value="5.29686" calcext:value-type="float">
            <text:p>5,2968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]+1" office:value-type="float" office:value="4" calcext:value-type="float">
            <text:p>4</text:p>
          </table:table-cell>
          <table:table-cell table:style-name="ce3" office:value-type="float" office:value="0.563094" calcext:value-type="float">
            <text:p>0,563094</text:p>
          </table:table-cell>
          <table:table-cell table:style-name="ce6" office:value-type="float" office:value="0.564964" calcext:value-type="float">
            <text:p>0,564964</text:p>
          </table:table-cell>
          <table:table-cell table:style-name="ce3" office:value-type="float" office:value="0.574005" calcext:value-type="float">
            <text:p>0,574005</text:p>
          </table:table-cell>
          <table:table-cell table:style-name="ce6" office:value-type="float" office:value="2.26335" calcext:value-type="float">
            <text:p>2,26335</text:p>
          </table:table-cell>
          <table:table-cell table:style-name="ce3" office:value-type="float" office:value="2.23388" calcext:value-type="float">
            <text:p>2,23388</text:p>
          </table:table-cell>
          <table:table-cell table:style-name="ce6" office:value-type="float" office:value="2.25649" calcext:value-type="float">
            <text:p>2,25649</text:p>
          </table:table-cell>
          <table:table-cell table:style-name="ce3" office:value-type="float" office:value="5.23544" calcext:value-type="float">
            <text:p>5,23544</text:p>
          </table:table-cell>
          <table:table-cell table:style-name="ce6" office:value-type="float" office:value="5.19777" calcext:value-type="float">
            <text:p>5,19777</text:p>
          </table:table-cell>
          <table:table-cell table:style-name="ce3" office:value-type="float" office:value="5.23752" calcext:value-type="float">
            <text:p>5,2375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]+1" office:value-type="float" office:value="5" calcext:value-type="float">
            <text:p>5</text:p>
          </table:table-cell>
          <table:table-cell table:style-name="ce3" office:value-type="float" office:value="0.567348" calcext:value-type="float">
            <text:p>0,567348</text:p>
          </table:table-cell>
          <table:table-cell table:style-name="ce6" office:value-type="float" office:value="0.592408" calcext:value-type="float">
            <text:p>0,592408</text:p>
          </table:table-cell>
          <table:table-cell table:style-name="ce3" office:value-type="float" office:value="0.571302" calcext:value-type="float">
            <text:p>0,571302</text:p>
          </table:table-cell>
          <table:table-cell table:style-name="ce6" office:value-type="float" office:value="2.49317" calcext:value-type="float">
            <text:p>2,49317</text:p>
          </table:table-cell>
          <table:table-cell table:style-name="ce3" office:value-type="float" office:value="2.31897" calcext:value-type="float">
            <text:p>2,31897</text:p>
          </table:table-cell>
          <table:table-cell table:style-name="ce6" office:value-type="float" office:value="2.26337" calcext:value-type="float">
            <text:p>2,26337</text:p>
          </table:table-cell>
          <table:table-cell table:style-name="ce3" office:value-type="float" office:value="5.2045" calcext:value-type="float">
            <text:p>5,2045</text:p>
          </table:table-cell>
          <table:table-cell table:style-name="ce6" office:value-type="float" office:value="5.67393" calcext:value-type="float">
            <text:p>5,67393</text:p>
          </table:table-cell>
          <table:table-cell table:style-name="ce3" office:value-type="float" office:value="5.30504" calcext:value-type="float">
            <text:p>5,3050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]+1" office:value-type="float" office:value="6" calcext:value-type="float">
            <text:p>6</text:p>
          </table:table-cell>
          <table:table-cell table:style-name="ce3" office:value-type="float" office:value="0.623735" calcext:value-type="float">
            <text:p>0,623735</text:p>
          </table:table-cell>
          <table:table-cell table:style-name="ce6" office:value-type="float" office:value="0.607197" calcext:value-type="float">
            <text:p>0,607197</text:p>
          </table:table-cell>
          <table:table-cell table:style-name="ce3" office:value-type="float" office:value="0.567886" calcext:value-type="float">
            <text:p>0,567886</text:p>
          </table:table-cell>
          <table:table-cell table:style-name="ce6" office:value-type="float" office:value="2.41652" calcext:value-type="float">
            <text:p>2,41652</text:p>
          </table:table-cell>
          <table:table-cell table:style-name="ce3" office:value-type="float" office:value="2.25585" calcext:value-type="float">
            <text:p>2,25585</text:p>
          </table:table-cell>
          <table:table-cell table:style-name="ce6" office:value-type="float" office:value="2.25427" calcext:value-type="float">
            <text:p>2,25427</text:p>
          </table:table-cell>
          <table:table-cell table:style-name="ce3" office:value-type="float" office:value="5.44765" calcext:value-type="float">
            <text:p>5,44765</text:p>
          </table:table-cell>
          <table:table-cell table:style-name="ce6" office:value-type="float" office:value="5.22633" calcext:value-type="float">
            <text:p>5,22633</text:p>
          </table:table-cell>
          <table:table-cell table:style-name="ce3" office:value-type="float" office:value="5.20207" calcext:value-type="float">
            <text:p>5,2020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0]+1" office:value-type="float" office:value="7" calcext:value-type="float">
            <text:p>7</text:p>
          </table:table-cell>
          <table:table-cell table:style-name="ce3" office:value-type="float" office:value="0.619187" calcext:value-type="float">
            <text:p>0,619187</text:p>
          </table:table-cell>
          <table:table-cell table:style-name="ce6" office:value-type="float" office:value="0.681834" calcext:value-type="float">
            <text:p>0,681834</text:p>
          </table:table-cell>
          <table:table-cell table:style-name="ce3" office:value-type="float" office:value="0.577628" calcext:value-type="float">
            <text:p>0,577628</text:p>
          </table:table-cell>
          <table:table-cell table:style-name="ce6" office:value-type="float" office:value="2.41167" calcext:value-type="float">
            <text:p>2,41167</text:p>
          </table:table-cell>
          <table:table-cell table:style-name="ce3" office:value-type="float" office:value="2.64486" calcext:value-type="float">
            <text:p>2,64486</text:p>
          </table:table-cell>
          <table:table-cell table:style-name="ce6" office:value-type="float" office:value="2.26893" calcext:value-type="float">
            <text:p>2,26893</text:p>
          </table:table-cell>
          <table:table-cell table:style-name="ce3" office:value-type="float" office:value="5.22569" calcext:value-type="float">
            <text:p>5,22569</text:p>
          </table:table-cell>
          <table:table-cell table:style-name="ce6" office:value-type="float" office:value="5.19995" calcext:value-type="float">
            <text:p>5,19995</text:p>
          </table:table-cell>
          <table:table-cell table:style-name="ce3" office:value-type="float" office:value="5.23105" calcext:value-type="float">
            <text:p>5,2310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1]+1" office:value-type="float" office:value="8" calcext:value-type="float">
            <text:p>8</text:p>
          </table:table-cell>
          <table:table-cell table:style-name="ce3" office:value-type="float" office:value="0.566149" calcext:value-type="float">
            <text:p>0,566149</text:p>
          </table:table-cell>
          <table:table-cell table:style-name="ce6" office:value-type="float" office:value="0.680242" calcext:value-type="float">
            <text:p>0,680242</text:p>
          </table:table-cell>
          <table:table-cell table:style-name="ce3" office:value-type="float" office:value="0.567875" calcext:value-type="float">
            <text:p>0,567875</text:p>
          </table:table-cell>
          <table:table-cell table:style-name="ce6" office:value-type="float" office:value="2.80622" calcext:value-type="float">
            <text:p>2,80622</text:p>
          </table:table-cell>
          <table:table-cell table:style-name="ce3" office:value-type="float" office:value="2.27429" calcext:value-type="float">
            <text:p>2,27429</text:p>
          </table:table-cell>
          <table:table-cell table:style-name="ce6" office:value-type="float" office:value="2.24502" calcext:value-type="float">
            <text:p>2,24502</text:p>
          </table:table-cell>
          <table:table-cell table:style-name="ce3" office:value-type="float" office:value="6.29037" calcext:value-type="float">
            <text:p>6,29037</text:p>
          </table:table-cell>
          <table:table-cell table:style-name="ce6" office:value-type="float" office:value="6.48488" calcext:value-type="float">
            <text:p>6,48488</text:p>
          </table:table-cell>
          <table:table-cell table:style-name="ce3" office:value-type="float" office:value="6.17456" calcext:value-type="float">
            <text:p>6,1745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2]+1" office:value-type="float" office:value="9" calcext:value-type="float">
            <text:p>9</text:p>
          </table:table-cell>
          <table:table-cell table:style-name="ce3" office:value-type="float" office:value="0.576004" calcext:value-type="float">
            <text:p>0,576004</text:p>
          </table:table-cell>
          <table:table-cell table:style-name="ce6" office:value-type="float" office:value="0.563859" calcext:value-type="float">
            <text:p>0,563859</text:p>
          </table:table-cell>
          <table:table-cell table:style-name="ce3" office:value-type="float" office:value="0.571035" calcext:value-type="float">
            <text:p>0,571035</text:p>
          </table:table-cell>
          <table:table-cell table:style-name="ce6" office:value-type="float" office:value="2.71597" calcext:value-type="float">
            <text:p>2,71597</text:p>
          </table:table-cell>
          <table:table-cell table:style-name="ce3" office:value-type="float" office:value="2.72807" calcext:value-type="float">
            <text:p>2,72807</text:p>
          </table:table-cell>
          <table:table-cell table:style-name="ce6" office:value-type="float" office:value="2.25358" calcext:value-type="float">
            <text:p>2,25358</text:p>
          </table:table-cell>
          <table:table-cell table:style-name="ce3" office:value-type="float" office:value="6.39573" calcext:value-type="float">
            <text:p>6,39573</text:p>
          </table:table-cell>
          <table:table-cell table:style-name="ce6" office:value-type="float" office:value="5.22381" calcext:value-type="float">
            <text:p>5,22381</text:p>
          </table:table-cell>
          <table:table-cell table:style-name="ce3" office:value-type="float" office:value="5.28813" calcext:value-type="float">
            <text:p>5,28813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3]+1" office:value-type="float" office:value="10" calcext:value-type="float">
            <text:p>10</text:p>
          </table:table-cell>
          <table:table-cell table:style-name="ce3" office:value-type="float" office:value="0.694391" calcext:value-type="float">
            <text:p>0,694391</text:p>
          </table:table-cell>
          <table:table-cell table:style-name="ce6" office:value-type="float" office:value="0.566615" calcext:value-type="float">
            <text:p>0,566615</text:p>
          </table:table-cell>
          <table:table-cell table:style-name="ce3" office:value-type="float" office:value="0.571145" calcext:value-type="float">
            <text:p>0,571145</text:p>
          </table:table-cell>
          <table:table-cell table:style-name="ce6" office:value-type="float" office:value="2.68175" calcext:value-type="float">
            <text:p>2,68175</text:p>
          </table:table-cell>
          <table:table-cell table:style-name="ce3" office:value-type="float" office:value="2.79101" calcext:value-type="float">
            <text:p>2,79101</text:p>
          </table:table-cell>
          <table:table-cell table:style-name="ce6" office:value-type="float" office:value="2.27787" calcext:value-type="float">
            <text:p>2,27787</text:p>
          </table:table-cell>
          <table:table-cell table:style-name="ce3" office:value-type="float" office:value="6.37715" calcext:value-type="float">
            <text:p>6,37715</text:p>
          </table:table-cell>
          <table:table-cell table:style-name="ce6" office:value-type="float" office:value="6.80818" calcext:value-type="float">
            <text:p>6,80818</text:p>
          </table:table-cell>
          <table:table-cell table:style-name="ce3" office:value-type="float" office:value="5.23707" calcext:value-type="float">
            <text:p>5,2370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4]+1" office:value-type="float" office:value="11" calcext:value-type="float">
            <text:p>11</text:p>
          </table:table-cell>
          <table:table-cell table:style-name="ce3" office:value-type="float" office:value="0.63039" calcext:value-type="float">
            <text:p>0,63039</text:p>
          </table:table-cell>
          <table:table-cell table:style-name="ce6" office:value-type="float" office:value="0.596282" calcext:value-type="float">
            <text:p>0,596282</text:p>
          </table:table-cell>
          <table:table-cell table:style-name="ce3" office:value-type="float" office:value="0.581265" calcext:value-type="float">
            <text:p>0,581265</text:p>
          </table:table-cell>
          <table:table-cell table:style-name="ce6" office:value-type="float" office:value="2.56947" calcext:value-type="float">
            <text:p>2,56947</text:p>
          </table:table-cell>
          <table:table-cell table:style-name="ce3" office:value-type="float" office:value="2.25901" calcext:value-type="float">
            <text:p>2,25901</text:p>
          </table:table-cell>
          <table:table-cell table:style-name="ce6" office:value-type="float" office:value="2.26626" calcext:value-type="float">
            <text:p>2,26626</text:p>
          </table:table-cell>
          <table:table-cell table:style-name="ce3" office:value-type="float" office:value="6.1516" calcext:value-type="float">
            <text:p>6,1516</text:p>
          </table:table-cell>
          <table:table-cell table:style-name="ce6" office:value-type="float" office:value="5.72664" calcext:value-type="float">
            <text:p>5,72664</text:p>
          </table:table-cell>
          <table:table-cell table:style-name="ce3" office:value-type="float" office:value="5.22878" calcext:value-type="float">
            <text:p>5,2287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5]+1" office:value-type="float" office:value="12" calcext:value-type="float">
            <text:p>12</text:p>
          </table:table-cell>
          <table:table-cell table:style-name="ce3" office:value-type="float" office:value="0.709621" calcext:value-type="float">
            <text:p>0,709621</text:p>
          </table:table-cell>
          <table:table-cell table:style-name="ce6" office:value-type="float" office:value="0.741515" calcext:value-type="float">
            <text:p>0,741515</text:p>
          </table:table-cell>
          <table:table-cell table:style-name="ce3" office:value-type="float" office:value="0.595676" calcext:value-type="float">
            <text:p>0,595676</text:p>
          </table:table-cell>
          <table:table-cell table:style-name="ce6" office:value-type="float" office:value="2.57836" calcext:value-type="float">
            <text:p>2,57836</text:p>
          </table:table-cell>
          <table:table-cell table:style-name="ce3" office:value-type="float" office:value="2.93472" calcext:value-type="float">
            <text:p>2,93472</text:p>
          </table:table-cell>
          <table:table-cell table:style-name="ce6" office:value-type="float" office:value="2.27146" calcext:value-type="float">
            <text:p>2,27146</text:p>
          </table:table-cell>
          <table:table-cell table:style-name="ce3" office:value-type="float" office:value="6.34423" calcext:value-type="float">
            <text:p>6,34423</text:p>
          </table:table-cell>
          <table:table-cell table:style-name="ce6" office:value-type="float" office:value="5.2213" calcext:value-type="float">
            <text:p>5,2213</text:p>
          </table:table-cell>
          <table:table-cell table:style-name="ce3" office:value-type="float" office:value="5.25817" calcext:value-type="float">
            <text:p>5,2581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6]+1" office:value-type="float" office:value="13" calcext:value-type="float">
            <text:p>13</text:p>
          </table:table-cell>
          <table:table-cell table:style-name="ce3" office:value-type="float" office:value="0.687025" calcext:value-type="float">
            <text:p>0,687025</text:p>
          </table:table-cell>
          <table:table-cell table:style-name="ce6" office:value-type="float" office:value="0.564062" calcext:value-type="float">
            <text:p>0,564062</text:p>
          </table:table-cell>
          <table:table-cell table:style-name="ce3" office:value-type="float" office:value="0.573016" calcext:value-type="float">
            <text:p>0,573016</text:p>
          </table:table-cell>
          <table:table-cell table:style-name="ce6" office:value-type="float" office:value="2.82756" calcext:value-type="float">
            <text:p>2,82756</text:p>
          </table:table-cell>
          <table:table-cell table:style-name="ce3" office:value-type="float" office:value="2.2596" calcext:value-type="float">
            <text:p>2,2596</text:p>
          </table:table-cell>
          <table:table-cell table:style-name="ce6" office:value-type="float" office:value="2.25461" calcext:value-type="float">
            <text:p>2,25461</text:p>
          </table:table-cell>
          <table:table-cell table:style-name="ce3" office:value-type="float" office:value="6.42119" calcext:value-type="float">
            <text:p>6,42119</text:p>
          </table:table-cell>
          <table:table-cell table:style-name="ce6" office:value-type="float" office:value="6.49957" calcext:value-type="float">
            <text:p>6,49957</text:p>
          </table:table-cell>
          <table:table-cell table:style-name="ce3" office:value-type="float" office:value="5.25018" calcext:value-type="float">
            <text:p>5,2501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7]+1" office:value-type="float" office:value="14" calcext:value-type="float">
            <text:p>14</text:p>
          </table:table-cell>
          <table:table-cell table:style-name="ce3" office:value-type="float" office:value="0.672029" calcext:value-type="float">
            <text:p>0,672029</text:p>
          </table:table-cell>
          <table:table-cell table:style-name="ce6" office:value-type="float" office:value="0.57198" calcext:value-type="float">
            <text:p>0,57198</text:p>
          </table:table-cell>
          <table:table-cell table:style-name="ce3" office:value-type="float" office:value="0.568743" calcext:value-type="float">
            <text:p>0,568743</text:p>
          </table:table-cell>
          <table:table-cell table:style-name="ce6" office:value-type="float" office:value="2.42054" calcext:value-type="float">
            <text:p>2,42054</text:p>
          </table:table-cell>
          <table:table-cell table:style-name="ce3" office:value-type="float" office:value="2.79457" calcext:value-type="float">
            <text:p>2,79457</text:p>
          </table:table-cell>
          <table:table-cell table:style-name="ce6" office:value-type="float" office:value="2.2682" calcext:value-type="float">
            <text:p>2,2682</text:p>
          </table:table-cell>
          <table:table-cell table:style-name="ce3" office:value-type="float" office:value="5.60329" calcext:value-type="float">
            <text:p>5,60329</text:p>
          </table:table-cell>
          <table:table-cell table:style-name="ce6" office:value-type="float" office:value="6.59565" calcext:value-type="float">
            <text:p>6,59565</text:p>
          </table:table-cell>
          <table:table-cell table:style-name="ce3" office:value-type="float" office:value="5.22133" calcext:value-type="float">
            <text:p>5,22133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8]+1" office:value-type="float" office:value="15" calcext:value-type="float">
            <text:p>15</text:p>
          </table:table-cell>
          <table:table-cell table:style-name="ce3" office:value-type="float" office:value="0.609188" calcext:value-type="float">
            <text:p>0,609188</text:p>
          </table:table-cell>
          <table:table-cell table:style-name="ce6" office:value-type="float" office:value="0.686595" calcext:value-type="float">
            <text:p>0,686595</text:p>
          </table:table-cell>
          <table:table-cell table:style-name="ce3" office:value-type="float" office:value="0.56378" calcext:value-type="float">
            <text:p>0,56378</text:p>
          </table:table-cell>
          <table:table-cell table:style-name="ce6" office:value-type="float" office:value="2.41064" calcext:value-type="float">
            <text:p>2,41064</text:p>
          </table:table-cell>
          <table:table-cell table:style-name="ce3" office:value-type="float" office:value="2.85404" calcext:value-type="float">
            <text:p>2,85404</text:p>
          </table:table-cell>
          <table:table-cell table:style-name="ce6" office:value-type="float" office:value="2.35183" calcext:value-type="float">
            <text:p>2,35183</text:p>
          </table:table-cell>
          <table:table-cell table:style-name="ce3" office:value-type="float" office:value="5.65191" calcext:value-type="float">
            <text:p>5,65191</text:p>
          </table:table-cell>
          <table:table-cell table:style-name="ce6" office:value-type="float" office:value="6.46887" calcext:value-type="float">
            <text:p>6,46887</text:p>
          </table:table-cell>
          <table:table-cell table:style-name="ce3" office:value-type="float" office:value="5.21764" calcext:value-type="float">
            <text:p>5,2176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9]+1" office:value-type="float" office:value="16" calcext:value-type="float">
            <text:p>16</text:p>
          </table:table-cell>
          <table:table-cell table:style-name="ce3" office:value-type="float" office:value="0.567586" calcext:value-type="float">
            <text:p>0,567586</text:p>
          </table:table-cell>
          <table:table-cell table:style-name="ce6" office:value-type="float" office:value="0.698102" calcext:value-type="float">
            <text:p>0,698102</text:p>
          </table:table-cell>
          <table:table-cell table:style-name="ce3" office:value-type="float" office:value="0.564026" calcext:value-type="float">
            <text:p>0,564026</text:p>
          </table:table-cell>
          <table:table-cell table:style-name="ce6" office:value-type="float" office:value="2.81428" calcext:value-type="float">
            <text:p>2,81428</text:p>
          </table:table-cell>
          <table:table-cell table:style-name="ce3" office:value-type="float" office:value="2.73743" calcext:value-type="float">
            <text:p>2,73743</text:p>
          </table:table-cell>
          <table:table-cell table:style-name="ce6" office:value-type="float" office:value="2.39787" calcext:value-type="float">
            <text:p>2,39787</text:p>
          </table:table-cell>
          <table:table-cell table:style-name="ce3" office:value-type="float" office:value="6.47711" calcext:value-type="float">
            <text:p>6,47711</text:p>
          </table:table-cell>
          <table:table-cell table:style-name="ce6" office:value-type="float" office:value="5.20482" calcext:value-type="float">
            <text:p>5,20482</text:p>
          </table:table-cell>
          <table:table-cell table:style-name="ce3" office:value-type="float" office:value="5.24198" calcext:value-type="float">
            <text:p>5,2419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0]+1" office:value-type="float" office:value="17" calcext:value-type="float">
            <text:p>17</text:p>
          </table:table-cell>
          <table:table-cell table:style-name="ce3" office:value-type="float" office:value="0.692592" calcext:value-type="float">
            <text:p>0,692592</text:p>
          </table:table-cell>
          <table:table-cell table:style-name="ce6" office:value-type="float" office:value="0.570687" calcext:value-type="float">
            <text:p>0,570687</text:p>
          </table:table-cell>
          <table:table-cell table:style-name="ce3" office:value-type="float" office:value="0.573402" calcext:value-type="float">
            <text:p>0,573402</text:p>
          </table:table-cell>
          <table:table-cell table:style-name="ce6" office:value-type="float" office:value="2.72453" calcext:value-type="float">
            <text:p>2,72453</text:p>
          </table:table-cell>
          <table:table-cell table:style-name="ce3" office:value-type="float" office:value="2.2659" calcext:value-type="float">
            <text:p>2,2659</text:p>
          </table:table-cell>
          <table:table-cell table:style-name="ce6" office:value-type="float" office:value="2.3625" calcext:value-type="float">
            <text:p>2,3625</text:p>
          </table:table-cell>
          <table:table-cell table:style-name="ce3" office:value-type="float" office:value="6.70287" calcext:value-type="float">
            <text:p>6,70287</text:p>
          </table:table-cell>
          <table:table-cell table:style-name="ce6" office:value-type="float" office:value="6.78017" calcext:value-type="float">
            <text:p>6,78017</text:p>
          </table:table-cell>
          <table:table-cell table:style-name="ce3" office:value-type="float" office:value="5.24205" calcext:value-type="float">
            <text:p>5,2420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1]+1" office:value-type="float" office:value="18" calcext:value-type="float">
            <text:p>18</text:p>
          </table:table-cell>
          <table:table-cell table:style-name="ce3" office:value-type="float" office:value="0.572653" calcext:value-type="float">
            <text:p>0,572653</text:p>
          </table:table-cell>
          <table:table-cell table:style-name="ce6" office:value-type="float" office:value="0.601983" calcext:value-type="float">
            <text:p>0,601983</text:p>
          </table:table-cell>
          <table:table-cell table:style-name="ce3" office:value-type="float" office:value="0.570212" calcext:value-type="float">
            <text:p>0,570212</text:p>
          </table:table-cell>
          <table:table-cell table:style-name="ce6" office:value-type="float" office:value="2.57308" calcext:value-type="float">
            <text:p>2,57308</text:p>
          </table:table-cell>
          <table:table-cell table:style-name="ce3" office:value-type="float" office:value="2.79678" calcext:value-type="float">
            <text:p>2,79678</text:p>
          </table:table-cell>
          <table:table-cell table:style-name="ce6" office:value-type="float" office:value="2.25184" calcext:value-type="float">
            <text:p>2,25184</text:p>
          </table:table-cell>
          <table:table-cell table:style-name="ce3" office:value-type="float" office:value="6.45529" calcext:value-type="float">
            <text:p>6,45529</text:p>
          </table:table-cell>
          <table:table-cell table:style-name="ce6" office:value-type="float" office:value="5.2276" calcext:value-type="float">
            <text:p>5,2276</text:p>
          </table:table-cell>
          <table:table-cell table:style-name="ce3" office:value-type="float" office:value="5.25636" calcext:value-type="float">
            <text:p>5,2563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2]+1" office:value-type="float" office:value="19" calcext:value-type="float">
            <text:p>19</text:p>
          </table:table-cell>
          <table:table-cell table:style-name="ce3" office:value-type="float" office:value="0.702351" calcext:value-type="float">
            <text:p>0,702351</text:p>
          </table:table-cell>
          <table:table-cell table:style-name="ce6" office:value-type="float" office:value="0.567128" calcext:value-type="float">
            <text:p>0,567128</text:p>
          </table:table-cell>
          <table:table-cell table:style-name="ce3" office:value-type="float" office:value="0.61455" calcext:value-type="float">
            <text:p>0,61455</text:p>
          </table:table-cell>
          <table:table-cell table:style-name="ce6" office:value-type="float" office:value="2.81477" calcext:value-type="float">
            <text:p>2,81477</text:p>
          </table:table-cell>
          <table:table-cell table:style-name="ce3" office:value-type="float" office:value="2.24858" calcext:value-type="float">
            <text:p>2,24858</text:p>
          </table:table-cell>
          <table:table-cell table:style-name="ce6" office:value-type="float" office:value="2.26556" calcext:value-type="float">
            <text:p>2,26556</text:p>
          </table:table-cell>
          <table:table-cell table:style-name="ce3" office:value-type="float" office:value="6.55445" calcext:value-type="float">
            <text:p>6,55445</text:p>
          </table:table-cell>
          <table:table-cell table:style-name="ce6" office:value-type="float" office:value="5.39012" calcext:value-type="float">
            <text:p>5,39012</text:p>
          </table:table-cell>
          <table:table-cell table:style-name="ce3" office:value-type="float" office:value="5.23969" calcext:value-type="float">
            <text:p>5,23969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3]+1" office:value-type="float" office:value="20" calcext:value-type="float">
            <text:p>20</text:p>
          </table:table-cell>
          <table:table-cell table:style-name="ce3" office:value-type="float" office:value="0.651097" calcext:value-type="float">
            <text:p>0,651097</text:p>
          </table:table-cell>
          <table:table-cell table:style-name="ce6" office:value-type="float" office:value="0.673201" calcext:value-type="float">
            <text:p>0,673201</text:p>
          </table:table-cell>
          <table:table-cell table:style-name="ce3" office:value-type="float" office:value="0.615382" calcext:value-type="float">
            <text:p>0,615382</text:p>
          </table:table-cell>
          <table:table-cell table:style-name="ce6" office:value-type="float" office:value="2.27399" calcext:value-type="float">
            <text:p>2,27399</text:p>
          </table:table-cell>
          <table:table-cell table:style-name="ce3" office:value-type="float" office:value="2.25706" calcext:value-type="float">
            <text:p>2,25706</text:p>
          </table:table-cell>
          <table:table-cell table:style-name="ce6" office:value-type="float" office:value="2.49625" calcext:value-type="float">
            <text:p>2,49625</text:p>
          </table:table-cell>
          <table:table-cell table:style-name="ce3" office:value-type="float" office:value="5.20686" calcext:value-type="float">
            <text:p>5,20686</text:p>
          </table:table-cell>
          <table:table-cell table:style-name="ce6" office:value-type="float" office:value="5.23392" calcext:value-type="float">
            <text:p>5,23392</text:p>
          </table:table-cell>
          <table:table-cell table:style-name="ce3" office:value-type="float" office:value="5.25028" calcext:value-type="float">
            <text:p>5,2502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4]+1" office:value-type="float" office:value="21" calcext:value-type="float">
            <text:p>21</text:p>
          </table:table-cell>
          <table:table-cell table:style-name="ce3" office:value-type="float" office:value="0.574046" calcext:value-type="float">
            <text:p>0,574046</text:p>
          </table:table-cell>
          <table:table-cell table:style-name="ce6" office:value-type="float" office:value="0.646759" calcext:value-type="float">
            <text:p>0,646759</text:p>
          </table:table-cell>
          <table:table-cell table:style-name="ce3" office:value-type="float" office:value="0.57362" calcext:value-type="float">
            <text:p>0,57362</text:p>
          </table:table-cell>
          <table:table-cell table:style-name="ce6" office:value-type="float" office:value="2.26326" calcext:value-type="float">
            <text:p>2,26326</text:p>
          </table:table-cell>
          <table:table-cell table:style-name="ce3" office:value-type="float" office:value="2.94889" calcext:value-type="float">
            <text:p>2,94889</text:p>
          </table:table-cell>
          <table:table-cell table:style-name="ce6" office:value-type="float" office:value="2.25124" calcext:value-type="float">
            <text:p>2,25124</text:p>
          </table:table-cell>
          <table:table-cell table:style-name="ce3" office:value-type="float" office:value="5.21457" calcext:value-type="float">
            <text:p>5,21457</text:p>
          </table:table-cell>
          <table:table-cell table:style-name="ce6" office:value-type="float" office:value="5.25431" calcext:value-type="float">
            <text:p>5,25431</text:p>
          </table:table-cell>
          <table:table-cell table:style-name="ce3" office:value-type="float" office:value="5.20157" calcext:value-type="float">
            <text:p>5,2015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5]+1" office:value-type="float" office:value="22" calcext:value-type="float">
            <text:p>22</text:p>
          </table:table-cell>
          <table:table-cell table:style-name="ce3" office:value-type="float" office:value="0.574795" calcext:value-type="float">
            <text:p>0,574795</text:p>
          </table:table-cell>
          <table:table-cell table:style-name="ce6" office:value-type="float" office:value="0.572703" calcext:value-type="float">
            <text:p>0,572703</text:p>
          </table:table-cell>
          <table:table-cell table:style-name="ce3" office:value-type="float" office:value="0.573894" calcext:value-type="float">
            <text:p>0,573894</text:p>
          </table:table-cell>
          <table:table-cell table:style-name="ce6" office:value-type="float" office:value="2.25349" calcext:value-type="float">
            <text:p>2,25349</text:p>
          </table:table-cell>
          <table:table-cell table:style-name="ce3" office:value-type="float" office:value="2.24761" calcext:value-type="float">
            <text:p>2,24761</text:p>
          </table:table-cell>
          <table:table-cell table:style-name="ce6" office:value-type="float" office:value="2.27211" calcext:value-type="float">
            <text:p>2,27211</text:p>
          </table:table-cell>
          <table:table-cell table:style-name="ce3" office:value-type="float" office:value="5.42554" calcext:value-type="float">
            <text:p>5,42554</text:p>
          </table:table-cell>
          <table:table-cell table:style-name="ce6" office:value-type="float" office:value="6.70607" calcext:value-type="float">
            <text:p>6,70607</text:p>
          </table:table-cell>
          <table:table-cell table:style-name="ce3" office:value-type="float" office:value="5.23055" calcext:value-type="float">
            <text:p>5,2305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6]+1" office:value-type="float" office:value="23" calcext:value-type="float">
            <text:p>23</text:p>
          </table:table-cell>
          <table:table-cell table:style-name="ce3" office:value-type="float" office:value="0.568994" calcext:value-type="float">
            <text:p>0,568994</text:p>
          </table:table-cell>
          <table:table-cell table:style-name="ce6" office:value-type="float" office:value="0.679252" calcext:value-type="float">
            <text:p>0,679252</text:p>
          </table:table-cell>
          <table:table-cell table:style-name="ce3" office:value-type="float" office:value="0.572637" calcext:value-type="float">
            <text:p>0,572637</text:p>
          </table:table-cell>
          <table:table-cell table:style-name="ce6" office:value-type="float" office:value="2.64769" calcext:value-type="float">
            <text:p>2,64769</text:p>
          </table:table-cell>
          <table:table-cell table:style-name="ce3" office:value-type="float" office:value="2.26216" calcext:value-type="float">
            <text:p>2,26216</text:p>
          </table:table-cell>
          <table:table-cell table:style-name="ce6" office:value-type="float" office:value="2.26382" calcext:value-type="float">
            <text:p>2,26382</text:p>
          </table:table-cell>
          <table:table-cell table:style-name="ce3" office:value-type="float" office:value="6.56047" calcext:value-type="float">
            <text:p>6,56047</text:p>
          </table:table-cell>
          <table:table-cell table:style-name="ce6" office:value-type="float" office:value="5.23246" calcext:value-type="float">
            <text:p>5,23246</text:p>
          </table:table-cell>
          <table:table-cell table:style-name="ce3" office:value-type="float" office:value="5.27592" calcext:value-type="float">
            <text:p>5,2759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7]+1" office:value-type="float" office:value="24" calcext:value-type="float">
            <text:p>24</text:p>
          </table:table-cell>
          <table:table-cell table:style-name="ce3" office:value-type="float" office:value="0.574627" calcext:value-type="float">
            <text:p>0,574627</text:p>
          </table:table-cell>
          <table:table-cell table:style-name="ce6" office:value-type="float" office:value="0.577577" calcext:value-type="float">
            <text:p>0,577577</text:p>
          </table:table-cell>
          <table:table-cell table:style-name="ce3" office:value-type="float" office:value="0.56951" calcext:value-type="float">
            <text:p>0,56951</text:p>
          </table:table-cell>
          <table:table-cell table:style-name="ce6" office:value-type="float" office:value="2.26225" calcext:value-type="float">
            <text:p>2,26225</text:p>
          </table:table-cell>
          <table:table-cell table:style-name="ce3" office:value-type="float" office:value="2.24982" calcext:value-type="float">
            <text:p>2,24982</text:p>
          </table:table-cell>
          <table:table-cell table:style-name="ce6" office:value-type="float" office:value="2.25075" calcext:value-type="float">
            <text:p>2,25075</text:p>
          </table:table-cell>
          <table:table-cell table:style-name="ce3" office:value-type="float" office:value="6.61774" calcext:value-type="float">
            <text:p>6,61774</text:p>
          </table:table-cell>
          <table:table-cell table:style-name="ce6" office:value-type="float" office:value="5.23507" calcext:value-type="float">
            <text:p>5,23507</text:p>
          </table:table-cell>
          <table:table-cell table:style-name="ce3" office:value-type="float" office:value="5.21642" calcext:value-type="float">
            <text:p>5,2164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8]+1" office:value-type="float" office:value="25" calcext:value-type="float">
            <text:p>25</text:p>
          </table:table-cell>
          <table:table-cell table:style-name="ce3" office:value-type="float" office:value="0.715205" calcext:value-type="float">
            <text:p>0,715205</text:p>
          </table:table-cell>
          <table:table-cell table:style-name="ce6" office:value-type="float" office:value="0.569881" calcext:value-type="float">
            <text:p>0,569881</text:p>
          </table:table-cell>
          <table:table-cell table:style-name="ce3" office:value-type="float" office:value="0.572454" calcext:value-type="float">
            <text:p>0,572454</text:p>
          </table:table-cell>
          <table:table-cell table:style-name="ce6" office:value-type="float" office:value="2.87485" calcext:value-type="float">
            <text:p>2,87485</text:p>
          </table:table-cell>
          <table:table-cell table:style-name="ce3" office:value-type="float" office:value="2.25945" calcext:value-type="float">
            <text:p>2,25945</text:p>
          </table:table-cell>
          <table:table-cell table:style-name="ce6" office:value-type="float" office:value="2.25979" calcext:value-type="float">
            <text:p>2,25979</text:p>
          </table:table-cell>
          <table:table-cell table:style-name="ce3" office:value-type="float" office:value="6.71311" calcext:value-type="float">
            <text:p>6,71311</text:p>
          </table:table-cell>
          <table:table-cell table:style-name="ce6" office:value-type="float" office:value="5.21373" calcext:value-type="float">
            <text:p>5,21373</text:p>
          </table:table-cell>
          <table:table-cell table:style-name="ce3" office:value-type="float" office:value="5.30312" calcext:value-type="float">
            <text:p>5,3031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29]+1" office:value-type="float" office:value="26" calcext:value-type="float">
            <text:p>26</text:p>
          </table:table-cell>
          <table:table-cell table:style-name="ce3" office:value-type="float" office:value="0.729426" calcext:value-type="float">
            <text:p>0,729426</text:p>
          </table:table-cell>
          <table:table-cell table:style-name="ce6" office:value-type="float" office:value="0.574533" calcext:value-type="float">
            <text:p>0,574533</text:p>
          </table:table-cell>
          <table:table-cell table:style-name="ce3" office:value-type="float" office:value="0.569728" calcext:value-type="float">
            <text:p>0,569728</text:p>
          </table:table-cell>
          <table:table-cell table:style-name="ce6" office:value-type="float" office:value="2.72222" calcext:value-type="float">
            <text:p>2,72222</text:p>
          </table:table-cell>
          <table:table-cell table:style-name="ce3" office:value-type="float" office:value="2.25322" calcext:value-type="float">
            <text:p>2,25322</text:p>
          </table:table-cell>
          <table:table-cell table:style-name="ce6" office:value-type="float" office:value="2.27362" calcext:value-type="float">
            <text:p>2,27362</text:p>
          </table:table-cell>
          <table:table-cell table:style-name="ce3" office:value-type="float" office:value="6.63433" calcext:value-type="float">
            <text:p>6,63433</text:p>
          </table:table-cell>
          <table:table-cell table:style-name="ce6" office:value-type="float" office:value="5.23194" calcext:value-type="float">
            <text:p>5,23194</text:p>
          </table:table-cell>
          <table:table-cell table:style-name="ce3" office:value-type="float" office:value="5.2494" calcext:value-type="float">
            <text:p>5,249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0]+1" office:value-type="float" office:value="27" calcext:value-type="float">
            <text:p>27</text:p>
          </table:table-cell>
          <table:table-cell table:style-name="ce3" office:value-type="float" office:value="0.695532" calcext:value-type="float">
            <text:p>0,695532</text:p>
          </table:table-cell>
          <table:table-cell table:style-name="ce6" office:value-type="float" office:value="0.570051" calcext:value-type="float">
            <text:p>0,570051</text:p>
          </table:table-cell>
          <table:table-cell table:style-name="ce3" office:value-type="float" office:value="0.575245" calcext:value-type="float">
            <text:p>0,575245</text:p>
          </table:table-cell>
          <table:table-cell table:style-name="ce6" office:value-type="float" office:value="2.4684" calcext:value-type="float">
            <text:p>2,4684</text:p>
          </table:table-cell>
          <table:table-cell table:style-name="ce3" office:value-type="float" office:value="2.26424" calcext:value-type="float">
            <text:p>2,26424</text:p>
          </table:table-cell>
          <table:table-cell table:style-name="ce6" office:value-type="float" office:value="2.25545" calcext:value-type="float">
            <text:p>2,25545</text:p>
          </table:table-cell>
          <table:table-cell table:style-name="ce3" office:value-type="float" office:value="5.5678" calcext:value-type="float">
            <text:p>5,5678</text:p>
          </table:table-cell>
          <table:table-cell table:style-name="ce6" office:value-type="float" office:value="5.20876" calcext:value-type="float">
            <text:p>5,20876</text:p>
          </table:table-cell>
          <table:table-cell table:style-name="ce3" office:value-type="float" office:value="5.22185" calcext:value-type="float">
            <text:p>5,2218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1]+1" office:value-type="float" office:value="28" calcext:value-type="float">
            <text:p>28</text:p>
          </table:table-cell>
          <table:table-cell table:style-name="ce3" office:value-type="float" office:value="0.651781" calcext:value-type="float">
            <text:p>0,651781</text:p>
          </table:table-cell>
          <table:table-cell table:style-name="ce6" office:value-type="float" office:value="0.560731" calcext:value-type="float">
            <text:p>0,560731</text:p>
          </table:table-cell>
          <table:table-cell table:style-name="ce3" office:value-type="float" office:value="0.577443" calcext:value-type="float">
            <text:p>0,577443</text:p>
          </table:table-cell>
          <table:table-cell table:style-name="ce6" office:value-type="float" office:value="2.4014" calcext:value-type="float">
            <text:p>2,4014</text:p>
          </table:table-cell>
          <table:table-cell table:style-name="ce3" office:value-type="float" office:value="2.25251" calcext:value-type="float">
            <text:p>2,25251</text:p>
          </table:table-cell>
          <table:table-cell table:style-name="ce6" office:value-type="float" office:value="2.2665" calcext:value-type="float">
            <text:p>2,2665</text:p>
          </table:table-cell>
          <table:table-cell table:style-name="ce3" office:value-type="float" office:value="5.66716" calcext:value-type="float">
            <text:p>5,66716</text:p>
          </table:table-cell>
          <table:table-cell table:style-name="ce6" office:value-type="float" office:value="5.20864" calcext:value-type="float">
            <text:p>5,20864</text:p>
          </table:table-cell>
          <table:table-cell table:style-name="ce3" office:value-type="float" office:value="5.26044" calcext:value-type="float">
            <text:p>5,2604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2]+1" office:value-type="float" office:value="29" calcext:value-type="float">
            <text:p>29</text:p>
          </table:table-cell>
          <table:table-cell table:style-name="ce3" office:value-type="float" office:value="0.589202" calcext:value-type="float">
            <text:p>0,589202</text:p>
          </table:table-cell>
          <table:table-cell table:style-name="ce6" office:value-type="float" office:value="0.583099" calcext:value-type="float">
            <text:p>0,583099</text:p>
          </table:table-cell>
          <table:table-cell table:style-name="ce3" office:value-type="float" office:value="0.566134" calcext:value-type="float">
            <text:p>0,566134</text:p>
          </table:table-cell>
          <table:table-cell table:style-name="ce6" office:value-type="float" office:value="2.72057" calcext:value-type="float">
            <text:p>2,72057</text:p>
          </table:table-cell>
          <table:table-cell table:style-name="ce3" office:value-type="float" office:value="2.75998" calcext:value-type="float">
            <text:p>2,75998</text:p>
          </table:table-cell>
          <table:table-cell table:style-name="ce6" office:value-type="float" office:value="2.26001" calcext:value-type="float">
            <text:p>2,26001</text:p>
          </table:table-cell>
          <table:table-cell table:style-name="ce3" office:value-type="float" office:value="6.59633" calcext:value-type="float">
            <text:p>6,59633</text:p>
          </table:table-cell>
          <table:table-cell table:style-name="ce6" office:value-type="float" office:value="5.34055" calcext:value-type="float">
            <text:p>5,34055</text:p>
          </table:table-cell>
          <table:table-cell table:style-name="ce3" office:value-type="float" office:value="6.16471" calcext:value-type="float">
            <text:p>6,1647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3]+1" office:value-type="float" office:value="30" calcext:value-type="float">
            <text:p>30</text:p>
          </table:table-cell>
          <table:table-cell table:style-name="ce3" office:value-type="float" office:value="0.683727" calcext:value-type="float">
            <text:p>0,683727</text:p>
          </table:table-cell>
          <table:table-cell table:style-name="ce6" office:value-type="float" office:value="0.572235" calcext:value-type="float">
            <text:p>0,572235</text:p>
          </table:table-cell>
          <table:table-cell table:style-name="ce3" office:value-type="float" office:value="0.569039" calcext:value-type="float">
            <text:p>0,569039</text:p>
          </table:table-cell>
          <table:table-cell table:style-name="ce6" office:value-type="float" office:value="2.84841" calcext:value-type="float">
            <text:p>2,84841</text:p>
          </table:table-cell>
          <table:table-cell table:style-name="ce3" office:value-type="float" office:value="2.35052" calcext:value-type="float">
            <text:p>2,35052</text:p>
          </table:table-cell>
          <table:table-cell table:style-name="ce6" office:value-type="float" office:value="2.25887" calcext:value-type="float">
            <text:p>2,25887</text:p>
          </table:table-cell>
          <table:table-cell table:style-name="ce3" office:value-type="float" office:value="5.20661" calcext:value-type="float">
            <text:p>5,20661</text:p>
          </table:table-cell>
          <table:table-cell table:style-name="ce6" office:value-type="float" office:value="5.22982" calcext:value-type="float">
            <text:p>5,22982</text:p>
          </table:table-cell>
          <table:table-cell table:style-name="ce3" office:value-type="float" office:value="5.23749" calcext:value-type="float">
            <text:p>5,23749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4]+1" office:value-type="float" office:value="31" calcext:value-type="float">
            <text:p>31</text:p>
          </table:table-cell>
          <table:table-cell table:style-name="ce3" office:value-type="float" office:value="0.695073" calcext:value-type="float">
            <text:p>0,695073</text:p>
          </table:table-cell>
          <table:table-cell table:style-name="ce6" office:value-type="float" office:value="0.567602" calcext:value-type="float">
            <text:p>0,567602</text:p>
          </table:table-cell>
          <table:table-cell table:style-name="ce3" office:value-type="float" office:value="0.577177" calcext:value-type="float">
            <text:p>0,577177</text:p>
          </table:table-cell>
          <table:table-cell table:style-name="ce6" office:value-type="float" office:value="2.62328" calcext:value-type="float">
            <text:p>2,62328</text:p>
          </table:table-cell>
          <table:table-cell table:style-name="ce3" office:value-type="float" office:value="2.94105" calcext:value-type="float">
            <text:p>2,94105</text:p>
          </table:table-cell>
          <table:table-cell table:style-name="ce6" office:value-type="float" office:value="2.26183" calcext:value-type="float">
            <text:p>2,26183</text:p>
          </table:table-cell>
          <table:table-cell table:style-name="ce3" office:value-type="float" office:value="5.20536" calcext:value-type="float">
            <text:p>5,20536</text:p>
          </table:table-cell>
          <table:table-cell table:style-name="ce6" office:value-type="float" office:value="5.25536" calcext:value-type="float">
            <text:p>5,25536</text:p>
          </table:table-cell>
          <table:table-cell table:style-name="ce3" office:value-type="float" office:value="5.22286" calcext:value-type="float">
            <text:p>5,2228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5]+1" office:value-type="float" office:value="32" calcext:value-type="float">
            <text:p>32</text:p>
          </table:table-cell>
          <table:table-cell table:style-name="ce3" office:value-type="float" office:value="0.624252" calcext:value-type="float">
            <text:p>0,624252</text:p>
          </table:table-cell>
          <table:table-cell table:style-name="ce6" office:value-type="float" office:value="0.685027" calcext:value-type="float">
            <text:p>0,685027</text:p>
          </table:table-cell>
          <table:table-cell table:style-name="ce3" office:value-type="float" office:value="0.578122" calcext:value-type="float">
            <text:p>0,578122</text:p>
          </table:table-cell>
          <table:table-cell table:style-name="ce6" office:value-type="float" office:value="2.73908" calcext:value-type="float">
            <text:p>2,73908</text:p>
          </table:table-cell>
          <table:table-cell table:style-name="ce3" office:value-type="float" office:value="2.25419" calcext:value-type="float">
            <text:p>2,25419</text:p>
          </table:table-cell>
          <table:table-cell table:style-name="ce6" office:value-type="float" office:value="2.2603" calcext:value-type="float">
            <text:p>2,2603</text:p>
          </table:table-cell>
          <table:table-cell table:style-name="ce3" office:value-type="float" office:value="6.48934" calcext:value-type="float">
            <text:p>6,48934</text:p>
          </table:table-cell>
          <table:table-cell table:style-name="ce6" office:value-type="float" office:value="6.61556" calcext:value-type="float">
            <text:p>6,61556</text:p>
          </table:table-cell>
          <table:table-cell table:style-name="ce3" office:value-type="float" office:value="5.23955" calcext:value-type="float">
            <text:p>5,2395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6]+1" office:value-type="float" office:value="33" calcext:value-type="float">
            <text:p>33</text:p>
          </table:table-cell>
          <table:table-cell table:style-name="ce3" office:value-type="float" office:value="0.669375" calcext:value-type="float">
            <text:p>0,669375</text:p>
          </table:table-cell>
          <table:table-cell table:style-name="ce6" office:value-type="float" office:value="0.566862" calcext:value-type="float">
            <text:p>0,566862</text:p>
          </table:table-cell>
          <table:table-cell table:style-name="ce3" office:value-type="float" office:value="0.604167" calcext:value-type="float">
            <text:p>0,604167</text:p>
          </table:table-cell>
          <table:table-cell table:style-name="ce6" office:value-type="float" office:value="2.79251" calcext:value-type="float">
            <text:p>2,79251</text:p>
          </table:table-cell>
          <table:table-cell table:style-name="ce3" office:value-type="float" office:value="2.28621" calcext:value-type="float">
            <text:p>2,28621</text:p>
          </table:table-cell>
          <table:table-cell table:style-name="ce6" office:value-type="float" office:value="2.2603" calcext:value-type="float">
            <text:p>2,2603</text:p>
          </table:table-cell>
          <table:table-cell table:style-name="ce3" office:value-type="float" office:value="5.36352" calcext:value-type="float">
            <text:p>5,36352</text:p>
          </table:table-cell>
          <table:table-cell table:style-name="ce6" office:value-type="float" office:value="5.21559" calcext:value-type="float">
            <text:p>5,21559</text:p>
          </table:table-cell>
          <table:table-cell table:style-name="ce3" office:value-type="float" office:value="5.2491" calcext:value-type="float">
            <text:p>5,249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7]+1" office:value-type="float" office:value="34" calcext:value-type="float">
            <text:p>34</text:p>
          </table:table-cell>
          <table:table-cell table:style-name="ce3" office:value-type="float" office:value="0.568634" calcext:value-type="float">
            <text:p>0,568634</text:p>
          </table:table-cell>
          <table:table-cell table:style-name="ce6" office:value-type="float" office:value="0.564854" calcext:value-type="float">
            <text:p>0,564854</text:p>
          </table:table-cell>
          <table:table-cell table:style-name="ce3" office:value-type="float" office:value="0.568226" calcext:value-type="float">
            <text:p>0,568226</text:p>
          </table:table-cell>
          <table:table-cell table:style-name="ce6" office:value-type="float" office:value="2.26006" calcext:value-type="float">
            <text:p>2,26006</text:p>
          </table:table-cell>
          <table:table-cell table:style-name="ce3" office:value-type="float" office:value="2.85884" calcext:value-type="float">
            <text:p>2,85884</text:p>
          </table:table-cell>
          <table:table-cell table:style-name="ce6" office:value-type="float" office:value="2.26164" calcext:value-type="float">
            <text:p>2,26164</text:p>
          </table:table-cell>
          <table:table-cell table:style-name="ce3" office:value-type="float" office:value="5.54904" calcext:value-type="float">
            <text:p>5,54904</text:p>
          </table:table-cell>
          <table:table-cell table:style-name="ce6" office:value-type="float" office:value="5.22337" calcext:value-type="float">
            <text:p>5,22337</text:p>
          </table:table-cell>
          <table:table-cell table:style-name="ce3" office:value-type="float" office:value="5.2108" calcext:value-type="float">
            <text:p>5,210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8]+1" office:value-type="float" office:value="35" calcext:value-type="float">
            <text:p>35</text:p>
          </table:table-cell>
          <table:table-cell table:style-name="ce3" office:value-type="float" office:value="0.576756" calcext:value-type="float">
            <text:p>0,576756</text:p>
          </table:table-cell>
          <table:table-cell table:style-name="ce6" office:value-type="float" office:value="0.575682" calcext:value-type="float">
            <text:p>0,575682</text:p>
          </table:table-cell>
          <table:table-cell table:style-name="ce3" office:value-type="float" office:value="0.569106" calcext:value-type="float">
            <text:p>0,569106</text:p>
          </table:table-cell>
          <table:table-cell table:style-name="ce6" office:value-type="float" office:value="2.46297" calcext:value-type="float">
            <text:p>2,46297</text:p>
          </table:table-cell>
          <table:table-cell table:style-name="ce3" office:value-type="float" office:value="2.89818" calcext:value-type="float">
            <text:p>2,89818</text:p>
          </table:table-cell>
          <table:table-cell table:style-name="ce6" office:value-type="float" office:value="2.33951" calcext:value-type="float">
            <text:p>2,33951</text:p>
          </table:table-cell>
          <table:table-cell table:style-name="ce3" office:value-type="float" office:value="5.81961" calcext:value-type="float">
            <text:p>5,81961</text:p>
          </table:table-cell>
          <table:table-cell table:style-name="ce6" office:value-type="float" office:value="5.22934" calcext:value-type="float">
            <text:p>5,22934</text:p>
          </table:table-cell>
          <table:table-cell table:style-name="ce3" office:value-type="float" office:value="5.26742" calcext:value-type="float">
            <text:p>5,2674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39]+1" office:value-type="float" office:value="36" calcext:value-type="float">
            <text:p>36</text:p>
          </table:table-cell>
          <table:table-cell table:style-name="ce3" office:value-type="float" office:value="0.642347" calcext:value-type="float">
            <text:p>0,642347</text:p>
          </table:table-cell>
          <table:table-cell table:style-name="ce6" office:value-type="float" office:value="0.73908" calcext:value-type="float">
            <text:p>0,73908</text:p>
          </table:table-cell>
          <table:table-cell table:style-name="ce3" office:value-type="float" office:value="0.563655" calcext:value-type="float">
            <text:p>0,563655</text:p>
          </table:table-cell>
          <table:table-cell table:style-name="ce6" office:value-type="float" office:value="2.28706" calcext:value-type="float">
            <text:p>2,28706</text:p>
          </table:table-cell>
          <table:table-cell table:style-name="ce3" office:value-type="float" office:value="2.84549" calcext:value-type="float">
            <text:p>2,84549</text:p>
          </table:table-cell>
          <table:table-cell table:style-name="ce6" office:value-type="float" office:value="2.35156" calcext:value-type="float">
            <text:p>2,35156</text:p>
          </table:table-cell>
          <table:table-cell table:style-name="ce3" office:value-type="float" office:value="6.04078" calcext:value-type="float">
            <text:p>6,04078</text:p>
          </table:table-cell>
          <table:table-cell table:style-name="ce6" office:value-type="float" office:value="5.23418" calcext:value-type="float">
            <text:p>5,23418</text:p>
          </table:table-cell>
          <table:table-cell table:style-name="ce3" office:value-type="float" office:value="5.2098" calcext:value-type="float">
            <text:p>5,209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0]+1" office:value-type="float" office:value="37" calcext:value-type="float">
            <text:p>37</text:p>
          </table:table-cell>
          <table:table-cell table:style-name="ce3" office:value-type="float" office:value="0.608907" calcext:value-type="float">
            <text:p>0,608907</text:p>
          </table:table-cell>
          <table:table-cell table:style-name="ce6" office:value-type="float" office:value="0.677201" calcext:value-type="float">
            <text:p>0,677201</text:p>
          </table:table-cell>
          <table:table-cell table:style-name="ce3" office:value-type="float" office:value="0.567313" calcext:value-type="float">
            <text:p>0,567313</text:p>
          </table:table-cell>
          <table:table-cell table:style-name="ce6" office:value-type="float" office:value="2.75829" calcext:value-type="float">
            <text:p>2,75829</text:p>
          </table:table-cell>
          <table:table-cell table:style-name="ce3" office:value-type="float" office:value="2.27446" calcext:value-type="float">
            <text:p>2,27446</text:p>
          </table:table-cell>
          <table:table-cell table:style-name="ce6" office:value-type="float" office:value="2.26581" calcext:value-type="float">
            <text:p>2,26581</text:p>
          </table:table-cell>
          <table:table-cell table:style-name="ce3" office:value-type="float" office:value="6.31053" calcext:value-type="float">
            <text:p>6,31053</text:p>
          </table:table-cell>
          <table:table-cell table:style-name="ce6" office:value-type="float" office:value="5.2157" calcext:value-type="float">
            <text:p>5,2157</text:p>
          </table:table-cell>
          <table:table-cell table:style-name="ce3" office:value-type="float" office:value="5.20831" calcext:value-type="float">
            <text:p>5,2083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1]+1" office:value-type="float" office:value="38" calcext:value-type="float">
            <text:p>38</text:p>
          </table:table-cell>
          <table:table-cell table:style-name="ce3" office:value-type="float" office:value="0.665013" calcext:value-type="float">
            <text:p>0,665013</text:p>
          </table:table-cell>
          <table:table-cell table:style-name="ce6" office:value-type="float" office:value="0.762473" calcext:value-type="float">
            <text:p>0,762473</text:p>
          </table:table-cell>
          <table:table-cell table:style-name="ce3" office:value-type="float" office:value="0.569615" calcext:value-type="float">
            <text:p>0,569615</text:p>
          </table:table-cell>
          <table:table-cell table:style-name="ce6" office:value-type="float" office:value="2.80159" calcext:value-type="float">
            <text:p>2,80159</text:p>
          </table:table-cell>
          <table:table-cell table:style-name="ce3" office:value-type="float" office:value="2.89965" calcext:value-type="float">
            <text:p>2,89965</text:p>
          </table:table-cell>
          <table:table-cell table:style-name="ce6" office:value-type="float" office:value="2.8401" calcext:value-type="float">
            <text:p>2,8401</text:p>
          </table:table-cell>
          <table:table-cell table:style-name="ce3" office:value-type="float" office:value="6.56356" calcext:value-type="float">
            <text:p>6,56356</text:p>
          </table:table-cell>
          <table:table-cell table:style-name="ce6" office:value-type="float" office:value="6.84447" calcext:value-type="float">
            <text:p>6,84447</text:p>
          </table:table-cell>
          <table:table-cell table:style-name="ce3" office:value-type="float" office:value="5.24544" calcext:value-type="float">
            <text:p>5,2454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2]+1" office:value-type="float" office:value="39" calcext:value-type="float">
            <text:p>39</text:p>
          </table:table-cell>
          <table:table-cell table:style-name="ce3" office:value-type="float" office:value="0.696326" calcext:value-type="float">
            <text:p>0,696326</text:p>
          </table:table-cell>
          <table:table-cell table:style-name="ce6" office:value-type="float" office:value="0.565527" calcext:value-type="float">
            <text:p>0,565527</text:p>
          </table:table-cell>
          <table:table-cell table:style-name="ce3" office:value-type="float" office:value="0.571042" calcext:value-type="float">
            <text:p>0,571042</text:p>
          </table:table-cell>
          <table:table-cell table:style-name="ce6" office:value-type="float" office:value="2.85905" calcext:value-type="float">
            <text:p>2,85905</text:p>
          </table:table-cell>
          <table:table-cell table:style-name="ce3" office:value-type="float" office:value="2.25375" calcext:value-type="float">
            <text:p>2,25375</text:p>
          </table:table-cell>
          <table:table-cell table:style-name="ce6" office:value-type="float" office:value="2.25905" calcext:value-type="float">
            <text:p>2,25905</text:p>
          </table:table-cell>
          <table:table-cell table:style-name="ce3" office:value-type="float" office:value="6.61945" calcext:value-type="float">
            <text:p>6,61945</text:p>
          </table:table-cell>
          <table:table-cell table:style-name="ce6" office:value-type="float" office:value="5.24461" calcext:value-type="float">
            <text:p>5,24461</text:p>
          </table:table-cell>
          <table:table-cell table:style-name="ce3" office:value-type="float" office:value="5.26668" calcext:value-type="float">
            <text:p>5,2666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3]+1" office:value-type="float" office:value="40" calcext:value-type="float">
            <text:p>40</text:p>
          </table:table-cell>
          <table:table-cell table:style-name="ce3" office:value-type="float" office:value="0.662778" calcext:value-type="float">
            <text:p>0,662778</text:p>
          </table:table-cell>
          <table:table-cell table:style-name="ce6" office:value-type="float" office:value="0.575434" calcext:value-type="float">
            <text:p>0,575434</text:p>
          </table:table-cell>
          <table:table-cell table:style-name="ce3" office:value-type="float" office:value="0.696859" calcext:value-type="float">
            <text:p>0,696859</text:p>
          </table:table-cell>
          <table:table-cell table:style-name="ce6" office:value-type="float" office:value="2.88138" calcext:value-type="float">
            <text:p>2,88138</text:p>
          </table:table-cell>
          <table:table-cell table:style-name="ce3" office:value-type="float" office:value="2.69159" calcext:value-type="float">
            <text:p>2,69159</text:p>
          </table:table-cell>
          <table:table-cell table:style-name="ce6" office:value-type="float" office:value="2.26804" calcext:value-type="float">
            <text:p>2,26804</text:p>
          </table:table-cell>
          <table:table-cell table:style-name="ce3" office:value-type="float" office:value="5.47676" calcext:value-type="float">
            <text:p>5,47676</text:p>
          </table:table-cell>
          <table:table-cell table:style-name="ce6" office:value-type="float" office:value="5.24541" calcext:value-type="float">
            <text:p>5,24541</text:p>
          </table:table-cell>
          <table:table-cell table:style-name="ce3" office:value-type="float" office:value="5.20975" calcext:value-type="float">
            <text:p>5,2097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4]+1" office:value-type="float" office:value="41" calcext:value-type="float">
            <text:p>41</text:p>
          </table:table-cell>
          <table:table-cell table:style-name="ce3" office:value-type="float" office:value="0.703002" calcext:value-type="float">
            <text:p>0,703002</text:p>
          </table:table-cell>
          <table:table-cell table:style-name="ce6" office:value-type="float" office:value="0.565729" calcext:value-type="float">
            <text:p>0,565729</text:p>
          </table:table-cell>
          <table:table-cell table:style-name="ce3" office:value-type="float" office:value="0.586318" calcext:value-type="float">
            <text:p>0,586318</text:p>
          </table:table-cell>
          <table:table-cell table:style-name="ce6" office:value-type="float" office:value="2.89073" calcext:value-type="float">
            <text:p>2,89073</text:p>
          </table:table-cell>
          <table:table-cell table:style-name="ce3" office:value-type="float" office:value="2.25082" calcext:value-type="float">
            <text:p>2,25082</text:p>
          </table:table-cell>
          <table:table-cell table:style-name="ce6" office:value-type="float" office:value="2.26603" calcext:value-type="float">
            <text:p>2,26603</text:p>
          </table:table-cell>
          <table:table-cell table:style-name="ce3" office:value-type="float" office:value="6.54911" calcext:value-type="float">
            <text:p>6,54911</text:p>
          </table:table-cell>
          <table:table-cell table:style-name="ce6" office:value-type="float" office:value="5.29516" calcext:value-type="float">
            <text:p>5,29516</text:p>
          </table:table-cell>
          <table:table-cell table:style-name="ce3" office:value-type="float" office:value="6.16034" calcext:value-type="float">
            <text:p>6,1603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5]+1" office:value-type="float" office:value="42" calcext:value-type="float">
            <text:p>42</text:p>
          </table:table-cell>
          <table:table-cell table:style-name="ce3" office:value-type="float" office:value="0.677885" calcext:value-type="float">
            <text:p>0,677885</text:p>
          </table:table-cell>
          <table:table-cell table:style-name="ce6" office:value-type="float" office:value="0.663379" calcext:value-type="float">
            <text:p>0,663379</text:p>
          </table:table-cell>
          <table:table-cell table:style-name="ce3" office:value-type="float" office:value="0.566682" calcext:value-type="float">
            <text:p>0,566682</text:p>
          </table:table-cell>
          <table:table-cell table:style-name="ce6" office:value-type="float" office:value="2.76808" calcext:value-type="float">
            <text:p>2,76808</text:p>
          </table:table-cell>
          <table:table-cell table:style-name="ce3" office:value-type="float" office:value="2.27029" calcext:value-type="float">
            <text:p>2,27029</text:p>
          </table:table-cell>
          <table:table-cell table:style-name="ce6" office:value-type="float" office:value="2.26559" calcext:value-type="float">
            <text:p>2,26559</text:p>
          </table:table-cell>
          <table:table-cell table:style-name="ce3" office:value-type="float" office:value="6.52589" calcext:value-type="float">
            <text:p>6,52589</text:p>
          </table:table-cell>
          <table:table-cell table:style-name="ce6" office:value-type="float" office:value="6.53343" calcext:value-type="float">
            <text:p>6,53343</text:p>
          </table:table-cell>
          <table:table-cell table:style-name="ce3" office:value-type="float" office:value="5.22586" calcext:value-type="float">
            <text:p>5,2258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6]+1" office:value-type="float" office:value="43" calcext:value-type="float">
            <text:p>43</text:p>
          </table:table-cell>
          <table:table-cell table:style-name="ce3" office:value-type="float" office:value="0.642381" calcext:value-type="float">
            <text:p>0,642381</text:p>
          </table:table-cell>
          <table:table-cell table:style-name="ce6" office:value-type="float" office:value="0.727235" calcext:value-type="float">
            <text:p>0,727235</text:p>
          </table:table-cell>
          <table:table-cell table:style-name="ce3" office:value-type="float" office:value="0.564969" calcext:value-type="float">
            <text:p>0,564969</text:p>
          </table:table-cell>
          <table:table-cell table:style-name="ce6" office:value-type="float" office:value="2.82465" calcext:value-type="float">
            <text:p>2,82465</text:p>
          </table:table-cell>
          <table:table-cell table:style-name="ce3" office:value-type="float" office:value="2.25296" calcext:value-type="float">
            <text:p>2,25296</text:p>
          </table:table-cell>
          <table:table-cell table:style-name="ce6" office:value-type="float" office:value="2.2527" calcext:value-type="float">
            <text:p>2,2527</text:p>
          </table:table-cell>
          <table:table-cell table:style-name="ce3" office:value-type="float" office:value="6.35888" calcext:value-type="float">
            <text:p>6,35888</text:p>
          </table:table-cell>
          <table:table-cell table:style-name="ce6" office:value-type="float" office:value="5.23296" calcext:value-type="float">
            <text:p>5,23296</text:p>
          </table:table-cell>
          <table:table-cell table:style-name="ce3" office:value-type="float" office:value="5.25598" calcext:value-type="float">
            <text:p>5,2559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7]+1" office:value-type="float" office:value="44" calcext:value-type="float">
            <text:p>44</text:p>
          </table:table-cell>
          <table:table-cell table:style-name="ce3" office:value-type="float" office:value="0.75551" calcext:value-type="float">
            <text:p>0,75551</text:p>
          </table:table-cell>
          <table:table-cell table:style-name="ce6" office:value-type="float" office:value="0.564713" calcext:value-type="float">
            <text:p>0,564713</text:p>
          </table:table-cell>
          <table:table-cell table:style-name="ce3" office:value-type="float" office:value="0.573897" calcext:value-type="float">
            <text:p>0,573897</text:p>
          </table:table-cell>
          <table:table-cell table:style-name="ce6" office:value-type="float" office:value="2.89216" calcext:value-type="float">
            <text:p>2,89216</text:p>
          </table:table-cell>
          <table:table-cell table:style-name="ce3" office:value-type="float" office:value="2.25194" calcext:value-type="float">
            <text:p>2,25194</text:p>
          </table:table-cell>
          <table:table-cell table:style-name="ce6" office:value-type="float" office:value="2.24387" calcext:value-type="float">
            <text:p>2,24387</text:p>
          </table:table-cell>
          <table:table-cell table:style-name="ce3" office:value-type="float" office:value="6.4386" calcext:value-type="float">
            <text:p>6,4386</text:p>
          </table:table-cell>
          <table:table-cell table:style-name="ce6" office:value-type="float" office:value="5.21162" calcext:value-type="float">
            <text:p>5,21162</text:p>
          </table:table-cell>
          <table:table-cell table:style-name="ce3" office:value-type="float" office:value="5.20744" calcext:value-type="float">
            <text:p>5,2074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8]+1" office:value-type="float" office:value="45" calcext:value-type="float">
            <text:p>45</text:p>
          </table:table-cell>
          <table:table-cell table:style-name="ce3" office:value-type="float" office:value="0.706722" calcext:value-type="float">
            <text:p>0,706722</text:p>
          </table:table-cell>
          <table:table-cell table:style-name="ce6" office:value-type="float" office:value="0.682069" calcext:value-type="float">
            <text:p>0,682069</text:p>
          </table:table-cell>
          <table:table-cell table:style-name="ce3" office:value-type="float" office:value="0.569575" calcext:value-type="float">
            <text:p>0,569575</text:p>
          </table:table-cell>
          <table:table-cell table:style-name="ce6" office:value-type="float" office:value="2.82128" calcext:value-type="float">
            <text:p>2,82128</text:p>
          </table:table-cell>
          <table:table-cell table:style-name="ce3" office:value-type="float" office:value="2.25492" calcext:value-type="float">
            <text:p>2,25492</text:p>
          </table:table-cell>
          <table:table-cell table:style-name="ce6" office:value-type="float" office:value="2.36576" calcext:value-type="float">
            <text:p>2,36576</text:p>
          </table:table-cell>
          <table:table-cell table:style-name="ce3" office:value-type="float" office:value="5.21679" calcext:value-type="float">
            <text:p>5,21679</text:p>
          </table:table-cell>
          <table:table-cell table:style-name="ce6" office:value-type="float" office:value="6.37374" calcext:value-type="float">
            <text:p>6,37374</text:p>
          </table:table-cell>
          <table:table-cell table:style-name="ce3" office:value-type="float" office:value="6.07108" calcext:value-type="float">
            <text:p>6,0710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49]+1" office:value-type="float" office:value="46" calcext:value-type="float">
            <text:p>46</text:p>
          </table:table-cell>
          <table:table-cell table:style-name="ce3" office:value-type="float" office:value="0.705238" calcext:value-type="float">
            <text:p>0,705238</text:p>
          </table:table-cell>
          <table:table-cell table:style-name="ce6" office:value-type="float" office:value="0.564435" calcext:value-type="float">
            <text:p>0,564435</text:p>
          </table:table-cell>
          <table:table-cell table:style-name="ce3" office:value-type="float" office:value="0.578888" calcext:value-type="float">
            <text:p>0,578888</text:p>
          </table:table-cell>
          <table:table-cell table:style-name="ce6" office:value-type="float" office:value="2.25174" calcext:value-type="float">
            <text:p>2,25174</text:p>
          </table:table-cell>
          <table:table-cell table:style-name="ce3" office:value-type="float" office:value="2.255" calcext:value-type="float">
            <text:p>2,255</text:p>
          </table:table-cell>
          <table:table-cell table:style-name="ce6" office:value-type="float" office:value="2.42271" calcext:value-type="float">
            <text:p>2,42271</text:p>
          </table:table-cell>
          <table:table-cell table:style-name="ce3" office:value-type="float" office:value="6.43166" calcext:value-type="float">
            <text:p>6,43166</text:p>
          </table:table-cell>
          <table:table-cell table:style-name="ce6" office:value-type="float" office:value="5.21671" calcext:value-type="float">
            <text:p>5,21671</text:p>
          </table:table-cell>
          <table:table-cell table:style-name="ce3" office:value-type="float" office:value="5.28466" calcext:value-type="float">
            <text:p>5,2846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0]+1" office:value-type="float" office:value="47" calcext:value-type="float">
            <text:p>47</text:p>
          </table:table-cell>
          <table:table-cell table:style-name="ce3" office:value-type="float" office:value="0.74185" calcext:value-type="float">
            <text:p>0,74185</text:p>
          </table:table-cell>
          <table:table-cell table:style-name="ce6" office:value-type="float" office:value="0.568889" calcext:value-type="float">
            <text:p>0,568889</text:p>
          </table:table-cell>
          <table:table-cell table:style-name="ce3" office:value-type="float" office:value="0.573507" calcext:value-type="float">
            <text:p>0,573507</text:p>
          </table:table-cell>
          <table:table-cell table:style-name="ce6" office:value-type="float" office:value="2.81132" calcext:value-type="float">
            <text:p>2,81132</text:p>
          </table:table-cell>
          <table:table-cell table:style-name="ce3" office:value-type="float" office:value="2.80121" calcext:value-type="float">
            <text:p>2,80121</text:p>
          </table:table-cell>
          <table:table-cell table:style-name="ce6" office:value-type="float" office:value="2.25604" calcext:value-type="float">
            <text:p>2,25604</text:p>
          </table:table-cell>
          <table:table-cell table:style-name="ce3" office:value-type="float" office:value="6.57368" calcext:value-type="float">
            <text:p>6,57368</text:p>
          </table:table-cell>
          <table:table-cell table:style-name="ce6" office:value-type="float" office:value="5.22271" calcext:value-type="float">
            <text:p>5,22271</text:p>
          </table:table-cell>
          <table:table-cell table:style-name="ce3" office:value-type="float" office:value="5.24105" calcext:value-type="float">
            <text:p>5,2410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1]+1" office:value-type="float" office:value="48" calcext:value-type="float">
            <text:p>48</text:p>
          </table:table-cell>
          <table:table-cell table:style-name="ce3" office:value-type="float" office:value="0.748341" calcext:value-type="float">
            <text:p>0,748341</text:p>
          </table:table-cell>
          <table:table-cell table:style-name="ce6" office:value-type="float" office:value="0.574624" calcext:value-type="float">
            <text:p>0,574624</text:p>
          </table:table-cell>
          <table:table-cell table:style-name="ce3" office:value-type="float" office:value="0.568178" calcext:value-type="float">
            <text:p>0,568178</text:p>
          </table:table-cell>
          <table:table-cell table:style-name="ce6" office:value-type="float" office:value="2.79364" calcext:value-type="float">
            <text:p>2,79364</text:p>
          </table:table-cell>
          <table:table-cell table:style-name="ce3" office:value-type="float" office:value="2.82658" calcext:value-type="float">
            <text:p>2,82658</text:p>
          </table:table-cell>
          <table:table-cell table:style-name="ce6" office:value-type="float" office:value="2.27707" calcext:value-type="float">
            <text:p>2,27707</text:p>
          </table:table-cell>
          <table:table-cell table:style-name="ce3" office:value-type="float" office:value="6.0628" calcext:value-type="float">
            <text:p>6,0628</text:p>
          </table:table-cell>
          <table:table-cell table:style-name="ce6" office:value-type="float" office:value="5.22706" calcext:value-type="float">
            <text:p>5,22706</text:p>
          </table:table-cell>
          <table:table-cell table:style-name="ce3" office:value-type="float" office:value="5.22665" calcext:value-type="float">
            <text:p>5,2266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2]+1" office:value-type="float" office:value="49" calcext:value-type="float">
            <text:p>49</text:p>
          </table:table-cell>
          <table:table-cell table:style-name="ce3" office:value-type="float" office:value="0.717994" calcext:value-type="float">
            <text:p>0,717994</text:p>
          </table:table-cell>
          <table:table-cell table:style-name="ce6" office:value-type="float" office:value="0.566078" calcext:value-type="float">
            <text:p>0,566078</text:p>
          </table:table-cell>
          <table:table-cell table:style-name="ce3" office:value-type="float" office:value="0.571996" calcext:value-type="float">
            <text:p>0,571996</text:p>
          </table:table-cell>
          <table:table-cell table:style-name="ce6" office:value-type="float" office:value="2.80246" calcext:value-type="float">
            <text:p>2,80246</text:p>
          </table:table-cell>
          <table:table-cell table:style-name="ce3" office:value-type="float" office:value="2.25402" calcext:value-type="float">
            <text:p>2,25402</text:p>
          </table:table-cell>
          <table:table-cell table:style-name="ce6" office:value-type="float" office:value="2.83426" calcext:value-type="float">
            <text:p>2,83426</text:p>
          </table:table-cell>
          <table:table-cell table:style-name="ce3" office:value-type="float" office:value="6.48312" calcext:value-type="float">
            <text:p>6,48312</text:p>
          </table:table-cell>
          <table:table-cell table:style-name="ce6" office:value-type="float" office:value="6.68275" calcext:value-type="float">
            <text:p>6,68275</text:p>
          </table:table-cell>
          <table:table-cell table:style-name="ce3" office:value-type="float" office:value="5.25682" calcext:value-type="float">
            <text:p>5,2568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3]+1" office:value-type="float" office:value="50" calcext:value-type="float">
            <text:p>50</text:p>
          </table:table-cell>
          <table:table-cell table:style-name="ce3" office:value-type="float" office:value="0.722753" calcext:value-type="float">
            <text:p>0,722753</text:p>
          </table:table-cell>
          <table:table-cell table:style-name="ce6" office:value-type="float" office:value="0.73527" calcext:value-type="float">
            <text:p>0,73527</text:p>
          </table:table-cell>
          <table:table-cell table:style-name="ce3" office:value-type="float" office:value="0.569134" calcext:value-type="float">
            <text:p>0,569134</text:p>
          </table:table-cell>
          <table:table-cell table:style-name="ce6" office:value-type="float" office:value="2.86905" calcext:value-type="float">
            <text:p>2,86905</text:p>
          </table:table-cell>
          <table:table-cell table:style-name="ce3" office:value-type="float" office:value="2.97921" calcext:value-type="float">
            <text:p>2,97921</text:p>
          </table:table-cell>
          <table:table-cell table:style-name="ce6" office:value-type="float" office:value="2.26186" calcext:value-type="float">
            <text:p>2,26186</text:p>
          </table:table-cell>
          <table:table-cell table:style-name="ce3" office:value-type="float" office:value="6.56227" calcext:value-type="float">
            <text:p>6,56227</text:p>
          </table:table-cell>
          <table:table-cell table:style-name="ce6" office:value-type="float" office:value="6.63045" calcext:value-type="float">
            <text:p>6,63045</text:p>
          </table:table-cell>
          <table:table-cell table:style-name="ce3" office:value-type="float" office:value="5.20947" calcext:value-type="float">
            <text:p>5,2094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4]+1" office:value-type="float" office:value="51" calcext:value-type="float">
            <text:p>51</text:p>
          </table:table-cell>
          <table:table-cell table:style-name="ce3" office:value-type="float" office:value="0.695178" calcext:value-type="float">
            <text:p>0,695178</text:p>
          </table:table-cell>
          <table:table-cell table:style-name="ce6" office:value-type="float" office:value="0.568607" calcext:value-type="float">
            <text:p>0,568607</text:p>
          </table:table-cell>
          <table:table-cell table:style-name="ce3" office:value-type="float" office:value="0.608909" calcext:value-type="float">
            <text:p>0,608909</text:p>
          </table:table-cell>
          <table:table-cell table:style-name="ce6" office:value-type="float" office:value="2.77539" calcext:value-type="float">
            <text:p>2,77539</text:p>
          </table:table-cell>
          <table:table-cell table:style-name="ce3" office:value-type="float" office:value="2.26851" calcext:value-type="float">
            <text:p>2,26851</text:p>
          </table:table-cell>
          <table:table-cell table:style-name="ce6" office:value-type="float" office:value="2.26253" calcext:value-type="float">
            <text:p>2,26253</text:p>
          </table:table-cell>
          <table:table-cell table:style-name="ce3" office:value-type="float" office:value="6.29589" calcext:value-type="float">
            <text:p>6,29589</text:p>
          </table:table-cell>
          <table:table-cell table:style-name="ce6" office:value-type="float" office:value="5.23249" calcext:value-type="float">
            <text:p>5,23249</text:p>
          </table:table-cell>
          <table:table-cell table:style-name="ce3" office:value-type="float" office:value="5.23842" calcext:value-type="float">
            <text:p>5,2384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5]+1" office:value-type="float" office:value="52" calcext:value-type="float">
            <text:p>52</text:p>
          </table:table-cell>
          <table:table-cell table:style-name="ce3" office:value-type="float" office:value="0.669042" calcext:value-type="float">
            <text:p>0,669042</text:p>
          </table:table-cell>
          <table:table-cell table:style-name="ce6" office:value-type="float" office:value="0.570961" calcext:value-type="float">
            <text:p>0,570961</text:p>
          </table:table-cell>
          <table:table-cell table:style-name="ce3" office:value-type="float" office:value="0.566367" calcext:value-type="float">
            <text:p>0,566367</text:p>
          </table:table-cell>
          <table:table-cell table:style-name="ce6" office:value-type="float" office:value="2.78773" calcext:value-type="float">
            <text:p>2,78773</text:p>
          </table:table-cell>
          <table:table-cell table:style-name="ce3" office:value-type="float" office:value="2.2753" calcext:value-type="float">
            <text:p>2,2753</text:p>
          </table:table-cell>
          <table:table-cell table:style-name="ce6" office:value-type="float" office:value="2.25523" calcext:value-type="float">
            <text:p>2,25523</text:p>
          </table:table-cell>
          <table:table-cell table:style-name="ce3" office:value-type="float" office:value="6.36812" calcext:value-type="float">
            <text:p>6,36812</text:p>
          </table:table-cell>
          <table:table-cell table:style-name="ce6" office:value-type="float" office:value="6.35716" calcext:value-type="float">
            <text:p>6,35716</text:p>
          </table:table-cell>
          <table:table-cell table:style-name="ce3" office:value-type="float" office:value="5.24944" calcext:value-type="float">
            <text:p>5,2494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6]+1" office:value-type="float" office:value="53" calcext:value-type="float">
            <text:p>53</text:p>
          </table:table-cell>
          <table:table-cell table:style-name="ce3" office:value-type="float" office:value="0.721716" calcext:value-type="float">
            <text:p>0,721716</text:p>
          </table:table-cell>
          <table:table-cell table:style-name="ce6" office:value-type="float" office:value="0.568889" calcext:value-type="float">
            <text:p>0,568889</text:p>
          </table:table-cell>
          <table:table-cell table:style-name="ce3" office:value-type="float" office:value="0.579909" calcext:value-type="float">
            <text:p>0,579909</text:p>
          </table:table-cell>
          <table:table-cell table:style-name="ce6" office:value-type="float" office:value="2.86887" calcext:value-type="float">
            <text:p>2,86887</text:p>
          </table:table-cell>
          <table:table-cell table:style-name="ce3" office:value-type="float" office:value="2.81706" calcext:value-type="float">
            <text:p>2,81706</text:p>
          </table:table-cell>
          <table:table-cell table:style-name="ce6" office:value-type="float" office:value="2.26418" calcext:value-type="float">
            <text:p>2,26418</text:p>
          </table:table-cell>
          <table:table-cell table:style-name="ce3" office:value-type="float" office:value="6.50626" calcext:value-type="float">
            <text:p>6,50626</text:p>
          </table:table-cell>
          <table:table-cell table:style-name="ce6" office:value-type="float" office:value="5.24141" calcext:value-type="float">
            <text:p>5,24141</text:p>
          </table:table-cell>
          <table:table-cell table:style-name="ce3" office:value-type="float" office:value="5.21239" calcext:value-type="float">
            <text:p>5,21239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7]+1" office:value-type="float" office:value="54" calcext:value-type="float">
            <text:p>54</text:p>
          </table:table-cell>
          <table:table-cell table:style-name="ce3" office:value-type="float" office:value="0.745473" calcext:value-type="float">
            <text:p>0,745473</text:p>
          </table:table-cell>
          <table:table-cell table:style-name="ce6" office:value-type="float" office:value="0.687433" calcext:value-type="float">
            <text:p>0,687433</text:p>
          </table:table-cell>
          <table:table-cell table:style-name="ce3" office:value-type="float" office:value="0.571023" calcext:value-type="float">
            <text:p>0,571023</text:p>
          </table:table-cell>
          <table:table-cell table:style-name="ce6" office:value-type="float" office:value="2.81332" calcext:value-type="float">
            <text:p>2,81332</text:p>
          </table:table-cell>
          <table:table-cell table:style-name="ce3" office:value-type="float" office:value="2.26103" calcext:value-type="float">
            <text:p>2,26103</text:p>
          </table:table-cell>
          <table:table-cell table:style-name="ce6" office:value-type="float" office:value="2.24649" calcext:value-type="float">
            <text:p>2,24649</text:p>
          </table:table-cell>
          <table:table-cell table:style-name="ce3" office:value-type="float" office:value="6.49234" calcext:value-type="float">
            <text:p>6,49234</text:p>
          </table:table-cell>
          <table:table-cell table:style-name="ce6" office:value-type="float" office:value="5.2166" calcext:value-type="float">
            <text:p>5,2166</text:p>
          </table:table-cell>
          <table:table-cell table:style-name="ce3" office:value-type="float" office:value="6.31395" calcext:value-type="float">
            <text:p>6,3139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8]+1" office:value-type="float" office:value="55" calcext:value-type="float">
            <text:p>55</text:p>
          </table:table-cell>
          <table:table-cell table:style-name="ce3" office:value-type="float" office:value="0.739119" calcext:value-type="float">
            <text:p>0,739119</text:p>
          </table:table-cell>
          <table:table-cell table:style-name="ce6" office:value-type="float" office:value="0.665459" calcext:value-type="float">
            <text:p>0,665459</text:p>
          </table:table-cell>
          <table:table-cell table:style-name="ce3" office:value-type="float" office:value="0.576671" calcext:value-type="float">
            <text:p>0,576671</text:p>
          </table:table-cell>
          <table:table-cell table:style-name="ce6" office:value-type="float" office:value="2.82943" calcext:value-type="float">
            <text:p>2,82943</text:p>
          </table:table-cell>
          <table:table-cell table:style-name="ce3" office:value-type="float" office:value="2.37008" calcext:value-type="float">
            <text:p>2,37008</text:p>
          </table:table-cell>
          <table:table-cell table:style-name="ce6" office:value-type="float" office:value="2.28403" calcext:value-type="float">
            <text:p>2,28403</text:p>
          </table:table-cell>
          <table:table-cell table:style-name="ce3" office:value-type="float" office:value="6.45951" calcext:value-type="float">
            <text:p>6,45951</text:p>
          </table:table-cell>
          <table:table-cell table:style-name="ce6" office:value-type="float" office:value="5.23391" calcext:value-type="float">
            <text:p>5,23391</text:p>
          </table:table-cell>
          <table:table-cell table:style-name="ce3" office:value-type="float" office:value="5.22958" calcext:value-type="float">
            <text:p>5,2295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59]+1" office:value-type="float" office:value="56" calcext:value-type="float">
            <text:p>56</text:p>
          </table:table-cell>
          <table:table-cell table:style-name="ce3" office:value-type="float" office:value="0.674058" calcext:value-type="float">
            <text:p>0,674058</text:p>
          </table:table-cell>
          <table:table-cell table:style-name="ce6" office:value-type="float" office:value="0.566868" calcext:value-type="float">
            <text:p>0,566868</text:p>
          </table:table-cell>
          <table:table-cell table:style-name="ce3" office:value-type="float" office:value="0.578459" calcext:value-type="float">
            <text:p>0,578459</text:p>
          </table:table-cell>
          <table:table-cell table:style-name="ce6" office:value-type="float" office:value="2.87684" calcext:value-type="float">
            <text:p>2,87684</text:p>
          </table:table-cell>
          <table:table-cell table:style-name="ce3" office:value-type="float" office:value="2.70033" calcext:value-type="float">
            <text:p>2,70033</text:p>
          </table:table-cell>
          <table:table-cell table:style-name="ce6" office:value-type="float" office:value="2.257" calcext:value-type="float">
            <text:p>2,257</text:p>
          </table:table-cell>
          <table:table-cell table:style-name="ce3" office:value-type="float" office:value="6.44092" calcext:value-type="float">
            <text:p>6,44092</text:p>
          </table:table-cell>
          <table:table-cell table:style-name="ce6" office:value-type="float" office:value="5.21968" calcext:value-type="float">
            <text:p>5,21968</text:p>
          </table:table-cell>
          <table:table-cell table:style-name="ce3" office:value-type="float" office:value="6.08838" calcext:value-type="float">
            <text:p>6,0883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0]+1" office:value-type="float" office:value="57" calcext:value-type="float">
            <text:p>57</text:p>
          </table:table-cell>
          <table:table-cell table:style-name="ce3" office:value-type="float" office:value="0.674702" calcext:value-type="float">
            <text:p>0,674702</text:p>
          </table:table-cell>
          <table:table-cell table:style-name="ce6" office:value-type="float" office:value="0.573534" calcext:value-type="float">
            <text:p>0,573534</text:p>
          </table:table-cell>
          <table:table-cell table:style-name="ce3" office:value-type="float" office:value="0.576939" calcext:value-type="float">
            <text:p>0,576939</text:p>
          </table:table-cell>
          <table:table-cell table:style-name="ce6" office:value-type="float" office:value="2.70163" calcext:value-type="float">
            <text:p>2,70163</text:p>
          </table:table-cell>
          <table:table-cell table:style-name="ce3" office:value-type="float" office:value="2.93858" calcext:value-type="float">
            <text:p>2,93858</text:p>
          </table:table-cell>
          <table:table-cell table:style-name="ce6" office:value-type="float" office:value="2.27651" calcext:value-type="float">
            <text:p>2,27651</text:p>
          </table:table-cell>
          <table:table-cell table:style-name="ce3" office:value-type="float" office:value="6.36809" calcext:value-type="float">
            <text:p>6,36809</text:p>
          </table:table-cell>
          <table:table-cell table:style-name="ce6" office:value-type="float" office:value="5.34591" calcext:value-type="float">
            <text:p>5,34591</text:p>
          </table:table-cell>
          <table:table-cell table:style-name="ce3" office:value-type="float" office:value="5.25144" calcext:value-type="float">
            <text:p>5,2514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1]+1" office:value-type="float" office:value="58" calcext:value-type="float">
            <text:p>58</text:p>
          </table:table-cell>
          <table:table-cell table:style-name="ce3" office:value-type="float" office:value="0.694945" calcext:value-type="float">
            <text:p>0,694945</text:p>
          </table:table-cell>
          <table:table-cell table:style-name="ce6" office:value-type="float" office:value="0.720648" calcext:value-type="float">
            <text:p>0,720648</text:p>
          </table:table-cell>
          <table:table-cell table:style-name="ce3" office:value-type="float" office:value="0.563743" calcext:value-type="float">
            <text:p>0,563743</text:p>
          </table:table-cell>
          <table:table-cell table:style-name="ce6" office:value-type="float" office:value="2.8167" calcext:value-type="float">
            <text:p>2,8167</text:p>
          </table:table-cell>
          <table:table-cell table:style-name="ce3" office:value-type="float" office:value="2.26425" calcext:value-type="float">
            <text:p>2,26425</text:p>
          </table:table-cell>
          <table:table-cell table:style-name="ce6" office:value-type="float" office:value="2.354" calcext:value-type="float">
            <text:p>2,354</text:p>
          </table:table-cell>
          <table:table-cell table:style-name="ce3" office:value-type="float" office:value="6.45311" calcext:value-type="float">
            <text:p>6,45311</text:p>
          </table:table-cell>
          <table:table-cell table:style-name="ce6" office:value-type="float" office:value="5.22891" calcext:value-type="float">
            <text:p>5,22891</text:p>
          </table:table-cell>
          <table:table-cell table:style-name="ce3" office:value-type="float" office:value="5.22764" calcext:value-type="float">
            <text:p>5,2276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2]+1" office:value-type="float" office:value="59" calcext:value-type="float">
            <text:p>59</text:p>
          </table:table-cell>
          <table:table-cell table:style-name="ce3" office:value-type="float" office:value="0.717365" calcext:value-type="float">
            <text:p>0,717365</text:p>
          </table:table-cell>
          <table:table-cell table:style-name="ce6" office:value-type="float" office:value="0.572292" calcext:value-type="float">
            <text:p>0,572292</text:p>
          </table:table-cell>
          <table:table-cell table:style-name="ce3" office:value-type="float" office:value="0.57543" calcext:value-type="float">
            <text:p>0,57543</text:p>
          </table:table-cell>
          <table:table-cell table:style-name="ce6" office:value-type="float" office:value="2.84196" calcext:value-type="float">
            <text:p>2,84196</text:p>
          </table:table-cell>
          <table:table-cell table:style-name="ce3" office:value-type="float" office:value="2.95578" calcext:value-type="float">
            <text:p>2,95578</text:p>
          </table:table-cell>
          <table:table-cell table:style-name="ce6" office:value-type="float" office:value="2.27952" calcext:value-type="float">
            <text:p>2,27952</text:p>
          </table:table-cell>
          <table:table-cell table:style-name="ce3" office:value-type="float" office:value="6.46705" calcext:value-type="float">
            <text:p>6,46705</text:p>
          </table:table-cell>
          <table:table-cell table:style-name="ce6" office:value-type="float" office:value="5.22396" calcext:value-type="float">
            <text:p>5,22396</text:p>
          </table:table-cell>
          <table:table-cell table:style-name="ce3" office:value-type="float" office:value="5.27665" calcext:value-type="float">
            <text:p>5,2766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3]+1" office:value-type="float" office:value="60" calcext:value-type="float">
            <text:p>60</text:p>
          </table:table-cell>
          <table:table-cell table:style-name="ce3" office:value-type="float" office:value="0.670209" calcext:value-type="float">
            <text:p>0,670209</text:p>
          </table:table-cell>
          <table:table-cell table:style-name="ce6" office:value-type="float" office:value="0.568995" calcext:value-type="float">
            <text:p>0,568995</text:p>
          </table:table-cell>
          <table:table-cell table:style-name="ce3" office:value-type="float" office:value="0.57024" calcext:value-type="float">
            <text:p>0,57024</text:p>
          </table:table-cell>
          <table:table-cell table:style-name="ce6" office:value-type="float" office:value="2.77641" calcext:value-type="float">
            <text:p>2,77641</text:p>
          </table:table-cell>
          <table:table-cell table:style-name="ce3" office:value-type="float" office:value="2.25822" calcext:value-type="float">
            <text:p>2,25822</text:p>
          </table:table-cell>
          <table:table-cell table:style-name="ce6" office:value-type="float" office:value="2.25052" calcext:value-type="float">
            <text:p>2,25052</text:p>
          </table:table-cell>
          <table:table-cell table:style-name="ce3" office:value-type="float" office:value="6.6062" calcext:value-type="float">
            <text:p>6,6062</text:p>
          </table:table-cell>
          <table:table-cell table:style-name="ce6" office:value-type="float" office:value="5.22635" calcext:value-type="float">
            <text:p>5,22635</text:p>
          </table:table-cell>
          <table:table-cell table:style-name="ce3" office:value-type="float" office:value="5.22063" calcext:value-type="float">
            <text:p>5,22063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4]+1" office:value-type="float" office:value="61" calcext:value-type="float">
            <text:p>61</text:p>
          </table:table-cell>
          <table:table-cell table:style-name="ce3" office:value-type="float" office:value="0.674461" calcext:value-type="float">
            <text:p>0,674461</text:p>
          </table:table-cell>
          <table:table-cell table:style-name="ce6" office:value-type="float" office:value="0.576726" calcext:value-type="float">
            <text:p>0,576726</text:p>
          </table:table-cell>
          <table:table-cell table:style-name="ce3" office:value-type="float" office:value="0.569481" calcext:value-type="float">
            <text:p>0,569481</text:p>
          </table:table-cell>
          <table:table-cell table:style-name="ce6" office:value-type="float" office:value="2.56342" calcext:value-type="float">
            <text:p>2,56342</text:p>
          </table:table-cell>
          <table:table-cell table:style-name="ce3" office:value-type="float" office:value="2.25327" calcext:value-type="float">
            <text:p>2,25327</text:p>
          </table:table-cell>
          <table:table-cell table:style-name="ce6" office:value-type="float" office:value="2.26515" calcext:value-type="float">
            <text:p>2,26515</text:p>
          </table:table-cell>
          <table:table-cell table:style-name="ce3" office:value-type="float" office:value="6.49714" calcext:value-type="float">
            <text:p>6,49714</text:p>
          </table:table-cell>
          <table:table-cell table:style-name="ce6" office:value-type="float" office:value="6.82343" calcext:value-type="float">
            <text:p>6,82343</text:p>
          </table:table-cell>
          <table:table-cell table:style-name="ce3" office:value-type="float" office:value="6.15775" calcext:value-type="float">
            <text:p>6,1577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5]+1" office:value-type="float" office:value="62" calcext:value-type="float">
            <text:p>62</text:p>
          </table:table-cell>
          <table:table-cell table:style-name="ce3" office:value-type="float" office:value="0.586886" calcext:value-type="float">
            <text:p>0,586886</text:p>
          </table:table-cell>
          <table:table-cell table:style-name="ce6" office:value-type="float" office:value="0.565487" calcext:value-type="float">
            <text:p>0,565487</text:p>
          </table:table-cell>
          <table:table-cell table:style-name="ce3" office:value-type="float" office:value="0.577394" calcext:value-type="float">
            <text:p>0,577394</text:p>
          </table:table-cell>
          <table:table-cell table:style-name="ce6" office:value-type="float" office:value="2.81606" calcext:value-type="float">
            <text:p>2,81606</text:p>
          </table:table-cell>
          <table:table-cell table:style-name="ce3" office:value-type="float" office:value="2.78277" calcext:value-type="float">
            <text:p>2,78277</text:p>
          </table:table-cell>
          <table:table-cell table:style-name="ce6" office:value-type="float" office:value="2.25324" calcext:value-type="float">
            <text:p>2,25324</text:p>
          </table:table-cell>
          <table:table-cell table:style-name="ce3" office:value-type="float" office:value="6.54693" calcext:value-type="float">
            <text:p>6,54693</text:p>
          </table:table-cell>
          <table:table-cell table:style-name="ce6" office:value-type="float" office:value="6.59288" calcext:value-type="float">
            <text:p>6,59288</text:p>
          </table:table-cell>
          <table:table-cell table:style-name="ce3" office:value-type="float" office:value="5.213" calcext:value-type="float">
            <text:p>5,213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6]+1" office:value-type="float" office:value="63" calcext:value-type="float">
            <text:p>63</text:p>
          </table:table-cell>
          <table:table-cell table:style-name="ce3" office:value-type="float" office:value="0.69843" calcext:value-type="float">
            <text:p>0,69843</text:p>
          </table:table-cell>
          <table:table-cell table:style-name="ce6" office:value-type="float" office:value="0.738556" calcext:value-type="float">
            <text:p>0,738556</text:p>
          </table:table-cell>
          <table:table-cell table:style-name="ce3" office:value-type="float" office:value="0.695412" calcext:value-type="float">
            <text:p>0,695412</text:p>
          </table:table-cell>
          <table:table-cell table:style-name="ce6" office:value-type="float" office:value="2.84685" calcext:value-type="float">
            <text:p>2,84685</text:p>
          </table:table-cell>
          <table:table-cell table:style-name="ce3" office:value-type="float" office:value="2.87179" calcext:value-type="float">
            <text:p>2,87179</text:p>
          </table:table-cell>
          <table:table-cell table:style-name="ce6" office:value-type="float" office:value="2.26007" calcext:value-type="float">
            <text:p>2,26007</text:p>
          </table:table-cell>
          <table:table-cell table:style-name="ce3" office:value-type="float" office:value="6.50612" calcext:value-type="float">
            <text:p>6,50612</text:p>
          </table:table-cell>
          <table:table-cell table:style-name="ce6" office:value-type="float" office:value="5.25238" calcext:value-type="float">
            <text:p>5,25238</text:p>
          </table:table-cell>
          <table:table-cell table:style-name="ce3" office:value-type="float" office:value="5.23964" calcext:value-type="float">
            <text:p>5,2396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7]+1" office:value-type="float" office:value="64" calcext:value-type="float">
            <text:p>64</text:p>
          </table:table-cell>
          <table:table-cell table:style-name="ce3" office:value-type="float" office:value="0.610335" calcext:value-type="float">
            <text:p>0,610335</text:p>
          </table:table-cell>
          <table:table-cell table:style-name="ce6" office:value-type="float" office:value="0.743555" calcext:value-type="float">
            <text:p>0,743555</text:p>
          </table:table-cell>
          <table:table-cell table:style-name="ce3" office:value-type="float" office:value="0.567916" calcext:value-type="float">
            <text:p>0,567916</text:p>
          </table:table-cell>
          <table:table-cell table:style-name="ce6" office:value-type="float" office:value="2.68554" calcext:value-type="float">
            <text:p>2,68554</text:p>
          </table:table-cell>
          <table:table-cell table:style-name="ce3" office:value-type="float" office:value="2.24764" calcext:value-type="float">
            <text:p>2,24764</text:p>
          </table:table-cell>
          <table:table-cell table:style-name="ce6" office:value-type="float" office:value="2.27211" calcext:value-type="float">
            <text:p>2,27211</text:p>
          </table:table-cell>
          <table:table-cell table:style-name="ce3" office:value-type="float" office:value="6.49271" calcext:value-type="float">
            <text:p>6,49271</text:p>
          </table:table-cell>
          <table:table-cell table:style-name="ce6" office:value-type="float" office:value="5.2244" calcext:value-type="float">
            <text:p>5,2244</text:p>
          </table:table-cell>
          <table:table-cell table:style-name="ce3" office:value-type="float" office:value="5.21915" calcext:value-type="float">
            <text:p>5,2191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8]+1" office:value-type="float" office:value="65" calcext:value-type="float">
            <text:p>65</text:p>
          </table:table-cell>
          <table:table-cell table:style-name="ce3" office:value-type="float" office:value="0.566124" calcext:value-type="float">
            <text:p>0,566124</text:p>
          </table:table-cell>
          <table:table-cell table:style-name="ce6" office:value-type="float" office:value="0.575177" calcext:value-type="float">
            <text:p>0,575177</text:p>
          </table:table-cell>
          <table:table-cell table:style-name="ce3" office:value-type="float" office:value="0.574248" calcext:value-type="float">
            <text:p>0,574248</text:p>
          </table:table-cell>
          <table:table-cell table:style-name="ce6" office:value-type="float" office:value="2.73147" calcext:value-type="float">
            <text:p>2,73147</text:p>
          </table:table-cell>
          <table:table-cell table:style-name="ce3" office:value-type="float" office:value="2.32015" calcext:value-type="float">
            <text:p>2,32015</text:p>
          </table:table-cell>
          <table:table-cell table:style-name="ce6" office:value-type="float" office:value="2.27256" calcext:value-type="float">
            <text:p>2,27256</text:p>
          </table:table-cell>
          <table:table-cell table:style-name="ce3" office:value-type="float" office:value="6.30818" calcext:value-type="float">
            <text:p>6,30818</text:p>
          </table:table-cell>
          <table:table-cell table:style-name="ce6" office:value-type="float" office:value="6.23289" calcext:value-type="float">
            <text:p>6,23289</text:p>
          </table:table-cell>
          <table:table-cell table:style-name="ce3" office:value-type="float" office:value="6.1651" calcext:value-type="float">
            <text:p>6,165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69]+1" office:value-type="float" office:value="66" calcext:value-type="float">
            <text:p>66</text:p>
          </table:table-cell>
          <table:table-cell table:style-name="ce3" office:value-type="float" office:value="0.656406" calcext:value-type="float">
            <text:p>0,656406</text:p>
          </table:table-cell>
          <table:table-cell table:style-name="ce6" office:value-type="float" office:value="0.582096" calcext:value-type="float">
            <text:p>0,582096</text:p>
          </table:table-cell>
          <table:table-cell table:style-name="ce3" office:value-type="float" office:value="0.571972" calcext:value-type="float">
            <text:p>0,571972</text:p>
          </table:table-cell>
          <table:table-cell table:style-name="ce6" office:value-type="float" office:value="2.776" calcext:value-type="float">
            <text:p>2,776</text:p>
          </table:table-cell>
          <table:table-cell table:style-name="ce3" office:value-type="float" office:value="2.25067" calcext:value-type="float">
            <text:p>2,25067</text:p>
          </table:table-cell>
          <table:table-cell table:style-name="ce6" office:value-type="float" office:value="2.25698" calcext:value-type="float">
            <text:p>2,25698</text:p>
          </table:table-cell>
          <table:table-cell table:style-name="ce3" office:value-type="float" office:value="6.65152" calcext:value-type="float">
            <text:p>6,65152</text:p>
          </table:table-cell>
          <table:table-cell table:style-name="ce6" office:value-type="float" office:value="5.21917" calcext:value-type="float">
            <text:p>5,21917</text:p>
          </table:table-cell>
          <table:table-cell table:style-name="ce3" office:value-type="float" office:value="5.21511" calcext:value-type="float">
            <text:p>5,2151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0]+1" office:value-type="float" office:value="67" calcext:value-type="float">
            <text:p>67</text:p>
          </table:table-cell>
          <table:table-cell table:style-name="ce3" office:value-type="float" office:value="0.572436" calcext:value-type="float">
            <text:p>0,572436</text:p>
          </table:table-cell>
          <table:table-cell table:style-name="ce6" office:value-type="float" office:value="0.664703" calcext:value-type="float">
            <text:p>0,664703</text:p>
          </table:table-cell>
          <table:table-cell table:style-name="ce3" office:value-type="float" office:value="0.570612" calcext:value-type="float">
            <text:p>0,570612</text:p>
          </table:table-cell>
          <table:table-cell table:style-name="ce6" office:value-type="float" office:value="2.73169" calcext:value-type="float">
            <text:p>2,73169</text:p>
          </table:table-cell>
          <table:table-cell table:style-name="ce3" office:value-type="float" office:value="2.26315" calcext:value-type="float">
            <text:p>2,26315</text:p>
          </table:table-cell>
          <table:table-cell table:style-name="ce6" office:value-type="float" office:value="2.25912" calcext:value-type="float">
            <text:p>2,25912</text:p>
          </table:table-cell>
          <table:table-cell table:style-name="ce3" office:value-type="float" office:value="5.84049" calcext:value-type="float">
            <text:p>5,84049</text:p>
          </table:table-cell>
          <table:table-cell table:style-name="ce6" office:value-type="float" office:value="6.55885" calcext:value-type="float">
            <text:p>6,55885</text:p>
          </table:table-cell>
          <table:table-cell table:style-name="ce3" office:value-type="float" office:value="5.21861" calcext:value-type="float">
            <text:p>5,2186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1]+1" office:value-type="float" office:value="68" calcext:value-type="float">
            <text:p>68</text:p>
          </table:table-cell>
          <table:table-cell table:style-name="ce3" office:value-type="float" office:value="0.571307" calcext:value-type="float">
            <text:p>0,571307</text:p>
          </table:table-cell>
          <table:table-cell table:style-name="ce6" office:value-type="float" office:value="0.572035" calcext:value-type="float">
            <text:p>0,572035</text:p>
          </table:table-cell>
          <table:table-cell table:style-name="ce3" office:value-type="float" office:value="0.639821" calcext:value-type="float">
            <text:p>0,639821</text:p>
          </table:table-cell>
          <table:table-cell table:style-name="ce6" office:value-type="float" office:value="2.84734" calcext:value-type="float">
            <text:p>2,84734</text:p>
          </table:table-cell>
          <table:table-cell table:style-name="ce3" office:value-type="float" office:value="2.26983" calcext:value-type="float">
            <text:p>2,26983</text:p>
          </table:table-cell>
          <table:table-cell table:style-name="ce6" office:value-type="float" office:value="2.26901" calcext:value-type="float">
            <text:p>2,26901</text:p>
          </table:table-cell>
          <table:table-cell table:style-name="ce3" office:value-type="float" office:value="6.74348" calcext:value-type="float">
            <text:p>6,74348</text:p>
          </table:table-cell>
          <table:table-cell table:style-name="ce6" office:value-type="float" office:value="5.28706" calcext:value-type="float">
            <text:p>5,28706</text:p>
          </table:table-cell>
          <table:table-cell table:style-name="ce3" office:value-type="float" office:value="5.24135" calcext:value-type="float">
            <text:p>5,2413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2]+1" office:value-type="float" office:value="69" calcext:value-type="float">
            <text:p>69</text:p>
          </table:table-cell>
          <table:table-cell table:style-name="ce3" office:value-type="float" office:value="0.676541" calcext:value-type="float">
            <text:p>0,676541</text:p>
          </table:table-cell>
          <table:table-cell table:style-name="ce6" office:value-type="float" office:value="0.736582" calcext:value-type="float">
            <text:p>0,736582</text:p>
          </table:table-cell>
          <table:table-cell table:style-name="ce3" office:value-type="float" office:value="0.567034" calcext:value-type="float">
            <text:p>0,567034</text:p>
          </table:table-cell>
          <table:table-cell table:style-name="ce6" office:value-type="float" office:value="2.70979" calcext:value-type="float">
            <text:p>2,70979</text:p>
          </table:table-cell>
          <table:table-cell table:style-name="ce3" office:value-type="float" office:value="2.26351" calcext:value-type="float">
            <text:p>2,26351</text:p>
          </table:table-cell>
          <table:table-cell table:style-name="ce6" office:value-type="float" office:value="2.27011" calcext:value-type="float">
            <text:p>2,27011</text:p>
          </table:table-cell>
          <table:table-cell table:style-name="ce3" office:value-type="float" office:value="6.54427" calcext:value-type="float">
            <text:p>6,54427</text:p>
          </table:table-cell>
          <table:table-cell table:style-name="ce6" office:value-type="float" office:value="6.64596" calcext:value-type="float">
            <text:p>6,64596</text:p>
          </table:table-cell>
          <table:table-cell table:style-name="ce3" office:value-type="float" office:value="5.22637" calcext:value-type="float">
            <text:p>5,2263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3]+1" office:value-type="float" office:value="70" calcext:value-type="float">
            <text:p>70</text:p>
          </table:table-cell>
          <table:table-cell table:style-name="ce3" office:value-type="float" office:value="0.734646" calcext:value-type="float">
            <text:p>0,734646</text:p>
          </table:table-cell>
          <table:table-cell table:style-name="ce6" office:value-type="float" office:value="0.569997" calcext:value-type="float">
            <text:p>0,569997</text:p>
          </table:table-cell>
          <table:table-cell table:style-name="ce3" office:value-type="float" office:value="0.57646" calcext:value-type="float">
            <text:p>0,57646</text:p>
          </table:table-cell>
          <table:table-cell table:style-name="ce6" office:value-type="float" office:value="2.69036" calcext:value-type="float">
            <text:p>2,69036</text:p>
          </table:table-cell>
          <table:table-cell table:style-name="ce3" office:value-type="float" office:value="2.87648" calcext:value-type="float">
            <text:p>2,87648</text:p>
          </table:table-cell>
          <table:table-cell table:style-name="ce6" office:value-type="float" office:value="2.25529" calcext:value-type="float">
            <text:p>2,25529</text:p>
          </table:table-cell>
          <table:table-cell table:style-name="ce3" office:value-type="float" office:value="6.411" calcext:value-type="float">
            <text:p>6,411</text:p>
          </table:table-cell>
          <table:table-cell table:style-name="ce6" office:value-type="float" office:value="5.22447" calcext:value-type="float">
            <text:p>5,22447</text:p>
          </table:table-cell>
          <table:table-cell table:style-name="ce3" office:value-type="float" office:value="5.24564" calcext:value-type="float">
            <text:p>5,2456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4]+1" office:value-type="float" office:value="71" calcext:value-type="float">
            <text:p>71</text:p>
          </table:table-cell>
          <table:table-cell table:style-name="ce3" office:value-type="float" office:value="0.688058" calcext:value-type="float">
            <text:p>0,688058</text:p>
          </table:table-cell>
          <table:table-cell table:style-name="ce6" office:value-type="float" office:value="0.564185" calcext:value-type="float">
            <text:p>0,564185</text:p>
          </table:table-cell>
          <table:table-cell table:style-name="ce3" office:value-type="float" office:value="0.568596" calcext:value-type="float">
            <text:p>0,568596</text:p>
          </table:table-cell>
          <table:table-cell table:style-name="ce6" office:value-type="float" office:value="2.65675" calcext:value-type="float">
            <text:p>2,65675</text:p>
          </table:table-cell>
          <table:table-cell table:style-name="ce3" office:value-type="float" office:value="2.67501" calcext:value-type="float">
            <text:p>2,67501</text:p>
          </table:table-cell>
          <table:table-cell table:style-name="ce6" office:value-type="float" office:value="2.26304" calcext:value-type="float">
            <text:p>2,26304</text:p>
          </table:table-cell>
          <table:table-cell table:style-name="ce3" office:value-type="float" office:value="6.35757" calcext:value-type="float">
            <text:p>6,35757</text:p>
          </table:table-cell>
          <table:table-cell table:style-name="ce6" office:value-type="float" office:value="5.229" calcext:value-type="float">
            <text:p>5,229</text:p>
          </table:table-cell>
          <table:table-cell table:style-name="ce3" office:value-type="float" office:value="5.21779" calcext:value-type="float">
            <text:p>5,21779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5]+1" office:value-type="float" office:value="72" calcext:value-type="float">
            <text:p>72</text:p>
          </table:table-cell>
          <table:table-cell table:style-name="ce3" office:value-type="float" office:value="0.72473" calcext:value-type="float">
            <text:p>0,72473</text:p>
          </table:table-cell>
          <table:table-cell table:style-name="ce6" office:value-type="float" office:value="0.752027" calcext:value-type="float">
            <text:p>0,752027</text:p>
          </table:table-cell>
          <table:table-cell table:style-name="ce3" office:value-type="float" office:value="0.568302" calcext:value-type="float">
            <text:p>0,568302</text:p>
          </table:table-cell>
          <table:table-cell table:style-name="ce6" office:value-type="float" office:value="2.84342" calcext:value-type="float">
            <text:p>2,84342</text:p>
          </table:table-cell>
          <table:table-cell table:style-name="ce3" office:value-type="float" office:value="2.25857" calcext:value-type="float">
            <text:p>2,25857</text:p>
          </table:table-cell>
          <table:table-cell table:style-name="ce6" office:value-type="float" office:value="2.31055" calcext:value-type="float">
            <text:p>2,31055</text:p>
          </table:table-cell>
          <table:table-cell table:style-name="ce3" office:value-type="float" office:value="6.27837" calcext:value-type="float">
            <text:p>6,27837</text:p>
          </table:table-cell>
          <table:table-cell table:style-name="ce6" office:value-type="float" office:value="5.21946" calcext:value-type="float">
            <text:p>5,21946</text:p>
          </table:table-cell>
          <table:table-cell table:style-name="ce3" office:value-type="float" office:value="5.25255" calcext:value-type="float">
            <text:p>5,2525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6]+1" office:value-type="float" office:value="73" calcext:value-type="float">
            <text:p>73</text:p>
          </table:table-cell>
          <table:table-cell table:style-name="ce3" office:value-type="float" office:value="0.721902" calcext:value-type="float">
            <text:p>0,721902</text:p>
          </table:table-cell>
          <table:table-cell table:style-name="ce6" office:value-type="float" office:value="0.567581" calcext:value-type="float">
            <text:p>0,567581</text:p>
          </table:table-cell>
          <table:table-cell table:style-name="ce3" office:value-type="float" office:value="0.569775" calcext:value-type="float">
            <text:p>0,569775</text:p>
          </table:table-cell>
          <table:table-cell table:style-name="ce6" office:value-type="float" office:value="2.73262" calcext:value-type="float">
            <text:p>2,73262</text:p>
          </table:table-cell>
          <table:table-cell table:style-name="ce3" office:value-type="float" office:value="2.2532" calcext:value-type="float">
            <text:p>2,2532</text:p>
          </table:table-cell>
          <table:table-cell table:style-name="ce6" office:value-type="float" office:value="2.36954" calcext:value-type="float">
            <text:p>2,36954</text:p>
          </table:table-cell>
          <table:table-cell table:style-name="ce3" office:value-type="float" office:value="6.47579" calcext:value-type="float">
            <text:p>6,47579</text:p>
          </table:table-cell>
          <table:table-cell table:style-name="ce6" office:value-type="float" office:value="5.2158" calcext:value-type="float">
            <text:p>5,2158</text:p>
          </table:table-cell>
          <table:table-cell table:style-name="ce3" office:value-type="float" office:value="5.25638" calcext:value-type="float">
            <text:p>5,2563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7]+1" office:value-type="float" office:value="74" calcext:value-type="float">
            <text:p>74</text:p>
          </table:table-cell>
          <table:table-cell table:style-name="ce3" office:value-type="float" office:value="0.72454" calcext:value-type="float">
            <text:p>0,72454</text:p>
          </table:table-cell>
          <table:table-cell table:style-name="ce6" office:value-type="float" office:value="0.572211" calcext:value-type="float">
            <text:p>0,572211</text:p>
          </table:table-cell>
          <table:table-cell table:style-name="ce3" office:value-type="float" office:value="0.569481" calcext:value-type="float">
            <text:p>0,569481</text:p>
          </table:table-cell>
          <table:table-cell table:style-name="ce6" office:value-type="float" office:value="2.78331" calcext:value-type="float">
            <text:p>2,78331</text:p>
          </table:table-cell>
          <table:table-cell table:style-name="ce3" office:value-type="float" office:value="2.26585" calcext:value-type="float">
            <text:p>2,26585</text:p>
          </table:table-cell>
          <table:table-cell table:style-name="ce6" office:value-type="float" office:value="2.25693" calcext:value-type="float">
            <text:p>2,25693</text:p>
          </table:table-cell>
          <table:table-cell table:style-name="ce3" office:value-type="float" office:value="6.4601" calcext:value-type="float">
            <text:p>6,4601</text:p>
          </table:table-cell>
          <table:table-cell table:style-name="ce6" office:value-type="float" office:value="5.22138" calcext:value-type="float">
            <text:p>5,22138</text:p>
          </table:table-cell>
          <table:table-cell table:style-name="ce3" office:value-type="float" office:value="5.25481" calcext:value-type="float">
            <text:p>5,2548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8]+1" office:value-type="float" office:value="75" calcext:value-type="float">
            <text:p>75</text:p>
          </table:table-cell>
          <table:table-cell table:style-name="ce3" office:value-type="float" office:value="0.705835" calcext:value-type="float">
            <text:p>0,705835</text:p>
          </table:table-cell>
          <table:table-cell table:style-name="ce6" office:value-type="float" office:value="0.564283" calcext:value-type="float">
            <text:p>0,564283</text:p>
          </table:table-cell>
          <table:table-cell table:style-name="ce3" office:value-type="float" office:value="0.570705" calcext:value-type="float">
            <text:p>0,570705</text:p>
          </table:table-cell>
          <table:table-cell table:style-name="ce6" office:value-type="float" office:value="2.74997" calcext:value-type="float">
            <text:p>2,74997</text:p>
          </table:table-cell>
          <table:table-cell table:style-name="ce3" office:value-type="float" office:value="2.7794" calcext:value-type="float">
            <text:p>2,7794</text:p>
          </table:table-cell>
          <table:table-cell table:style-name="ce6" office:value-type="float" office:value="2.25554" calcext:value-type="float">
            <text:p>2,25554</text:p>
          </table:table-cell>
          <table:table-cell table:style-name="ce3" office:value-type="float" office:value="6.66218" calcext:value-type="float">
            <text:p>6,66218</text:p>
          </table:table-cell>
          <table:table-cell table:style-name="ce6" office:value-type="float" office:value="5.20573" calcext:value-type="float">
            <text:p>5,20573</text:p>
          </table:table-cell>
          <table:table-cell table:style-name="ce3" office:value-type="float" office:value="5.26067" calcext:value-type="float">
            <text:p>5,2606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79]+1" office:value-type="float" office:value="76" calcext:value-type="float">
            <text:p>76</text:p>
          </table:table-cell>
          <table:table-cell table:style-name="ce3" office:value-type="float" office:value="0.731092" calcext:value-type="float">
            <text:p>0,731092</text:p>
          </table:table-cell>
          <table:table-cell table:style-name="ce6" office:value-type="float" office:value="0.656626" calcext:value-type="float">
            <text:p>0,656626</text:p>
          </table:table-cell>
          <table:table-cell table:style-name="ce3" office:value-type="float" office:value="0.600292" calcext:value-type="float">
            <text:p>0,600292</text:p>
          </table:table-cell>
          <table:table-cell table:style-name="ce6" office:value-type="float" office:value="2.86398" calcext:value-type="float">
            <text:p>2,86398</text:p>
          </table:table-cell>
          <table:table-cell table:style-name="ce3" office:value-type="float" office:value="2.2586" calcext:value-type="float">
            <text:p>2,2586</text:p>
          </table:table-cell>
          <table:table-cell table:style-name="ce6" office:value-type="float" office:value="2.3177" calcext:value-type="float">
            <text:p>2,3177</text:p>
          </table:table-cell>
          <table:table-cell table:style-name="ce3" office:value-type="float" office:value="6.36219" calcext:value-type="float">
            <text:p>6,36219</text:p>
          </table:table-cell>
          <table:table-cell table:style-name="ce6" office:value-type="float" office:value="5.20316" calcext:value-type="float">
            <text:p>5,20316</text:p>
          </table:table-cell>
          <table:table-cell table:style-name="ce3" office:value-type="float" office:value="5.22483" calcext:value-type="float">
            <text:p>5,22483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0]+1" office:value-type="float" office:value="77" calcext:value-type="float">
            <text:p>77</text:p>
          </table:table-cell>
          <table:table-cell table:style-name="ce3" office:value-type="float" office:value="0.682929" calcext:value-type="float">
            <text:p>0,682929</text:p>
          </table:table-cell>
          <table:table-cell table:style-name="ce6" office:value-type="float" office:value="0.567171" calcext:value-type="float">
            <text:p>0,567171</text:p>
          </table:table-cell>
          <table:table-cell table:style-name="ce3" office:value-type="float" office:value="0.567924" calcext:value-type="float">
            <text:p>0,567924</text:p>
          </table:table-cell>
          <table:table-cell table:style-name="ce6" office:value-type="float" office:value="2.82986" calcext:value-type="float">
            <text:p>2,82986</text:p>
          </table:table-cell>
          <table:table-cell table:style-name="ce3" office:value-type="float" office:value="2.48775" calcext:value-type="float">
            <text:p>2,48775</text:p>
          </table:table-cell>
          <table:table-cell table:style-name="ce6" office:value-type="float" office:value="2.25748" calcext:value-type="float">
            <text:p>2,25748</text:p>
          </table:table-cell>
          <table:table-cell table:style-name="ce3" office:value-type="float" office:value="6.52755" calcext:value-type="float">
            <text:p>6,52755</text:p>
          </table:table-cell>
          <table:table-cell table:style-name="ce6" office:value-type="float" office:value="5.20974" calcext:value-type="float">
            <text:p>5,20974</text:p>
          </table:table-cell>
          <table:table-cell table:style-name="ce3" office:value-type="float" office:value="5.22424" calcext:value-type="float">
            <text:p>5,2242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1]+1" office:value-type="float" office:value="78" calcext:value-type="float">
            <text:p>78</text:p>
          </table:table-cell>
          <table:table-cell table:style-name="ce3" office:value-type="float" office:value="0.682267" calcext:value-type="float">
            <text:p>0,682267</text:p>
          </table:table-cell>
          <table:table-cell table:style-name="ce6" office:value-type="float" office:value="0.566751" calcext:value-type="float">
            <text:p>0,566751</text:p>
          </table:table-cell>
          <table:table-cell table:style-name="ce3" office:value-type="float" office:value="0.574675" calcext:value-type="float">
            <text:p>0,574675</text:p>
          </table:table-cell>
          <table:table-cell table:style-name="ce6" office:value-type="float" office:value="2.76958" calcext:value-type="float">
            <text:p>2,76958</text:p>
          </table:table-cell>
          <table:table-cell table:style-name="ce3" office:value-type="float" office:value="2.26004" calcext:value-type="float">
            <text:p>2,26004</text:p>
          </table:table-cell>
          <table:table-cell table:style-name="ce6" office:value-type="float" office:value="2.2601" calcext:value-type="float">
            <text:p>2,2601</text:p>
          </table:table-cell>
          <table:table-cell table:style-name="ce3" office:value-type="float" office:value="6.36823" calcext:value-type="float">
            <text:p>6,36823</text:p>
          </table:table-cell>
          <table:table-cell table:style-name="ce6" office:value-type="float" office:value="5.22133" calcext:value-type="float">
            <text:p>5,22133</text:p>
          </table:table-cell>
          <table:table-cell table:style-name="ce3" office:value-type="float" office:value="5.23391" calcext:value-type="float">
            <text:p>5,23391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2]+1" office:value-type="float" office:value="79" calcext:value-type="float">
            <text:p>79</text:p>
          </table:table-cell>
          <table:table-cell table:style-name="ce3" office:value-type="float" office:value="0.626391" calcext:value-type="float">
            <text:p>0,626391</text:p>
          </table:table-cell>
          <table:table-cell table:style-name="ce6" office:value-type="float" office:value="0.652711" calcext:value-type="float">
            <text:p>0,652711</text:p>
          </table:table-cell>
          <table:table-cell table:style-name="ce3" office:value-type="float" office:value="0.570448" calcext:value-type="float">
            <text:p>0,570448</text:p>
          </table:table-cell>
          <table:table-cell table:style-name="ce6" office:value-type="float" office:value="2.76006" calcext:value-type="float">
            <text:p>2,76006</text:p>
          </table:table-cell>
          <table:table-cell table:style-name="ce3" office:value-type="float" office:value="2.25027" calcext:value-type="float">
            <text:p>2,25027</text:p>
          </table:table-cell>
          <table:table-cell table:style-name="ce6" office:value-type="float" office:value="2.27768" calcext:value-type="float">
            <text:p>2,27768</text:p>
          </table:table-cell>
          <table:table-cell table:style-name="ce3" office:value-type="float" office:value="6.4727" calcext:value-type="float">
            <text:p>6,4727</text:p>
          </table:table-cell>
          <table:table-cell table:style-name="ce6" office:value-type="float" office:value="5.21584" calcext:value-type="float">
            <text:p>5,21584</text:p>
          </table:table-cell>
          <table:table-cell table:style-name="ce3" office:value-type="float" office:value="5.3102" calcext:value-type="float">
            <text:p>5,310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3]+1" office:value-type="float" office:value="80" calcext:value-type="float">
            <text:p>80</text:p>
          </table:table-cell>
          <table:table-cell table:style-name="ce3" office:value-type="float" office:value="0.719119" calcext:value-type="float">
            <text:p>0,719119</text:p>
          </table:table-cell>
          <table:table-cell table:style-name="ce6" office:value-type="float" office:value="0.569601" calcext:value-type="float">
            <text:p>0,569601</text:p>
          </table:table-cell>
          <table:table-cell table:style-name="ce3" office:value-type="float" office:value="0.572937" calcext:value-type="float">
            <text:p>0,572937</text:p>
          </table:table-cell>
          <table:table-cell table:style-name="ce6" office:value-type="float" office:value="2.64752" calcext:value-type="float">
            <text:p>2,64752</text:p>
          </table:table-cell>
          <table:table-cell table:style-name="ce3" office:value-type="float" office:value="2.836" calcext:value-type="float">
            <text:p>2,836</text:p>
          </table:table-cell>
          <table:table-cell table:style-name="ce6" office:value-type="float" office:value="2.26946" calcext:value-type="float">
            <text:p>2,26946</text:p>
          </table:table-cell>
          <table:table-cell table:style-name="ce3" office:value-type="float" office:value="6.34591" calcext:value-type="float">
            <text:p>6,34591</text:p>
          </table:table-cell>
          <table:table-cell table:style-name="ce6" office:value-type="float" office:value="5.227" calcext:value-type="float">
            <text:p>5,227</text:p>
          </table:table-cell>
          <table:table-cell table:style-name="ce3" office:value-type="float" office:value="5.23932" calcext:value-type="float">
            <text:p>5,2393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4]+1" office:value-type="float" office:value="81" calcext:value-type="float">
            <text:p>81</text:p>
          </table:table-cell>
          <table:table-cell table:style-name="ce3" office:value-type="float" office:value="0.567127" calcext:value-type="float">
            <text:p>0,567127</text:p>
          </table:table-cell>
          <table:table-cell table:style-name="ce6" office:value-type="float" office:value="0.699968" calcext:value-type="float">
            <text:p>0,699968</text:p>
          </table:table-cell>
          <table:table-cell table:style-name="ce3" office:value-type="float" office:value="0.571036" calcext:value-type="float">
            <text:p>0,571036</text:p>
          </table:table-cell>
          <table:table-cell table:style-name="ce6" office:value-type="float" office:value="2.24961" calcext:value-type="float">
            <text:p>2,24961</text:p>
          </table:table-cell>
          <table:table-cell table:style-name="ce3" office:value-type="float" office:value="2.2494" calcext:value-type="float">
            <text:p>2,2494</text:p>
          </table:table-cell>
          <table:table-cell table:style-name="ce6" office:value-type="float" office:value="2.29025" calcext:value-type="float">
            <text:p>2,29025</text:p>
          </table:table-cell>
          <table:table-cell table:style-name="ce3" office:value-type="float" office:value="5.34536" calcext:value-type="float">
            <text:p>5,34536</text:p>
          </table:table-cell>
          <table:table-cell table:style-name="ce6" office:value-type="float" office:value="5.22111" calcext:value-type="float">
            <text:p>5,22111</text:p>
          </table:table-cell>
          <table:table-cell table:style-name="ce3" office:value-type="float" office:value="5.2554" calcext:value-type="float">
            <text:p>5,255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5]+1" office:value-type="float" office:value="82" calcext:value-type="float">
            <text:p>82</text:p>
          </table:table-cell>
          <table:table-cell table:style-name="ce3" office:value-type="float" office:value="0.638907" calcext:value-type="float">
            <text:p>0,638907</text:p>
          </table:table-cell>
          <table:table-cell table:style-name="ce6" office:value-type="float" office:value="0.565054" calcext:value-type="float">
            <text:p>0,565054</text:p>
          </table:table-cell>
          <table:table-cell table:style-name="ce3" office:value-type="float" office:value="0.569013" calcext:value-type="float">
            <text:p>0,569013</text:p>
          </table:table-cell>
          <table:table-cell table:style-name="ce6" office:value-type="float" office:value="2.68679" calcext:value-type="float">
            <text:p>2,68679</text:p>
          </table:table-cell>
          <table:table-cell table:style-name="ce3" office:value-type="float" office:value="2.94848" calcext:value-type="float">
            <text:p>2,94848</text:p>
          </table:table-cell>
          <table:table-cell table:style-name="ce6" office:value-type="float" office:value="2.268" calcext:value-type="float">
            <text:p>2,268</text:p>
          </table:table-cell>
          <table:table-cell table:style-name="ce3" office:value-type="float" office:value="6.13646" calcext:value-type="float">
            <text:p>6,13646</text:p>
          </table:table-cell>
          <table:table-cell table:style-name="ce6" office:value-type="float" office:value="5.47142" calcext:value-type="float">
            <text:p>5,47142</text:p>
          </table:table-cell>
          <table:table-cell table:style-name="ce3" office:value-type="float" office:value="5.22136" calcext:value-type="float">
            <text:p>5,2213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6]+1" office:value-type="float" office:value="83" calcext:value-type="float">
            <text:p>83</text:p>
          </table:table-cell>
          <table:table-cell table:style-name="ce3" office:value-type="float" office:value="0.740552" calcext:value-type="float">
            <text:p>0,740552</text:p>
          </table:table-cell>
          <table:table-cell table:style-name="ce6" office:value-type="float" office:value="0.590134" calcext:value-type="float">
            <text:p>0,590134</text:p>
          </table:table-cell>
          <table:table-cell table:style-name="ce3" office:value-type="float" office:value="0.571478" calcext:value-type="float">
            <text:p>0,571478</text:p>
          </table:table-cell>
          <table:table-cell table:style-name="ce6" office:value-type="float" office:value="2.66764" calcext:value-type="float">
            <text:p>2,66764</text:p>
          </table:table-cell>
          <table:table-cell table:style-name="ce3" office:value-type="float" office:value="2.25629" calcext:value-type="float">
            <text:p>2,25629</text:p>
          </table:table-cell>
          <table:table-cell table:style-name="ce6" office:value-type="float" office:value="2.27331" calcext:value-type="float">
            <text:p>2,27331</text:p>
          </table:table-cell>
          <table:table-cell table:style-name="ce3" office:value-type="float" office:value="6.55752" calcext:value-type="float">
            <text:p>6,55752</text:p>
          </table:table-cell>
          <table:table-cell table:style-name="ce6" office:value-type="float" office:value="5.20788" calcext:value-type="float">
            <text:p>5,20788</text:p>
          </table:table-cell>
          <table:table-cell table:style-name="ce3" office:value-type="float" office:value="5.20928" calcext:value-type="float">
            <text:p>5,2092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7]+1" office:value-type="float" office:value="84" calcext:value-type="float">
            <text:p>84</text:p>
          </table:table-cell>
          <table:table-cell table:style-name="ce3" office:value-type="float" office:value="0.734927" calcext:value-type="float">
            <text:p>0,734927</text:p>
          </table:table-cell>
          <table:table-cell table:style-name="ce6" office:value-type="float" office:value="0.741702" calcext:value-type="float">
            <text:p>0,741702</text:p>
          </table:table-cell>
          <table:table-cell table:style-name="ce3" office:value-type="float" office:value="0.567108" calcext:value-type="float">
            <text:p>0,567108</text:p>
          </table:table-cell>
          <table:table-cell table:style-name="ce6" office:value-type="float" office:value="2.75209" calcext:value-type="float">
            <text:p>2,75209</text:p>
          </table:table-cell>
          <table:table-cell table:style-name="ce3" office:value-type="float" office:value="2.2534" calcext:value-type="float">
            <text:p>2,2534</text:p>
          </table:table-cell>
          <table:table-cell table:style-name="ce6" office:value-type="float" office:value="2.24764" calcext:value-type="float">
            <text:p>2,24764</text:p>
          </table:table-cell>
          <table:table-cell table:style-name="ce3" office:value-type="float" office:value="6.31766" calcext:value-type="float">
            <text:p>6,31766</text:p>
          </table:table-cell>
          <table:table-cell table:style-name="ce6" office:value-type="float" office:value="5.23005" calcext:value-type="float">
            <text:p>5,23005</text:p>
          </table:table-cell>
          <table:table-cell table:style-name="ce3" office:value-type="float" office:value="5.23599" calcext:value-type="float">
            <text:p>5,23599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8]+1" office:value-type="float" office:value="85" calcext:value-type="float">
            <text:p>85</text:p>
          </table:table-cell>
          <table:table-cell table:style-name="ce3" office:value-type="float" office:value="0.723039" calcext:value-type="float">
            <text:p>0,723039</text:p>
          </table:table-cell>
          <table:table-cell table:style-name="ce6" office:value-type="float" office:value="0.56291" calcext:value-type="float">
            <text:p>0,56291</text:p>
          </table:table-cell>
          <table:table-cell table:style-name="ce3" office:value-type="float" office:value="0.57079" calcext:value-type="float">
            <text:p>0,57079</text:p>
          </table:table-cell>
          <table:table-cell table:style-name="ce6" office:value-type="float" office:value="2.80703" calcext:value-type="float">
            <text:p>2,80703</text:p>
          </table:table-cell>
          <table:table-cell table:style-name="ce3" office:value-type="float" office:value="2.6114" calcext:value-type="float">
            <text:p>2,6114</text:p>
          </table:table-cell>
          <table:table-cell table:style-name="ce6" office:value-type="float" office:value="2.25491" calcext:value-type="float">
            <text:p>2,25491</text:p>
          </table:table-cell>
          <table:table-cell table:style-name="ce3" office:value-type="float" office:value="6.55934" calcext:value-type="float">
            <text:p>6,55934</text:p>
          </table:table-cell>
          <table:table-cell table:style-name="ce6" office:value-type="float" office:value="5.19721" calcext:value-type="float">
            <text:p>5,19721</text:p>
          </table:table-cell>
          <table:table-cell table:style-name="ce3" office:value-type="float" office:value="5.41365" calcext:value-type="float">
            <text:p>5,41365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89]+1" office:value-type="float" office:value="86" calcext:value-type="float">
            <text:p>86</text:p>
          </table:table-cell>
          <table:table-cell table:style-name="ce3" office:value-type="float" office:value="0.588601" calcext:value-type="float">
            <text:p>0,588601</text:p>
          </table:table-cell>
          <table:table-cell table:style-name="ce6" office:value-type="float" office:value="0.636844" calcext:value-type="float">
            <text:p>0,636844</text:p>
          </table:table-cell>
          <table:table-cell table:style-name="ce3" office:value-type="float" office:value="0.569633" calcext:value-type="float">
            <text:p>0,569633</text:p>
          </table:table-cell>
          <table:table-cell table:style-name="ce6" office:value-type="float" office:value="2.42001" calcext:value-type="float">
            <text:p>2,42001</text:p>
          </table:table-cell>
          <table:table-cell table:style-name="ce3" office:value-type="float" office:value="2.25204" calcext:value-type="float">
            <text:p>2,25204</text:p>
          </table:table-cell>
          <table:table-cell table:style-name="ce6" office:value-type="float" office:value="2.25709" calcext:value-type="float">
            <text:p>2,25709</text:p>
          </table:table-cell>
          <table:table-cell table:style-name="ce3" office:value-type="float" office:value="5.64487" calcext:value-type="float">
            <text:p>5,64487</text:p>
          </table:table-cell>
          <table:table-cell table:style-name="ce6" office:value-type="float" office:value="6.43724" calcext:value-type="float">
            <text:p>6,43724</text:p>
          </table:table-cell>
          <table:table-cell table:style-name="ce3" office:value-type="float" office:value="5.31909" calcext:value-type="float">
            <text:p>5,31909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0]+1" office:value-type="float" office:value="87" calcext:value-type="float">
            <text:p>87</text:p>
          </table:table-cell>
          <table:table-cell table:style-name="ce3" office:value-type="float" office:value="0.624101" calcext:value-type="float">
            <text:p>0,624101</text:p>
          </table:table-cell>
          <table:table-cell table:style-name="ce6" office:value-type="float" office:value="0.569595" calcext:value-type="float">
            <text:p>0,569595</text:p>
          </table:table-cell>
          <table:table-cell table:style-name="ce3" office:value-type="float" office:value="0.565497" calcext:value-type="float">
            <text:p>0,565497</text:p>
          </table:table-cell>
          <table:table-cell table:style-name="ce6" office:value-type="float" office:value="2.39166" calcext:value-type="float">
            <text:p>2,39166</text:p>
          </table:table-cell>
          <table:table-cell table:style-name="ce3" office:value-type="float" office:value="2.85714" calcext:value-type="float">
            <text:p>2,85714</text:p>
          </table:table-cell>
          <table:table-cell table:style-name="ce6" office:value-type="float" office:value="2.26552" calcext:value-type="float">
            <text:p>2,26552</text:p>
          </table:table-cell>
          <table:table-cell table:style-name="ce3" office:value-type="float" office:value="5.61399" calcext:value-type="float">
            <text:p>5,61399</text:p>
          </table:table-cell>
          <table:table-cell table:style-name="ce6" office:value-type="float" office:value="5.21972" calcext:value-type="float">
            <text:p>5,21972</text:p>
          </table:table-cell>
          <table:table-cell table:style-name="ce3" office:value-type="float" office:value="5.26194" calcext:value-type="float">
            <text:p>5,2619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1]+1" office:value-type="float" office:value="88" calcext:value-type="float">
            <text:p>88</text:p>
          </table:table-cell>
          <table:table-cell table:style-name="ce3" office:value-type="float" office:value="0.60824" calcext:value-type="float">
            <text:p>0,60824</text:p>
          </table:table-cell>
          <table:table-cell table:style-name="ce6" office:value-type="float" office:value="0.565725" calcext:value-type="float">
            <text:p>0,565725</text:p>
          </table:table-cell>
          <table:table-cell table:style-name="ce3" office:value-type="float" office:value="0.694462" calcext:value-type="float">
            <text:p>0,694462</text:p>
          </table:table-cell>
          <table:table-cell table:style-name="ce6" office:value-type="float" office:value="2.38587" calcext:value-type="float">
            <text:p>2,38587</text:p>
          </table:table-cell>
          <table:table-cell table:style-name="ce3" office:value-type="float" office:value="2.26178" calcext:value-type="float">
            <text:p>2,26178</text:p>
          </table:table-cell>
          <table:table-cell table:style-name="ce6" office:value-type="float" office:value="2.26528" calcext:value-type="float">
            <text:p>2,26528</text:p>
          </table:table-cell>
          <table:table-cell table:style-name="ce3" office:value-type="float" office:value="5.58379" calcext:value-type="float">
            <text:p>5,58379</text:p>
          </table:table-cell>
          <table:table-cell table:style-name="ce6" office:value-type="float" office:value="5.23973" calcext:value-type="float">
            <text:p>5,23973</text:p>
          </table:table-cell>
          <table:table-cell table:style-name="ce3" office:value-type="float" office:value="5.32384" calcext:value-type="float">
            <text:p>5,3238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2]+1" office:value-type="float" office:value="89" calcext:value-type="float">
            <text:p>89</text:p>
          </table:table-cell>
          <table:table-cell table:style-name="ce3" office:value-type="float" office:value="0.613594" calcext:value-type="float">
            <text:p>0,613594</text:p>
          </table:table-cell>
          <table:table-cell table:style-name="ce6" office:value-type="float" office:value="0.567939" calcext:value-type="float">
            <text:p>0,567939</text:p>
          </table:table-cell>
          <table:table-cell table:style-name="ce3" office:value-type="float" office:value="0.581869" calcext:value-type="float">
            <text:p>0,581869</text:p>
          </table:table-cell>
          <table:table-cell table:style-name="ce6" office:value-type="float" office:value="2.43717" calcext:value-type="float">
            <text:p>2,43717</text:p>
          </table:table-cell>
          <table:table-cell table:style-name="ce3" office:value-type="float" office:value="2.23477" calcext:value-type="float">
            <text:p>2,23477</text:p>
          </table:table-cell>
          <table:table-cell table:style-name="ce6" office:value-type="float" office:value="2.2632" calcext:value-type="float">
            <text:p>2,2632</text:p>
          </table:table-cell>
          <table:table-cell table:style-name="ce3" office:value-type="float" office:value="5.62838" calcext:value-type="float">
            <text:p>5,62838</text:p>
          </table:table-cell>
          <table:table-cell table:style-name="ce6" office:value-type="float" office:value="5.25468" calcext:value-type="float">
            <text:p>5,25468</text:p>
          </table:table-cell>
          <table:table-cell table:style-name="ce3" office:value-type="float" office:value="5.20502" calcext:value-type="float">
            <text:p>5,2050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3]+1" office:value-type="float" office:value="90" calcext:value-type="float">
            <text:p>90</text:p>
          </table:table-cell>
          <table:table-cell table:style-name="ce3" office:value-type="float" office:value="0.575691" calcext:value-type="float">
            <text:p>0,575691</text:p>
          </table:table-cell>
          <table:table-cell table:style-name="ce6" office:value-type="float" office:value="0.566085" calcext:value-type="float">
            <text:p>0,566085</text:p>
          </table:table-cell>
          <table:table-cell table:style-name="ce3" office:value-type="float" office:value="0.572415" calcext:value-type="float">
            <text:p>0,572415</text:p>
          </table:table-cell>
          <table:table-cell table:style-name="ce6" office:value-type="float" office:value="2.4378" calcext:value-type="float">
            <text:p>2,4378</text:p>
          </table:table-cell>
          <table:table-cell table:style-name="ce3" office:value-type="float" office:value="2.30727" calcext:value-type="float">
            <text:p>2,30727</text:p>
          </table:table-cell>
          <table:table-cell table:style-name="ce6" office:value-type="float" office:value="2.25983" calcext:value-type="float">
            <text:p>2,25983</text:p>
          </table:table-cell>
          <table:table-cell table:style-name="ce3" office:value-type="float" office:value="5.91477" calcext:value-type="float">
            <text:p>5,91477</text:p>
          </table:table-cell>
          <table:table-cell table:style-name="ce6" office:value-type="float" office:value="5.24549" calcext:value-type="float">
            <text:p>5,24549</text:p>
          </table:table-cell>
          <table:table-cell table:style-name="ce3" office:value-type="float" office:value="5.20248" calcext:value-type="float">
            <text:p>5,20248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4]+1" office:value-type="float" office:value="91" calcext:value-type="float">
            <text:p>91</text:p>
          </table:table-cell>
          <table:table-cell table:style-name="ce3" office:value-type="float" office:value="0.662399" calcext:value-type="float">
            <text:p>0,662399</text:p>
          </table:table-cell>
          <table:table-cell table:style-name="ce6" office:value-type="float" office:value="0.56815" calcext:value-type="float">
            <text:p>0,56815</text:p>
          </table:table-cell>
          <table:table-cell table:style-name="ce3" office:value-type="float" office:value="0.568474" calcext:value-type="float">
            <text:p>0,568474</text:p>
          </table:table-cell>
          <table:table-cell table:style-name="ce6" office:value-type="float" office:value="2.75183" calcext:value-type="float">
            <text:p>2,75183</text:p>
          </table:table-cell>
          <table:table-cell table:style-name="ce3" office:value-type="float" office:value="2.92981" calcext:value-type="float">
            <text:p>2,92981</text:p>
          </table:table-cell>
          <table:table-cell table:style-name="ce6" office:value-type="float" office:value="2.27129" calcext:value-type="float">
            <text:p>2,27129</text:p>
          </table:table-cell>
          <table:table-cell table:style-name="ce3" office:value-type="float" office:value="6.52261" calcext:value-type="float">
            <text:p>6,52261</text:p>
          </table:table-cell>
          <table:table-cell table:style-name="ce6" office:value-type="float" office:value="5.21271" calcext:value-type="float">
            <text:p>5,21271</text:p>
          </table:table-cell>
          <table:table-cell table:style-name="ce3" office:value-type="float" office:value="5.22479" calcext:value-type="float">
            <text:p>5,22479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5]+1" office:value-type="float" office:value="92" calcext:value-type="float">
            <text:p>92</text:p>
          </table:table-cell>
          <table:table-cell table:style-name="ce3" office:value-type="float" office:value="0.635789" calcext:value-type="float">
            <text:p>0,635789</text:p>
          </table:table-cell>
          <table:table-cell table:style-name="ce6" office:value-type="float" office:value="0.570391" calcext:value-type="float">
            <text:p>0,570391</text:p>
          </table:table-cell>
          <table:table-cell table:style-name="ce3" office:value-type="float" office:value="0.569229" calcext:value-type="float">
            <text:p>0,569229</text:p>
          </table:table-cell>
          <table:table-cell table:style-name="ce6" office:value-type="float" office:value="2.73774" calcext:value-type="float">
            <text:p>2,73774</text:p>
          </table:table-cell>
          <table:table-cell table:style-name="ce3" office:value-type="float" office:value="2.83459" calcext:value-type="float">
            <text:p>2,83459</text:p>
          </table:table-cell>
          <table:table-cell table:style-name="ce6" office:value-type="float" office:value="2.26313" calcext:value-type="float">
            <text:p>2,26313</text:p>
          </table:table-cell>
          <table:table-cell table:style-name="ce3" office:value-type="float" office:value="5.66212" calcext:value-type="float">
            <text:p>5,66212</text:p>
          </table:table-cell>
          <table:table-cell table:style-name="ce6" office:value-type="float" office:value="5.20336" calcext:value-type="float">
            <text:p>5,20336</text:p>
          </table:table-cell>
          <table:table-cell table:style-name="ce3" office:value-type="float" office:value="5.24236" calcext:value-type="float">
            <text:p>5,2423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6]+1" office:value-type="float" office:value="93" calcext:value-type="float">
            <text:p>93</text:p>
          </table:table-cell>
          <table:table-cell table:style-name="ce3" office:value-type="float" office:value="0.732085" calcext:value-type="float">
            <text:p>0,732085</text:p>
          </table:table-cell>
          <table:table-cell table:style-name="ce6" office:value-type="float" office:value="0.701014" calcext:value-type="float">
            <text:p>0,701014</text:p>
          </table:table-cell>
          <table:table-cell table:style-name="ce3" office:value-type="float" office:value="0.575694" calcext:value-type="float">
            <text:p>0,575694</text:p>
          </table:table-cell>
          <table:table-cell table:style-name="ce6" office:value-type="float" office:value="2.60602" calcext:value-type="float">
            <text:p>2,60602</text:p>
          </table:table-cell>
          <table:table-cell table:style-name="ce3" office:value-type="float" office:value="2.26643" calcext:value-type="float">
            <text:p>2,26643</text:p>
          </table:table-cell>
          <table:table-cell table:style-name="ce6" office:value-type="float" office:value="2.28049" calcext:value-type="float">
            <text:p>2,28049</text:p>
          </table:table-cell>
          <table:table-cell table:style-name="ce3" office:value-type="float" office:value="6.42821" calcext:value-type="float">
            <text:p>6,42821</text:p>
          </table:table-cell>
          <table:table-cell table:style-name="ce6" office:value-type="float" office:value="5.20696" calcext:value-type="float">
            <text:p>5,20696</text:p>
          </table:table-cell>
          <table:table-cell table:style-name="ce3" office:value-type="float" office:value="5.21363" calcext:value-type="float">
            <text:p>5,21363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7]+1" office:value-type="float" office:value="94" calcext:value-type="float">
            <text:p>94</text:p>
          </table:table-cell>
          <table:table-cell table:style-name="ce3" office:value-type="float" office:value="0.71434" calcext:value-type="float">
            <text:p>0,71434</text:p>
          </table:table-cell>
          <table:table-cell table:style-name="ce6" office:value-type="float" office:value="0.662927" calcext:value-type="float">
            <text:p>0,662927</text:p>
          </table:table-cell>
          <table:table-cell table:style-name="ce3" office:value-type="float" office:value="0.570118" calcext:value-type="float">
            <text:p>0,570118</text:p>
          </table:table-cell>
          <table:table-cell table:style-name="ce6" office:value-type="float" office:value="2.62031" calcext:value-type="float">
            <text:p>2,62031</text:p>
          </table:table-cell>
          <table:table-cell table:style-name="ce3" office:value-type="float" office:value="2.82935" calcext:value-type="float">
            <text:p>2,82935</text:p>
          </table:table-cell>
          <table:table-cell table:style-name="ce6" office:value-type="float" office:value="2.24957" calcext:value-type="float">
            <text:p>2,24957</text:p>
          </table:table-cell>
          <table:table-cell table:style-name="ce3" office:value-type="float" office:value="6.60482" calcext:value-type="float">
            <text:p>6,60482</text:p>
          </table:table-cell>
          <table:table-cell table:style-name="ce6" office:value-type="float" office:value="5.20041" calcext:value-type="float">
            <text:p>5,20041</text:p>
          </table:table-cell>
          <table:table-cell table:style-name="ce3" office:value-type="float" office:value="5.20163" calcext:value-type="float">
            <text:p>5,20163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8]+1" office:value-type="float" office:value="95" calcext:value-type="float">
            <text:p>95</text:p>
          </table:table-cell>
          <table:table-cell table:style-name="ce3" office:value-type="float" office:value="0.598896" calcext:value-type="float">
            <text:p>0,598896</text:p>
          </table:table-cell>
          <table:table-cell table:style-name="ce6" office:value-type="float" office:value="0.717878" calcext:value-type="float">
            <text:p>0,717878</text:p>
          </table:table-cell>
          <table:table-cell table:style-name="ce3" office:value-type="float" office:value="0.568112" calcext:value-type="float">
            <text:p>0,568112</text:p>
          </table:table-cell>
          <table:table-cell table:style-name="ce6" office:value-type="float" office:value="2.77717" calcext:value-type="float">
            <text:p>2,77717</text:p>
          </table:table-cell>
          <table:table-cell table:style-name="ce3" office:value-type="float" office:value="2.76091" calcext:value-type="float">
            <text:p>2,76091</text:p>
          </table:table-cell>
          <table:table-cell table:style-name="ce6" office:value-type="float" office:value="2.26435" calcext:value-type="float">
            <text:p>2,26435</text:p>
          </table:table-cell>
          <table:table-cell table:style-name="ce3" office:value-type="float" office:value="5.45092" calcext:value-type="float">
            <text:p>5,45092</text:p>
          </table:table-cell>
          <table:table-cell table:style-name="ce6" office:value-type="float" office:value="6.53666" calcext:value-type="float">
            <text:p>6,53666</text:p>
          </table:table-cell>
          <table:table-cell table:style-name="ce3" office:value-type="float" office:value="5.38664" calcext:value-type="float">
            <text:p>5,38664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99]+1" office:value-type="float" office:value="96" calcext:value-type="float">
            <text:p>96</text:p>
          </table:table-cell>
          <table:table-cell table:style-name="ce3" office:value-type="float" office:value="0.692559" calcext:value-type="float">
            <text:p>0,692559</text:p>
          </table:table-cell>
          <table:table-cell table:style-name="ce6" office:value-type="float" office:value="0.574874" calcext:value-type="float">
            <text:p>0,574874</text:p>
          </table:table-cell>
          <table:table-cell table:style-name="ce3" office:value-type="float" office:value="0.571068" calcext:value-type="float">
            <text:p>0,571068</text:p>
          </table:table-cell>
          <table:table-cell table:style-name="ce6" office:value-type="float" office:value="2.78751" calcext:value-type="float">
            <text:p>2,78751</text:p>
          </table:table-cell>
          <table:table-cell table:style-name="ce3" office:value-type="float" office:value="2.8763" calcext:value-type="float">
            <text:p>2,8763</text:p>
          </table:table-cell>
          <table:table-cell table:style-name="ce6" office:value-type="float" office:value="2.26164" calcext:value-type="float">
            <text:p>2,26164</text:p>
          </table:table-cell>
          <table:table-cell table:style-name="ce3" office:value-type="float" office:value="6.5149" calcext:value-type="float">
            <text:p>6,5149</text:p>
          </table:table-cell>
          <table:table-cell table:style-name="ce6" office:value-type="float" office:value="6.73125" calcext:value-type="float">
            <text:p>6,73125</text:p>
          </table:table-cell>
          <table:table-cell table:style-name="ce3" office:value-type="float" office:value="5.22457" calcext:value-type="float">
            <text:p>5,2245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00]+1" office:value-type="float" office:value="97" calcext:value-type="float">
            <text:p>97</text:p>
          </table:table-cell>
          <table:table-cell table:style-name="ce3" office:value-type="float" office:value="0.65495" calcext:value-type="float">
            <text:p>0,65495</text:p>
          </table:table-cell>
          <table:table-cell table:style-name="ce6" office:value-type="float" office:value="0.573703" calcext:value-type="float">
            <text:p>0,573703</text:p>
          </table:table-cell>
          <table:table-cell table:style-name="ce3" office:value-type="float" office:value="0.571411" calcext:value-type="float">
            <text:p>0,571411</text:p>
          </table:table-cell>
          <table:table-cell table:style-name="ce6" office:value-type="float" office:value="2.62271" calcext:value-type="float">
            <text:p>2,62271</text:p>
          </table:table-cell>
          <table:table-cell table:style-name="ce3" office:value-type="float" office:value="2.80187" calcext:value-type="float">
            <text:p>2,80187</text:p>
          </table:table-cell>
          <table:table-cell table:style-name="ce6" office:value-type="float" office:value="2.26371" calcext:value-type="float">
            <text:p>2,26371</text:p>
          </table:table-cell>
          <table:table-cell table:style-name="ce3" office:value-type="float" office:value="6.2263" calcext:value-type="float">
            <text:p>6,2263</text:p>
          </table:table-cell>
          <table:table-cell table:style-name="ce6" office:value-type="float" office:value="6.68775" calcext:value-type="float">
            <text:p>6,68775</text:p>
          </table:table-cell>
          <table:table-cell table:style-name="ce3" office:value-type="float" office:value="5.8597" calcext:value-type="float">
            <text:p>5,8597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01]+1" office:value-type="float" office:value="98" calcext:value-type="float">
            <text:p>98</text:p>
          </table:table-cell>
          <table:table-cell table:style-name="ce3" office:value-type="float" office:value="0.688998" calcext:value-type="float">
            <text:p>0,688998</text:p>
          </table:table-cell>
          <table:table-cell table:style-name="ce6" office:value-type="float" office:value="0.572078" calcext:value-type="float">
            <text:p>0,572078</text:p>
          </table:table-cell>
          <table:table-cell table:style-name="ce3" office:value-type="float" office:value="0.564076" calcext:value-type="float">
            <text:p>0,564076</text:p>
          </table:table-cell>
          <table:table-cell table:style-name="ce6" office:value-type="float" office:value="2.80677" calcext:value-type="float">
            <text:p>2,80677</text:p>
          </table:table-cell>
          <table:table-cell table:style-name="ce3" office:value-type="float" office:value="2.24996" calcext:value-type="float">
            <text:p>2,24996</text:p>
          </table:table-cell>
          <table:table-cell table:style-name="ce6" office:value-type="float" office:value="2.27015" calcext:value-type="float">
            <text:p>2,27015</text:p>
          </table:table-cell>
          <table:table-cell table:style-name="ce3" office:value-type="float" office:value="5.62482" calcext:value-type="float">
            <text:p>5,62482</text:p>
          </table:table-cell>
          <table:table-cell table:style-name="ce6" office:value-type="float" office:value="6.51576" calcext:value-type="float">
            <text:p>6,51576</text:p>
          </table:table-cell>
          <table:table-cell table:style-name="ce3" office:value-type="float" office:value="5.20726" calcext:value-type="float">
            <text:p>5,20726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02]+1" office:value-type="float" office:value="99" calcext:value-type="float">
            <text:p>99</text:p>
          </table:table-cell>
          <table:table-cell table:style-name="ce3" office:value-type="float" office:value="0.595147" calcext:value-type="float">
            <text:p>0,595147</text:p>
          </table:table-cell>
          <table:table-cell table:style-name="ce6" office:value-type="float" office:value="0.566781" calcext:value-type="float">
            <text:p>0,566781</text:p>
          </table:table-cell>
          <table:table-cell table:style-name="ce3" office:value-type="float" office:value="0.563743" calcext:value-type="float">
            <text:p>0,563743</text:p>
          </table:table-cell>
          <table:table-cell table:style-name="ce6" office:value-type="float" office:value="2.41753" calcext:value-type="float">
            <text:p>2,41753</text:p>
          </table:table-cell>
          <table:table-cell table:style-name="ce3" office:value-type="float" office:value="2.77771" calcext:value-type="float">
            <text:p>2,77771</text:p>
          </table:table-cell>
          <table:table-cell table:style-name="ce6" office:value-type="float" office:value="2.25076" calcext:value-type="float">
            <text:p>2,25076</text:p>
          </table:table-cell>
          <table:table-cell table:style-name="ce3" office:value-type="float" office:value="5.84505" calcext:value-type="float">
            <text:p>5,84505</text:p>
          </table:table-cell>
          <table:table-cell table:style-name="ce6" office:value-type="float" office:value="5.22815" calcext:value-type="float">
            <text:p>5,22815</text:p>
          </table:table-cell>
          <table:table-cell table:style-name="ce3" office:value-type="float" office:value="5.21902" calcext:value-type="float">
            <text:p>5,21902</text:p>
          </table:table-cell>
          <table:table-cell table:number-columns-repeated="11"/>
        </table:table-row>
        <table:table-row table:style-name="ro1">
          <table:covered-table-cell table:style-name="ce3"/>
          <table:table-cell table:style-name="ce13" table:formula="of:=[.B103]+1" office:value-type="float" office:value="100" calcext:value-type="float">
            <text:p>100</text:p>
          </table:table-cell>
          <table:table-cell table:style-name="ce3" office:value-type="float" office:value="0.694982" calcext:value-type="float">
            <text:p>0,694982</text:p>
          </table:table-cell>
          <table:table-cell table:style-name="ce6" office:value-type="float" office:value="0.720779" calcext:value-type="float">
            <text:p>0,720779</text:p>
          </table:table-cell>
          <table:table-cell table:style-name="ce3" office:value-type="float" office:value="0.572388" calcext:value-type="float">
            <text:p>0,572388</text:p>
          </table:table-cell>
          <table:table-cell table:style-name="ce6" office:value-type="float" office:value="2.44647" calcext:value-type="float">
            <text:p>2,44647</text:p>
          </table:table-cell>
          <table:table-cell table:style-name="ce3" office:value-type="float" office:value="2.2579" calcext:value-type="float">
            <text:p>2,2579</text:p>
          </table:table-cell>
          <table:table-cell table:style-name="ce6" office:value-type="float" office:value="2.75401" calcext:value-type="float">
            <text:p>2,75401</text:p>
          </table:table-cell>
          <table:table-cell table:style-name="ce3" office:value-type="float" office:value="6.47576" calcext:value-type="float">
            <text:p>6,47576</text:p>
          </table:table-cell>
          <table:table-cell table:style-name="ce6" office:value-type="float" office:value="5.20802" calcext:value-type="float">
            <text:p>5,20802</text:p>
          </table:table-cell>
          <table:table-cell table:style-name="ce3" office:value-type="float" office:value="5.24199" calcext:value-type="float">
            <text:p>5,24199</text:p>
          </table:table-cell>
          <table:table-cell table:number-columns-repeated="11"/>
        </table:table-row>
        <table:table-row table:style-name="ro1" table:number-rows-repeated="104847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 SEBASTIEN</meta:initial-creator>
    <meta:creation-date>2016-11-15T11:31:01.570848839</meta:creation-date>
    <dc:date>2016-11-15T14:25:18.367783358</dc:date>
    <dc:creator>COLL SEBASTIEN</dc:creator>
    <meta:editing-duration>PT22M42S</meta:editing-duration>
    <meta:editing-cycles>5</meta:editing-cycles>
    <meta:generator>LibreOffice/4.3.3.2$Linux_X86_64 LibreOffice_project/430m0$Build-2</meta:generator>
    <meta:document-statistic meta:table-count="2" meta:cell-count="14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inor-inner="true" chart:tick-marks-min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legend chart:legend-position="end" svg:x="13.346cm" svg:y="4.203cm" style:legend-expansion="high" chart:style-name="ch2"/>
        <chart:plot-area chart:style-name="ch3" table:cell-range-address="Parallel.M4:Parallel.V4" chart:data-source-has-labels="column" svg:x="1.331cm" svg:y="0.18cm" svg:width="11.695cm" svg:height="7.664cm">
          <chartooo:coordinate-region svg:x="1.767cm" svg:y="0.38cm" svg:width="11.259cm" svg:height="6.817cm"/>
          <chart:axis chart:dimension="x" chart:name="primary-x" chart:style-name="ch4">
            <chart:title svg:x="5.811cm" svg:y="8.024cm" chart:style-name="ch5">
              <text:p>Nombre de points</text:p>
            </chart:title>
          </chart:axis>
          <chart:axis chart:dimension="y" chart:name="primary-y" chart:style-name="ch6">
            <chart:title svg:x="0.451cm" svg:y="5.644cm" chart:style-name="ch7">
              <text:p>Temps d'exécution (s)</text:p>
            </chart:title>
            <chart:grid chart:style-name="ch8" chart:class="major"/>
          </chart:axis>
          <chart:series chart:style-name="ch9" chart:values-cell-range-address="Parallel.N4:Parallel.V4" chart:label-cell-address="Parallel.M4:Parallel.M4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oyenne (s)</text:p>
                <draw:g>
                  <svg:desc>Parallel.M4:Parallel.M4</svg:desc>
                </draw:g>
              </table:table-cell>
              <table:table-cell office:value-type="float" office:value="0.6595788">
                <text:p>0.6595788</text:p>
                <draw:g>
                  <svg:desc>Parallel.N4:Parallel.V4</svg:desc>
                </draw:g>
              </table:table-cell>
              <table:table-cell office:value-type="float" office:value="0.61345514">
                <text:p>0.61345514</text:p>
              </table:table-cell>
              <table:table-cell office:value-type="float" office:value="0.5777854">
                <text:p>0.5777854</text:p>
              </table:table-cell>
              <table:table-cell office:value-type="float" office:value="2.6599105">
                <text:p>2.6599105</text:p>
              </table:table-cell>
              <table:table-cell office:value-type="float" office:value="2.4898918">
                <text:p>2.4898918</text:p>
              </table:table-cell>
              <table:table-cell office:value-type="float" office:value="2.2919505">
                <text:p>2.2919505</text:p>
              </table:table-cell>
              <table:table-cell office:value-type="float" office:value="6.1701356">
                <text:p>6.1701356</text:p>
              </table:table-cell>
              <table:table-cell office:value-type="float" office:value="5.572437">
                <text:p>5.572437</text:p>
              </table:table-cell>
              <table:table-cell office:value-type="float" office:value="5.3227792">
                <text:p>5.3227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